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21000000219D2A68013E942861.png" manifest:media-type="image/png"/>
  <manifest:file-entry manifest:full-path="Pictures/10000B8F00000369000003695830D8CCC9936610.svg" manifest:media-type="image/svg+xml"/>
  <manifest:file-entry manifest:full-path="Pictures/10000201000000F8000000CC7F5EF23D27FEF8D0.png" manifest:media-type="image/png"/>
  <manifest:file-entry manifest:full-path="Pictures/1000020100000200000002001D02C9C581C0479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Bitter" svg:font-family="Bitter"/>
    <style:font-face style:name="Roboto1" svg:font-family="Roboto"/>
    <style:font-face style:name="Liberation Serif1" svg:font-family="'Liberation Serif'" style:font-family-generic="roman"/>
    <style:font-face style:name="Liberation Sans3" svg:font-family="'Liberation Sans'" style:font-family-generic="swiss"/>
    <style:font-face style:name="Arial1" svg:font-family="Arial" style:font-pitch="variable"/>
    <style:font-face style:name="Bitter1" svg:font-family="Bitter"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Roboto2" svg:font-family="Roboto" style:font-pitch="variable"/>
    <style:font-face style:name="Roboto5" svg:font-family="Roboto" style:font-adornments="Bold" style:font-pitch="variable"/>
    <style:font-face style:name="Roboto3" svg:font-family="Roboto" style:font-adornments="Regular" style:font-pitch="variable"/>
    <style:font-face style:name="Roboto Condensed3" svg:font-family="'Roboto Condensed'" style:font-pitch="variable"/>
    <style:font-face style:name="Roboto Condensed1" svg:font-family="'Roboto Condensed'" style:font-adornments="Regular" style:font-pitch="variable"/>
    <style:font-face style:name="源ノ角ゴシック Bold2"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Arial2"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3" svg:font-family="'Noto Sans CJK SC Regular'" style:font-family-generic="roman" style:font-pitch="variable"/>
    <style:font-face style:name="Roboto" svg:font-family="Roboto" style:font-family-generic="roman" style:font-pitch="variable"/>
    <style:font-face style:name="Roboto6" svg:font-family="Roboto" style:font-adornments="Bold" style:font-family-generic="roman" style:font-pitch="variable"/>
    <style:font-face style:name="Roboto4" svg:font-family="Roboto" style:font-adornments="Regular" style:font-family-generic="roman" style:font-pitch="variable"/>
    <style:font-face style:name="Roboto Condensed2" svg:font-family="'Roboto Condensed'" style:font-family-generic="roman" style:font-pitch="variable"/>
    <style:font-face style:name="Roboto Condensed" svg:font-family="'Roboto Condensed'" style:font-adornments="Regular"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ource Sans Pro1" svg:font-family="'Source Sans Pro'" style:font-adornments="標準"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1.025cm" fo:min-width="8.675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55%" draw:green="66%" draw:blue="66%" fo:clip="rect(0cm, 0cm, 0cm, 0cm)" draw:image-opacity="100%" style:mirror="none"/>
    </style:style>
    <style:style style:name="gr3" style:family="graphic" style:parent-style-name="standard">
      <style:graphic-properties draw:stroke="none" draw:fill="none" fo:min-height="0.746cm"/>
      <style:paragraph-properties style:writing-mode="lr-tb"/>
    </style:style>
    <style:style style:name="gr4" style:family="graphic">
      <style:graphic-properties style:protect="size"/>
    </style:style>
    <style:style style:name="gr5" style:family="graphic" style:parent-style-name="standard">
      <style:graphic-properties draw:stroke="none" draw:fill-color="#dddddd" draw:opacity="100%" draw:textarea-horizontal-align="justify" draw:textarea-vertical-align="middle" draw:auto-grow-height="false" fo:min-height="2.622cm" fo:min-width="7.188cm"/>
    </style:style>
    <style:style style:name="gr6" style:family="graphic" style:parent-style-name="standard">
      <style:graphic-properties draw:stroke="none" svg:stroke-color="#000000" draw:fill="none" draw:fill-color="#ffffff" draw:textarea-horizontal-align="left" draw:auto-grow-height="true" draw:auto-grow-width="true" fo:min-height="2.625cm" fo:min-width="7.262cm"/>
      <style:paragraph-properties style:writing-mode="lr-tb"/>
    </style:style>
    <style:style style:name="gr7" style:family="graphic" style:parent-style-name="standard">
      <style:graphic-properties draw:stroke="none" draw:fill-color="#dddddd" draw:opacity="100%" draw:textarea-horizontal-align="justify" draw:textarea-vertical-align="middle" draw:auto-grow-height="false" fo:min-height="3.814cm" fo:min-width="6.796cm"/>
    </style:style>
    <style:style style:name="gr8" style:family="graphic" style:parent-style-name="standard">
      <style:graphic-properties draw:stroke="none" svg:stroke-color="#000000" draw:fill="none" draw:fill-color="#ffffff" draw:textarea-horizontal-align="left" draw:auto-grow-height="true" draw:auto-grow-width="true" fo:min-height="3.306cm" fo:min-width="6.866cm"/>
      <style:paragraph-properties style:writing-mode="lr-tb"/>
    </style:style>
    <style:style style:name="gr9" style:family="graphic" style:parent-style-name="standard">
      <style:graphic-properties draw:stroke="none" draw:fill-color="#dddddd" draw:opacity="100%" draw:textarea-horizontal-align="justify" draw:textarea-vertical-align="middle" draw:auto-grow-height="false" fo:min-height="4.031cm" fo:min-width="6.752cm"/>
    </style:style>
    <style:style style:name="gr10" style:family="graphic" style:parent-style-name="standard">
      <style:graphic-properties draw:stroke="none" svg:stroke-color="#000000" draw:fill="none" draw:fill-color="#ffffff" draw:textarea-horizontal-align="left" draw:auto-grow-height="true" draw:auto-grow-width="true" fo:min-height="3.281cm" fo:min-width="6.84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06cm" fo:min-width="6.822cm"/>
      <style:paragraph-properties style:writing-mode="lr-tb"/>
    </style:style>
    <style:style style:name="gr12" style:family="graphic" style:parent-style-name="standard">
      <style:graphic-properties draw:stroke="none" draw:fill-color="#dddddd" draw:opacity="100%" draw:textarea-horizontal-align="justify" draw:textarea-vertical-align="middle" draw:auto-grow-height="false" fo:min-height="4.267cm" fo:min-width="8.374cm"/>
    </style:style>
    <style:style style:name="gr13" style:family="graphic" style:parent-style-name="standard">
      <style:graphic-properties draw:stroke="none" svg:stroke-color="#000000" draw:fill="none" draw:fill-color="#ffffff" draw:textarea-horizontal-align="left" draw:auto-grow-height="true" draw:auto-grow-width="true" fo:min-height="3.281cm" fo:min-width="8.37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6cm" fo:min-width="8.162cm"/>
      <style:paragraph-properties style:writing-mode="lr-tb"/>
    </style:style>
    <style:style style:name="gr15" style:family="graphic" style:parent-style-name="standard">
      <style:graphic-properties draw:stroke="none" draw:fill-color="#dddddd" draw:opacity="100%" draw:textarea-horizontal-align="justify" draw:textarea-vertical-align="middle" draw:auto-grow-height="false" fo:min-height="2.742cm" fo:min-width="6.796cm"/>
    </style:style>
    <style:style style:name="gr16" style:family="graphic" style:parent-style-name="standard">
      <style:graphic-properties draw:stroke="none" svg:stroke-color="#000000" draw:fill="none" draw:fill-color="#ffffff" draw:textarea-horizontal-align="left" draw:auto-grow-height="true" draw:auto-grow-width="true" fo:min-height="0.85cm" fo:min-width="6.308cm"/>
      <style:paragraph-properties style:writing-mode="lr-tb"/>
    </style:style>
    <style:style style:name="gr17" style:family="graphic" style:parent-style-name="standard">
      <style:graphic-properties draw:stroke="none" draw:fill="none" fo:min-height="1.251cm"/>
      <style:paragraph-properties style:writing-mode="lr-tb"/>
    </style:style>
    <style:style style:name="gr18" style:family="graphic" style:parent-style-name="standard">
      <style:graphic-properties draw:stroke="none" draw:fill="none" fo:min-height="0.766cm"/>
      <style:paragraph-properties style:writing-mode="lr-tb"/>
    </style:style>
    <style:style style:name="gr19" style:family="graphic" style:parent-style-name="standard">
      <style:graphic-properties draw:stroke="none" draw:fill="none" fo:min-height="1.313cm"/>
      <style:paragraph-properties style:writing-mode="lr-tb"/>
    </style:style>
    <style:style style:name="gr20" style:family="graphic" style:parent-style-name="standard">
      <style:graphic-properties draw:stroke="none" draw:fill="none" fo:min-height="1.753cm"/>
      <style:paragraph-properties style:writing-mode="lr-tb"/>
    </style:style>
    <style:style style:name="gr21" style:family="graphic" style:parent-style-name="standard">
      <style:graphic-properties draw:stroke="none" draw:fill-color="#dddddd" draw:opacity="100%" draw:textarea-horizontal-align="justify" draw:textarea-vertical-align="middle" draw:auto-grow-height="false" fo:min-height="1.37cm" fo:min-width="8.374cm"/>
    </style:style>
    <style:style style:name="gr22" style:family="graphic" style:parent-style-name="standard">
      <style:graphic-properties draw:stroke="none" svg:stroke-color="#000000" draw:fill="none" draw:fill-color="#ffffff" draw:textarea-horizontal-align="left" draw:auto-grow-height="true" draw:auto-grow-width="true" fo:min-height="1.661cm" fo:min-width="8.374cm"/>
      <style:paragraph-properties style:writing-mode="lr-tb"/>
    </style:style>
    <style:style style:name="gr23" style:family="graphic" style:parent-style-name="standard">
      <style:graphic-properties draw:stroke="none" draw:fill="none" fo:min-height="0.832cm"/>
      <style:paragraph-properties style:writing-mode="lr-tb"/>
    </style:style>
    <style:style style:name="gr24" style:family="graphic" style:parent-style-name="standard">
      <style:graphic-properties draw:stroke="none" draw:fill="none" fo:min-height="0.787cm"/>
      <style:paragraph-properties style:writing-mode="lr-tb"/>
    </style:style>
    <style:style style:name="gr25" style:family="graphic" style:parent-style-name="objectwithoutfill">
      <style:graphic-properties svg:stroke-color="#ff514e" draw:marker-end="Arrow" draw:marker-end-width="0.3cm" draw:fill="none" draw:textarea-vertical-align="middle"/>
    </style:style>
    <style:style style:name="gr26" style:family="graphic" style:parent-style-name="standard">
      <style:graphic-properties draw:stroke="none" draw:fill="none" fo:min-height="1.169cm"/>
      <style:paragraph-properties style:writing-mode="lr-tb"/>
    </style:style>
    <style:style style:name="gr27" style:family="graphic" style:parent-style-name="objectwithoutfill">
      <style:graphic-properties svg:stroke-width="0.035cm" svg:stroke-color="#005462" draw:marker-start-width="0.252cm" draw:marker-end="Arrow" draw:marker-end-width="0.352cm" draw:fill="none" draw:textarea-vertical-align="middle" fo:padding-top="0.142cm" fo:padding-bottom="0.142cm" fo:padding-left="0.267cm" fo:padding-right="0.267cm"/>
    </style:style>
    <style:style style:name="gr28" style:family="graphic" style:parent-style-name="standard">
      <style:graphic-properties draw:stroke="none" draw:fill="none" fo:min-height="1.678cm"/>
      <style:paragraph-properties style:writing-mode="lr-tb"/>
    </style:style>
    <style:style style:name="gr29" style:family="graphic" style:parent-style-name="objectwithoutfill">
      <style:graphic-properties svg:stroke-width="0.035cm" svg:stroke-color="#005462"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solid" svg:stroke-color="#005462" draw:fill-color="#ff514e" draw:opacity="100%"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746cm" fo:min-width="0.31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46cm" fo:min-width="0.713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746cm" fo:min-width="0.713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0.712cm" fo:min-width="0.70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46cm" fo:min-width="0.16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746cm" fo:min-width="0.35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585cm" fo:min-width="3.5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585cm" fo:min-width="3.99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696cm" fo:min-width="1.29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46cm" fo:min-width="1.06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0.696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3.726cm" fo:min-width="11.055cm"/>
      <style:paragraph-properties style:writing-mode="lr-tb"/>
    </style:style>
    <style:style style:name="gr43" style:family="graphic" style:parent-style-name="standard" style:list-style-name="L1">
      <style:graphic-properties draw:stroke="none" draw:fill="none" fo:min-height="1.678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89cm" fo:min-width="0.408cm"/>
      <style:paragraph-properties style:writing-mode="lr-tb"/>
    </style:style>
    <style:style style:name="gr45" style:family="graphic" style:parent-style-name="objectwithoutfill">
      <style:graphic-properties svg:stroke-width="0.035cm" svg:stroke-color="#005462" draw:marker-start-width="0.252cm" draw:marker-end="" draw:marker-end-width="0.352cm" draw:fill="none" draw:textarea-vertical-align="middle" fo:padding-top="0.142cm" fo:padding-bottom="0.142cm" fo:padding-left="0.267cm" fo:padding-right="0.267cm"/>
    </style:style>
    <style:style style:name="gr46" style:family="graphic" style:parent-style-name="standard">
      <style:graphic-properties draw:stroke="none" svg:stroke-color="#000000" draw:fill="none" draw:fill-color="#ffffff" draw:textarea-horizontal-align="left" draw:auto-grow-height="true" draw:auto-grow-width="true" fo:min-height="0.889cm" fo:min-width="0.442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0.746cm" fo:min-width="0.70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585cm" fo:min-width="2.756cm"/>
      <style:paragraph-properties style:writing-mode="lr-tb"/>
    </style:style>
    <style:style style:name="gr49" style:family="graphic" style:parent-style-name="objectwithoutfill">
      <style:graphic-properties svg:stroke-width="0.081cm" svg:stroke-color="#ff514e"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textarea-horizontal-align="left" draw:auto-grow-height="true" draw:auto-grow-width="true" fo:min-height="0.746cm" fo:min-width="2.21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889cm" fo:min-width="2.67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85cm" fo:min-width="6.83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89cm" fo:min-width="3.91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46cm" fo:min-width="3.312cm"/>
      <style:paragraph-properties style:writing-mode="lr-tb"/>
    </style:style>
    <style:style style:name="gr55" style:family="graphic" style:parent-style-name="standard">
      <style:graphic-properties draw:stroke="none" draw:fill="none" fo:min-height="1.492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46cm" fo:min-width="0.97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46cm" fo:min-width="4.54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46cm" fo:min-width="3.93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85cm" fo:min-width="6.41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89cm" fo:min-width="5.881cm"/>
      <style:paragraph-properties style:writing-mode="lr-tb"/>
    </style:style>
    <style:style style:name="gr61" style:family="graphic" style:parent-style-name="standard">
      <style:graphic-properties draw:stroke="none" draw:fill-color="#dddddd" draw:opacity="100%" draw:textarea-horizontal-align="justify" draw:textarea-vertical-align="middle" draw:auto-grow-height="false" fo:min-height="2.471cm" fo:min-width="7.079cm"/>
    </style:style>
    <style:style style:name="gr62" style:family="graphic" style:parent-style-name="standard">
      <style:graphic-properties draw:stroke="none" svg:stroke-color="#000000" draw:fill="none" draw:fill-color="#ffffff" draw:textarea-horizontal-align="left" draw:auto-grow-height="true" draw:auto-grow-width="true" fo:min-height="0.889cm" fo:min-width="4.595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889cm" fo:min-width="5.433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46cm" fo:min-width="4.90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5.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4.286cm"/>
      <style:paragraph-properties style:writing-mode="lr-tb"/>
    </style:style>
    <style:style style:name="gr67" style:family="graphic" style:parent-style-name="objectwithoutfill">
      <style:graphic-properties svg:stroke-width="0.053cm" svg:stroke-color="#ff514e" draw:marker-start-width="0.279cm" draw:marker-end-width="0.279cm" draw:fill="none" draw:textarea-vertical-align="middle" fo:padding-top="0.151cm" fo:padding-bottom="0.151cm" fo:padding-left="0.276cm" fo:padding-right="0.276cm"/>
    </style:style>
    <style:style style:name="gr68" style:family="graphic" style:parent-style-name="standard">
      <style:graphic-properties draw:stroke="none" svg:stroke-color="#000000" draw:fill="none" draw:fill-color="#ffffff" draw:textarea-horizontal-align="left" draw:auto-grow-height="true" draw:auto-grow-width="true" fo:min-height="0.585cm" fo:min-width="4.341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889cm" fo:min-width="0.417cm"/>
      <style:paragraph-properties style:writing-mode="lr-tb"/>
    </style:style>
    <style:style style:name="gr70" style:family="graphic" style:parent-style-name="standard">
      <style:graphic-properties draw:stroke="none" draw:fill="none" fo:min-height="0.747cm"/>
      <style:paragraph-properties style:writing-mode="lr-tb"/>
    </style:style>
    <style:style style:name="gr71" style:family="graphic" style:parent-style-name="objectwithoutfill">
      <style:graphic-properties svg:stroke-color="#005462" draw:fill="none" draw:textarea-vertical-align="middle"/>
    </style:style>
    <style:style style:name="gr72" style:family="graphic" style:parent-style-name="standard">
      <style:graphic-properties draw:stroke="none" svg:stroke-color="#000000" draw:fill="none" draw:fill-color="#ffffff" draw:textarea-horizontal-align="left" draw:auto-grow-height="true" draw:auto-grow-width="false" fo:min-height="0.923cm" fo:min-width="0cm"/>
      <style:paragraph-properties style:writing-mode="lr-tb"/>
    </style:style>
    <style:style style:name="gr73" style:family="graphic" style:parent-style-name="standard">
      <style:graphic-properties draw:stroke="none" draw:fill="none" fo:min-height="9.289cm"/>
      <style:paragraph-properties style:writing-mode="lr-tb"/>
    </style:style>
    <style:style style:name="gr74" style:family="graphic" style:parent-style-name="standard">
      <style:graphic-properties draw:stroke="none" svg:stroke-width="0cm" draw:fill="none" draw:textarea-vertical-align="top" draw:auto-grow-height="false" draw:fit-to-size="false" style:shrink-to-fit="false" fo:min-height="5.263cm" fo:min-width="25.575cm" fo:padding-top="0.254cm" fo:padding-bottom="0.254cm" fo:padding-left="0.254cm" fo:padding-right="0.254cm" fo:wrap-option="wrap"/>
      <style:paragraph-properties style:writing-mode="lr-tb"/>
    </style:style>
    <style:style style:name="gr75" style:family="graphic" style:parent-style-name="standard">
      <style:graphic-properties draw:stroke="none" svg:stroke-width="0cm" draw:fill="none" draw:textarea-vertical-align="top" draw:auto-grow-height="false" draw:fit-to-size="false" style:shrink-to-fit="false" fo:min-height="0.475cm" fo:min-width="6.932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254cm" svg:stroke-color="#005462" draw:marker-start-width="0.762cm" draw:marker-end-width="0.762cm" draw:stroke-linejoin="miter" draw:fill="none" draw:fill-color="#005462" draw:textarea-vertical-align="bottom" draw:auto-grow-height="false" draw:fit-to-size="false" style:shrink-to-fit="false" fo:min-height="3.181cm" fo:padding-top="0.381cm" fo:padding-bottom="0.381cm" fo:padding-left="0.381cm" fo:padding-right="0.381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tandard-title">
      <style:graphic-properties draw:auto-grow-height="true" fo:min-height="1.997cm"/>
      <style:paragraph-properties style:writing-mode="lr-tb"/>
    </style:style>
    <style:style style:name="pr5" style:family="presentation" style:parent-style-name="standard-notes">
      <style:graphic-properties draw:fill-color="#ffffff" draw:auto-grow-height="true" fo:min-height="11.429cm"/>
      <style:paragraph-properties style:writing-mode="lr-tb"/>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draw:fill-color="#005462"/>
      <style:paragraph-properties fo:margin-left="0cm" fo:margin-right="0cm" fo:margin-top="0cm" fo:margin-bottom="0cm" fo:line-height="100%" fo:text-align="center" fo:text-indent="0cm" style:writing-mode="lr-tb" style:font-independent-line-spacing="true"/>
      <style:text-properties fo:color="#005462" style:font-name="Roboto2" fo:font-size="36pt" fo:font-weight="bold" style:font-size-asian="36pt" style:font-weight-asian="bold" style:font-size-complex="36pt" style:font-weight-complex="bold"/>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style:font-name="Roboto2" fo:font-size="23.2000007629395pt"/>
    </style:style>
    <style:style style:name="P4" style:family="paragraph">
      <style:paragraph-properties fo:margin-left="0cm" fo:margin-right="0cm" fo:margin-top="0cm" fo:margin-bottom="0cm" fo:line-height="100%" fo:text-align="center" fo:text-indent="0cm" style:writing-mode="lr-tb"/>
      <style:text-properties fo:color="#637e82" style:font-name="Roboto2" fo:font-size="11.6000003814697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637e82" style:font-name="Roboto2" fo:font-size="11.6000003814697pt"/>
    </style:style>
    <style:style style:name="P6" style:family="paragraph">
      <loext:graphic-properties draw:fill="none"/>
      <style:paragraph-properties fo:text-align="center"/>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color="#637e82" style:font-name="Roboto2" fo:font-size="18pt" style:font-size-asian="18pt" style:font-size-complex="18pt"/>
    </style:style>
    <style:style style:name="P9" style:family="paragraph">
      <style:paragraph-properties fo:margin-left="0cm" fo:margin-right="0cm" fo:margin-top="0cm" fo:margin-bottom="0cm" fo:line-height="100%" fo:text-align="start" fo:text-indent="0cm" style:writing-mode="lr-tb"/>
      <style:text-properties fo:color="#637e82" style:font-name="Roboto2" fo:font-size="11.6000003814697pt"/>
    </style:style>
    <style:style style:name="P10" style:family="paragraph">
      <loext:graphic-properties draw:fill="none" draw:fill-color="#ffffff"/>
      <style:paragraph-properties fo:text-align="start" style:writing-mode="lr-tb" style:font-independent-line-spacing="true"/>
      <style:text-properties fo:font-size="11pt"/>
    </style:style>
    <style:style style:name="P11" style:family="paragraph">
      <style:paragraph-properties fo:text-align="start" style:text-autospace="ideograph-alpha" style:punctuation-wrap="hanging">
        <style:tab-stops/>
      </style:paragraph-properties>
    </style:style>
    <style:style style:name="P12" style:family="paragraph">
      <style:paragraph-properties fo:text-align="start" style:text-autospace="ideograph-alpha" style:punctuation-wrap="hanging" style:writing-mode="lr-tb">
        <style:tab-stops/>
      </style:paragraph-properties>
    </style:style>
    <style:style style:name="P13" style:family="paragraph">
      <loext:graphic-properties draw:fill-color="#dddddd" draw:opacity="100%"/>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style:writing-mode="lr-tb"/>
      <style:text-properties fo:color="#005462" style:font-name="Roboto2" fo:font-size="16pt" fo:font-style="normal" style:font-size-asian="16pt" style:font-style-asian="normal" style:font-size-complex="16pt" style:font-style-complex="normal"/>
    </style:style>
    <style:style style:name="P16" style:family="paragraph">
      <loext:graphic-properties draw:fill="none" draw:fill-color="#ffffff"/>
      <style:paragraph-properties style:writing-mode="lr-tb"/>
      <style:text-properties fo:color="#005462" style:font-name="Roboto2" fo:font-size="16pt" fo:font-style="normal" fo:font-weight="bold" style:font-size-asian="16pt" style:font-style-asian="normal" style:font-weight-asian="bold" style:font-size-complex="16pt" style:font-style-complex="normal" style:font-weight-complex="bold"/>
    </style:style>
    <style:style style:name="P17" style:family="paragraph">
      <loext:graphic-properties draw:fill="none"/>
      <style:paragraph-properties style:writing-mode="lr-tb"/>
      <style:text-properties fo:color="#ff514e" fo:font-size="14pt" fo:font-weight="normal" style:font-size-asian="14pt" style:font-weight-asian="normal" style:font-size-complex="14pt" style:font-weight-complex="normal"/>
    </style:style>
    <style:style style:name="P18" style:family="paragraph">
      <loext:graphic-properties draw:fill="none"/>
      <style:paragraph-properties style:writing-mode="lr-tb"/>
      <style:text-properties fo:color="#ff514e" fo:font-size="14pt" style:font-size-asian="14pt" style:font-size-complex="14pt"/>
    </style:style>
    <style:style style:name="P19" style:family="paragraph">
      <loext:graphic-properties draw:fill="none"/>
      <style:paragraph-properties style:writing-mode="lr-tb"/>
      <style:text-properties fo:color="#ff514e" style:font-name="Roboto2" fo:font-size="14pt" fo:font-weight="normal" style:font-size-asian="14pt" style:font-weight-asian="normal" style:font-size-complex="14pt" style:font-weight-complex="normal"/>
    </style:style>
    <style:style style:name="P20" style:family="paragraph">
      <loext:graphic-properties draw:fill-color="#ffffff"/>
      <style:paragraph-properties style:writing-mode="lr-tb"/>
      <style:text-properties fo:font-size="24pt"/>
    </style:style>
    <style:style style:name="P21" style:family="paragraph">
      <style:paragraph-properties fo:margin-top="0.42cm" fo:margin-bottom="0.35cm" fo:text-align="start"/>
    </style:style>
    <style:style style:name="P22" style:family="paragraph">
      <loext:graphic-properties draw:fill="none"/>
      <style:paragraph-properties fo:margin-top="0.42cm" fo:margin-bottom="0.35cm" fo:text-align="start" style:writing-mode="lr-tb"/>
      <style:text-properties fo:color="#005462" style:font-name="Roboto2" fo:font-size="20pt" style:font-size-asian="20pt" style:font-size-complex="20pt"/>
    </style:style>
    <style:style style:name="P23" style:family="paragraph">
      <style:paragraph-properties fo:margin-left="0cm" fo:margin-right="0cm" fo:margin-top="0cm" fo:margin-bottom="0cm" fo:line-height="100%" fo:text-align="start" fo:text-indent="0cm"/>
    </style:style>
    <style:style style:name="P24" style:family="paragraph">
      <loext:graphic-properties draw:fill="none"/>
      <style:paragraph-properties fo:margin-top="0.42cm" fo:margin-bottom="0.35cm" fo:text-align="start" style:writing-mode="lr-tb"/>
      <style:text-properties fo:color="#005462" style:font-name="Roboto2" fo:font-size="16pt" style:font-size-asian="16pt" style:font-size-complex="16pt"/>
    </style:style>
    <style:style style:name="P25" style:family="paragraph">
      <loext:graphic-properties draw:fill-color="#ff514e" draw:opacity="100%"/>
      <style:paragraph-properties fo:text-align="center"/>
    </style:style>
    <style:style style:name="P26" style:family="paragraph">
      <loext:graphic-properties draw:fill="none" draw:fill-color="#ffffff"/>
      <style:paragraph-properties style:writing-mode="lr-tb"/>
      <style:text-properties fo:color="#005462" style:font-name="Roboto2" fo:font-style="italic" fo:font-weight="bold" style:font-style-asian="italic" style:font-weight-asian="bold" style:font-style-complex="italic" style:font-weight-complex="bold"/>
    </style:style>
    <style:style style:name="P27" style:family="paragraph">
      <loext:graphic-properties draw:fill="none" draw:fill-color="#ffffff"/>
      <style:paragraph-properties style:writing-mode="lr-tb"/>
      <style:text-properties fo:color="#005462" style:font-name="Roboto2" fo:font-weight="normal" style:font-weight-asian="normal" style:font-weight-complex="normal"/>
    </style:style>
    <style:style style:name="P28" style:family="paragraph">
      <loext:graphic-properties draw:fill="none" draw:fill-color="#ffffff"/>
      <style:paragraph-properties style:writing-mode="lr-tb"/>
      <style:text-properties fo:color="#005462" style:font-name="Roboto2"/>
    </style:style>
    <style:style style:name="P29" style:family="paragraph">
      <loext:graphic-properties draw:fill="none" draw:fill-color="#ffffff"/>
      <style:paragraph-properties style:writing-mode="lr-tb"/>
      <style:text-properties fo:color="#005462" style:font-name="Roboto2" fo:font-style="normal" style:font-style-asian="normal" style:font-style-complex="normal"/>
    </style:style>
    <style:style style:name="P30" style:family="paragraph">
      <loext:graphic-properties draw:fill="none" draw:fill-color="#ffffff"/>
      <style:paragraph-properties style:writing-mode="lr-tb"/>
      <style:text-properties fo:color="#005462" style:font-name="Roboto Condensed3" fo:font-size="14pt" style:font-size-asian="14pt" style:font-size-complex="14pt"/>
    </style:style>
    <style:style style:name="P31" style:family="paragraph">
      <loext:graphic-properties draw:fill="none" draw:fill-color="#ffffff"/>
      <style:paragraph-properties style:writing-mode="lr-tb"/>
      <style:text-properties fo:color="#ff514e" style:font-name="Roboto2" fo:font-weight="bold" style:font-weight-asian="bold" style:font-weight-complex="bold"/>
    </style:style>
    <style:style style:name="P32" style:family="paragraph">
      <loext:graphic-properties draw:fill="non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3" style:family="paragraph">
      <style:text-properties fo:color="#005462"/>
    </style:style>
    <style:style style:name="P34" style:family="paragraph">
      <loext:graphic-properties draw:fill="none" draw:fill-color="#ffffff"/>
      <style:paragraph-properties style:writing-mode="lr-tb"/>
      <style:text-properties fo:color="#005462" style:font-name="Roboto2" fo:font-weight="bold" style:font-weight-asian="bold" style:font-weight-complex="bold"/>
    </style:style>
    <style:style style:name="P35" style:family="paragraph">
      <loext:graphic-properties draw:fill="none" draw:fill-color="#ffffff"/>
      <style:paragraph-properties style:writing-mode="lr-tb"/>
      <style:text-properties fo:color="#637e82" style:font-name="Roboto2" fo:font-weight="normal" style:font-weight-asian="normal" style:font-weight-complex="normal"/>
    </style:style>
    <style:style style:name="P36" style:family="paragraph">
      <loext:graphic-properties draw:fill="none"/>
    </style:style>
    <style:style style:name="P37" style:family="paragraph">
      <style:text-properties style:font-name="Roboto2" fo:font-weight="bold" style:font-weight-asian="bold" style:font-weight-complex="bold"/>
    </style:style>
    <style:style style:name="P38" style:family="paragraph">
      <loext:graphic-properties draw:fill="none" draw:fill-color="#ffffff"/>
      <style:paragraph-properties style:writing-mode="lr-tb"/>
      <style:text-properties fo:color="#005462" style:font-name="Roboto2" fo:font-size="14pt" fo:font-weight="bold" style:font-size-asian="14pt" style:font-weight-asian="bold" style:font-size-complex="14pt" style:font-weight-complex="bold"/>
    </style:style>
    <style:style style:name="P39" style:family="paragraph">
      <style:text-properties style:font-name="Roboto2" fo:font-weight="normal" style:font-weight-asian="normal" style:font-weight-complex="normal"/>
    </style:style>
    <style:style style:name="P40" style:family="paragraph">
      <loext:graphic-properties draw:fill="none" draw:fill-color="#ffffff"/>
      <style:paragraph-properties style:writing-mode="lr-tb"/>
      <style:text-properties fo:color="#005462" style:font-name="Roboto2" fo:font-size="14pt" fo:font-weight="normal" style:font-size-asian="14pt" style:font-weight-asian="normal" style:font-size-complex="14pt" style:font-weight-complex="normal"/>
    </style:style>
    <style:style style:name="P41" style:family="paragraph">
      <loext:graphic-properties draw:fill="none" draw:fill-color="#ffffff"/>
      <style:paragraph-properties style:writing-mode="lr-tb"/>
      <style:text-properties fo:color="#ff514e" style:font-name="Roboto2" fo:font-weight="normal" style:font-weight-asian="normal" style:font-weight-complex="normal"/>
    </style:style>
    <style:style style:name="P42" style:family="paragraph">
      <loext:graphic-properties draw:fill="none" draw:fill-color="#ffffff"/>
      <style:paragraph-properties style:writing-mode="lr-tb"/>
      <style:text-properties fo:color="#ff514e" style:font-name="Roboto2" fo:font-style="normal" style:font-style-asian="normal" style:font-style-complex="normal"/>
    </style:style>
    <style:style style:name="P43" style:family="paragraph">
      <loext:graphic-properties draw:fill="none" draw:fill-color="#ffffff"/>
      <style:paragraph-properties style:writing-mode="lr-tb"/>
      <style:text-properties fo:color="#ff514e" style:font-name="Roboto2"/>
    </style:style>
    <style:style style:name="P44" style:family="paragraph">
      <loext:graphic-properties draw:fill="none"/>
      <style:paragraph-properties style:writing-mode="lr-tb"/>
    </style:style>
    <style:style style:name="P45" style:family="paragraph">
      <style:paragraph-properties style:writing-mode="lr-tb"/>
    </style:style>
    <style:style style:name="P46" style:family="paragraph">
      <loext:graphic-properties draw:fill="none" draw:fill-color="#ffffff"/>
      <style:paragraph-properties style:writing-mode="lr-tb"/>
      <style:text-properties fo:color="#005462" style:font-name="Roboto2" fo:font-size="20pt" fo:font-weight="normal" style:font-size-asian="20pt" style:font-weight-asian="normal" style:font-size-complex="20pt" style:font-weight-complex="normal"/>
    </style:style>
    <style:style style:name="P47" style:family="paragraph">
      <loext:graphic-properties draw:fill="none"/>
      <style:paragraph-properties style:writing-mode="lr-tb"/>
      <style:text-properties fo:color="#ff514e"/>
    </style:style>
    <style:style style:name="P48" style:family="paragraph">
      <loext:graphic-properties draw:fill-color="#ffffff"/>
      <style:paragraph-properties style:writing-mode="lr-tb"/>
    </style:style>
    <style:style style:name="P49" style:family="paragraph">
      <loext:graphic-properties draw:fill="none"/>
      <style:paragraph-properties style:writing-mode="lr-tb"/>
      <style:text-properties fo:font-size="18pt"/>
    </style:style>
    <style:style style:name="P50" style:family="paragraph">
      <style:paragraph-properties fo:margin-left="0cm" fo:margin-right="0cm" fo:margin-top="0cm" fo:margin-bottom="0cm" fo:line-height="100%" fo:text-align="center" fo:text-indent="0cm" style:writing-mode="lr-tb"/>
      <style:text-properties style:font-name="Roboto2" fo:font-size="23.2000007629395pt" style:font-size-asian="28pt" style:font-size-complex="28pt"/>
    </style:style>
    <style:style style:name="P51"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Roboto2" fo:font-size="23.2000007629395pt" style:font-size-asian="28pt" style:font-size-complex="28pt"/>
    </style:style>
    <style:style style:name="P52" style:family="paragraph">
      <style:paragraph-properties fo:margin-left="0cm" fo:margin-right="0cm" fo:margin-top="0cm" fo:margin-bottom="0cm" fo:line-height="100%" fo:text-align="center" fo:text-indent="0cm" style:writing-mode="lr-tb"/>
      <style:text-properties style:font-name="Roboto2" fo:font-size="11.6000003814697pt"/>
    </style:style>
    <style:style style:name="P53"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Roboto2" fo:font-size="11.6000003814697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637e82" style:font-name="Roboto2" fo:font-size="11.6000003814697pt"/>
    </style:style>
    <style:style style:name="T1" style:family="text">
      <style:text-properties fo:font-variant="normal" fo:text-transform="none" fo:color="#005462" style:text-line-through-style="none" style:text-line-through-type="none" style:text-position="0% 100%" style:font-name="Roboto2" fo:font-size="36pt" fo:letter-spacing="normal" fo:font-style="normal" style:text-underline-style="none" fo:font-weight="bold" style:font-name-asian="Bitter" style:font-size-asian="36pt" style:font-style-asian="normal" style:font-weight-asian="bold" style:font-name-complex="Bitter" style:font-size-complex="36pt" style:font-style-complex="normal" style:font-weight-complex="bold"/>
    </style:style>
    <style:style style:name="T2" style:family="text">
      <style:text-properties fo:font-variant="normal" fo:text-transform="none" fo:color="#005462" style:text-line-through-style="none" style:text-line-through-type="none" style:text-position="0% 100%" style:font-name="Roboto2" fo:font-size="36pt" fo:letter-spacing="normal" fo:font-style="normal" style:text-underline-style="none" fo:font-weight="normal" style:font-name-asian="Bitter" style:font-size-asian="36pt" style:font-style-asian="normal" style:font-weight-asian="normal" style:font-name-complex="Bitter" style:font-size-complex="36pt" style:font-style-complex="normal" style:font-weight-complex="normal"/>
    </style:style>
    <style:style style:name="T3" style:family="text">
      <style:text-properties fo:font-variant="normal" fo:text-transform="none" fo:color="#005462" style:text-line-through-style="none" style:text-line-through-type="none" style:text-position="0% 100%" style:font-name="Roboto2" fo:font-size="28pt" fo:letter-spacing="normal" fo:font-style="normal" style:text-underline-style="none" fo:font-weight="normal" style:font-name-asian="Bitter" style:font-size-asian="28pt" style:font-style-asian="normal" style:font-weight-asian="normal" style:font-name-complex="Bitter" style:font-size-complex="28pt" style:font-style-complex="normal" style:font-weight-complex="normal"/>
    </style:style>
    <style:style style:name="T4" style:family="text">
      <style:text-properties fo:font-variant="normal" fo:text-transform="none" fo:color="#637e82" style:text-line-through-style="none" style:text-line-through-type="none" style:text-position="0% 100%" style:font-name="Roboto2" fo:font-size="18pt" fo:letter-spacing="normal" fo:font-style="normal" style:text-underline-style="none" fo:font-weight="normal" style:font-name-asian="Bitter" style:font-size-asian="18pt" style:font-style-asian="normal" style:font-weight-asian="normal" style:font-name-complex="Bitter" style:font-size-complex="18pt" style:font-style-complex="normal" style:font-weight-complex="normal"/>
    </style:style>
    <style:style style:name="T5" style:family="text">
      <style:text-properties fo:color="#637e82" style:font-name="Roboto2" fo:font-size="18pt" style:font-size-asian="18pt" style:font-size-complex="18pt"/>
    </style:style>
    <style:style style:name="T6" style:family="text">
      <style:text-properties fo:color="#005462" style:font-name="Roboto2" fo:font-size="16pt" fo:font-weight="normal" style:font-size-asian="16pt" style:font-weight-asian="normal" style:font-size-complex="16pt" style:font-weight-complex="normal"/>
    </style:style>
    <style:style style:name="T7" style:family="text">
      <style:text-properties fo:color="#005462" style:font-name="Roboto2" fo:font-size="16pt" fo:font-weight="bold" style:font-size-asian="16pt" style:font-weight-asian="bold" style:font-size-complex="16pt" style:font-weight-complex="bold"/>
    </style:style>
    <style:style style:name="T8" style:family="text">
      <style:text-properties fo:color="#005462" style:font-name="Roboto2"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005462" style:font-name="Roboto2" fo:font-size="16pt" fo:font-style="italic" fo:font-weight="normal" style:font-size-asian="16pt" style:font-style-asian="italic" style:font-weight-asian="normal" style:font-size-complex="16pt" style:font-style-complex="italic" style:font-weight-complex="normal"/>
    </style:style>
    <style:style style:name="T10" style:family="text">
      <style:text-properties fo:color="#005462" style:font-name="Roboto2" fo:font-size="16pt" fo:font-style="normal" fo:font-weight="bold" style:font-size-asian="16pt" style:font-style-asian="normal" style:font-weight-asian="bold" style:font-size-complex="16pt" style:font-style-complex="normal" style:font-weight-complex="bold"/>
    </style:style>
    <style:style style:name="T11" style:family="text">
      <style:text-properties fo:color="#005462" style:font-name="Roboto2"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5462" style:text-outline="false" style:text-line-through-style="none" style:text-line-through-type="none" style:text-position="0% 100%" style:font-name="Roboto2" fo:font-size="16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5462" style:text-outline="false" style:text-line-through-style="none" style:text-line-through-type="none" style:text-position="0% 100%" style:font-name="Roboto2" fo:font-size="16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5462" style:text-outline="false" style:text-line-through-style="none" style:text-line-through-type="none" style:text-position="-33% 58%" style:font-name="Roboto2" fo:font-size="16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5462" style:text-outline="false" style:text-line-through-style="none" style:text-line-through-type="none" style:text-position="0% 100%" style:font-name="Roboto2" fo:font-size="16pt" fo:font-style="italic" fo:text-shadow="none" style:text-underline-style="none" fo:font-weight="bold" style:letter-kerning="true" style:font-name-asian="Liberation Sans3" style:font-size-asian="16pt" style:font-style-asian="italic" style:font-weight-asian="bold" style:font-name-complex="Liberation Sans3" style:font-size-complex="16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5462" style:text-outline="false" style:text-line-through-style="none" style:text-line-through-type="none" style:text-position="0% 100%" style:font-name="Roboto2" fo:font-size="16pt" fo:font-style="normal" fo:text-shadow="none" style:text-underline-style="none" fo:font-weight="bold" style:letter-kerning="true" style:font-name-asian="Liberation Serif1" style:font-size-asian="16pt" style:font-style-asian="normal" style:font-weight-asian="bold" style:font-name-complex="Liberation Serif1"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5462" style:text-outline="false" style:text-line-through-style="none" style:text-line-through-type="none" style:text-position="0% 100%" style:font-name="Roboto1" fo:font-size="16pt" fo:font-style="normal" fo:text-shadow="none" style:text-underline-style="none" fo:font-weight="bold" style:letter-kerning="true" style:font-name-asian="Roboto1" style:font-size-asian="16pt" style:font-style-asian="normal" style:font-weight-asian="bold" style:font-name-complex="Roboto1" style:font-size-complex="16pt" style:font-style-complex="normal" style:font-weight-complex="bold" style:text-emphasize="none" style:font-relief="none" style:text-overline-style="none" style:text-overline-color="font-color"/>
    </style:style>
    <style:style style:name="T18" style:family="text">
      <style:text-properties fo:color="#ff514e" style:font-name="Roboto2"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fo:color="#ff514e" style:font-name="Roboto2" fo:font-size="14pt" fo:font-style="italic" fo:font-weight="normal" style:font-size-asian="14pt" style:font-style-asian="italic" style:font-weight-asian="normal" style:font-size-complex="14pt" style:font-style-complex="italic" style:font-weight-complex="normal"/>
    </style:style>
    <style:style style:name="T20" style:family="text">
      <style:text-properties fo:color="#ff514e" style:text-position="-33% 58%" style:font-name="Roboto2"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color="#ff514e" style:font-name="Liberation Sans3"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2" style:family="text">
      <style:text-properties fo:color="#ff514e" style:text-position="33% 58%" style:font-name="Liberation Sans3"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23" style:family="text">
      <style:text-properties fo:color="#ff514e" style:text-position="0% 100%" style:font-name="Liberation Sans3"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4" style:family="text">
      <style:text-properties fo:color="#ff514e" style:text-position="0% 100%" style:font-name="Liberation Sans3"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25" style:family="text">
      <style:text-properties fo:color="#ff514e" style:text-position="0% 100%" style:font-name="Roboto2"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color="#ff514e" style:text-position="0% 100%" style:font-name="Roboto2"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fo:color="#ff514e" style:text-position="-33% 58%" style:font-name="Roboto2"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color="#ff514e" style:font-name="Roboto2"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29" style:family="text">
      <style:text-properties fo:color="#ff514e" style:text-position="33% 58%" style:font-name="Roboto2"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30" style:family="text">
      <style:text-properties fo:color="#ff514e" style:text-position="0% 100%" style:font-name="Roboto2" fo:font-size="14pt" fo:font-style="normal"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31" style:family="text">
      <style:text-properties fo:color="#ff514e" style:text-position="0% 100%" style:font-name="Roboto2" fo:font-size="14pt" fo:font-style="italic" fo:font-weight="normal" style:font-name-asian="Liberation Sans3" style:font-size-asian="14pt" style:font-style-asian="italic" style:font-weight-asian="normal" style:font-name-complex="Liberation Sans3" style:font-size-complex="14pt" style:font-style-complex="italic" style:font-weight-complex="normal"/>
    </style:style>
    <style:style style:name="T32" style:family="text">
      <style:text-properties fo:font-variant="normal" fo:text-transform="none" fo:color="#ff514e" style:text-outline="false" style:text-line-through-style="none" style:text-line-through-type="none" style:text-position="0% 100%" style:font-name="Roboto2" fo:font-size="14pt" fo:font-style="normal" fo:text-shadow="none" style:text-underline-style="none" fo:font-weight="normal" style:letter-kerning="true" style:font-name-asian="Liberation Sans3" style:font-size-asian="14pt" style:font-style-asian="normal" style:font-weight-asian="normal" style:font-name-complex="Liberation Sans3" style:font-size-complex="14pt" style:font-style-complex="normal" style:font-weight-complex="normal" style:text-emphasize="none" style:font-relief="none" style:text-overline-style="none" style:text-overline-color="font-color"/>
    </style:style>
    <style:style style:name="T33" style:family="text">
      <style:text-properties fo:color="#ff514e" style:font-name="Roboto2" fo:font-size="14pt" fo:font-weight="normal" style:font-size-asian="14pt" style:font-weight-asian="normal" style:font-size-complex="14pt" style:font-weight-complex="normal"/>
    </style:style>
    <style:style style:name="T34" style:family="text">
      <style:text-properties fo:color="#ff514e" style:font-name="Roboto2" fo:font-size="14pt"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color="#ff514e" style:font-name="Roboto2" fo:font-size="14pt" fo:font-style="italic" style:text-underline-style="none" fo:font-weight="normal" style:font-size-asian="14pt" style:font-style-asian="italic" style:font-weight-asian="normal" style:font-size-complex="14pt" style:font-style-complex="italic" style:font-weight-complex="normal"/>
    </style:style>
    <style:style style:name="T36" style:family="text">
      <style:text-properties fo:color="#ff514e" style:font-name="Roboto2" fo:font-size="14pt"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color="#005462" style:font-name="Roboto2" fo:font-size="20pt" style:font-size-asian="20pt" style:font-size-complex="20pt"/>
    </style:style>
    <style:style style:name="T38" style:family="text">
      <style:text-properties fo:color="#005462" style:font-name="Roboto2" fo:font-size="20pt" fo:font-style="italic" style:font-size-asian="20pt" style:font-style-asian="italic" style:font-size-complex="20pt" style:font-style-complex="italic"/>
    </style:style>
    <style:style style:name="T39" style:family="text">
      <style:text-properties fo:font-variant="normal" fo:text-transform="none" fo:color="#005462"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5462" style:text-outline="false" style:text-line-through-style="none" style:text-line-through-type="none"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5462"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5462"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3" style:family="text">
      <style:text-properties fo:color="#005462" style:font-name="Roboto2" fo:font-style="italic" fo:font-weight="bold" style:font-style-asian="italic" style:font-weight-asian="bold" style:font-style-complex="italic" style:font-weight-complex="bold"/>
    </style:style>
    <style:style style:name="T44" style:family="text">
      <style:text-properties fo:color="#005462" style:font-name="Roboto2" fo:font-weight="normal" style:font-weight-asian="normal" style:font-weight-complex="normal"/>
    </style:style>
    <style:style style:name="T45" style:family="text">
      <style:text-properties fo:color="#005462" style:font-name="Roboto2"/>
    </style:style>
    <style:style style:name="T46" style:family="text">
      <style:text-properties fo:color="#005462" fo:font-style="normal" style:font-style-asian="normal" style:font-style-complex="normal"/>
    </style:style>
    <style:style style:name="T47" style:family="text">
      <style:text-properties fo:color="#005462" style:font-name="Roboto Condensed3" fo:font-size="14pt" style:font-size-asian="14pt" style:font-size-complex="14pt"/>
    </style:style>
    <style:style style:name="T48" style:family="text">
      <style:text-properties fo:color="#005462" style:text-position="0% 100%" style:font-name="Roboto Condensed3" fo:font-size="14pt" fo:font-style="italic" style:font-size-asian="14pt" style:font-style-asian="italic" style:font-size-complex="14pt" style:font-style-complex="italic"/>
    </style:style>
    <style:style style:name="T49" style:family="text">
      <style:text-properties fo:color="#005462" style:text-position="-33% 58%" style:font-name="Roboto Condensed3" fo:font-size="14pt" style:font-size-asian="14pt" style:font-size-complex="14pt"/>
    </style:style>
    <style:style style:name="T50" style:family="text">
      <style:text-properties fo:color="#005462" style:text-position="0% 100%" style:font-name="Roboto Condensed3" fo:font-size="14pt" style:font-size-asian="14pt" style:font-size-complex="14pt"/>
    </style:style>
    <style:style style:name="T51" style:family="text">
      <style:text-properties fo:color="#ff514e" style:font-name="Roboto2" fo:font-weight="bold" style:font-weight-asian="bold" style:font-weight-complex="bold"/>
    </style:style>
    <style:style style:name="T52" style:family="text">
      <style:text-properties fo:color="#ff514e" style:font-name="Roboto2" fo:font-weight="normal" style:font-weight-asian="normal" style:font-weight-complex="normal"/>
    </style:style>
    <style:style style:name="T53" style:family="text">
      <style:text-properties fo:font-variant="normal" fo:text-transform="none" fo:color="#005462" style:text-outline="false" style:text-line-through-style="none" style:text-line-through-type="none" style:text-position="-33% 58%" style:font-name="Roboto1" fo:font-size="16pt" fo:font-style="normal" fo:text-shadow="none" style:text-underline-style="none" fo:font-weight="normal" style:letter-kerning="true" style:font-name-asian="Roboto1" style:font-size-asian="16pt" style:font-style-asian="normal" style:font-weight-asian="normal" style:font-name-complex="Roboto1" style:font-size-complex="16pt" style:font-style-complex="normal" style:font-weight-complex="normal" style:text-emphasize="none" style:font-relief="none" style:text-overline-style="none" style:text-overline-color="font-color"/>
    </style:style>
    <style:style style:name="T54" style:family="text">
      <style:text-properties fo:color="#005462" style:text-position="-33% 58%" style:font-name="Roboto2" fo:font-style="italic" fo:font-weight="bold" style:font-style-asian="italic" style:font-weight-asian="bold" style:font-style-complex="italic" style:font-weight-complex="bold"/>
    </style:style>
    <style:style style:name="T55" style:family="text">
      <style:text-properties fo:color="#005462" style:text-position="0% 100%" style:font-name="Roboto2" fo:font-style="italic" fo:font-weight="bold" style:font-style-asian="italic" style:font-weight-asian="bold" style:font-style-complex="italic" style:font-weight-complex="bold"/>
    </style:style>
    <style:style style:name="T56" style:family="text">
      <style:text-properties fo:color="#005462" style:font-name="Roboto2" fo:font-style="normal" style:font-style-asian="normal" style:font-style-complex="normal"/>
    </style:style>
    <style:style style:name="T57" style:family="text">
      <style:text-properties fo:color="#637e82" style:font-name="Roboto2" fo:font-weight="normal" style:font-weight-asian="normal" style:font-weight-complex="normal"/>
    </style:style>
    <style:style style:name="T58" style:family="text">
      <style:text-properties fo:color="#005462" style:font-name="Roboto2" fo:font-weight="bold" style:font-weight-asian="bold" style:font-weight-complex="bold"/>
    </style:style>
    <style:style style:name="T59" style:family="text">
      <style:text-properties fo:color="#005462" style:text-position="0% 100%" style:font-name="Roboto2" fo:font-style="normal" fo:font-weight="bold" style:font-style-asian="normal" style:font-weight-asian="bold" style:font-style-complex="normal" style:font-weight-complex="bold"/>
    </style:style>
    <style:style style:name="T60" style:family="text">
      <style:text-properties fo:color="#005462" style:font-name="Roboto Condensed3" fo:font-size="14pt" fo:font-style="italic" style:font-size-asian="14pt" style:font-style-asian="italic" style:font-size-complex="14pt" style:font-style-complex="italic"/>
    </style:style>
    <style:style style:name="T61" style:family="text">
      <style:text-properties fo:font-variant="normal" fo:text-transform="none" fo:color="#005462"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fo:color="#005462" style:text-outline="false" style:text-line-through-style="none" style:text-line-through-type="none" style:text-position="0% 100%" style:font-name="Roboto2" fo:font-size="18pt" fo:font-style="italic" fo:text-shadow="none" style:text-underline-style="none" fo:font-weight="bold" style:letter-kerning="true" style:font-name-asian="Noto Sans CJK SC Regular"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63" style:family="text">
      <style:text-properties fo:font-variant="normal" fo:text-transform="none" fo:color="#005462" style:text-outline="false" style:text-line-through-style="none" style:text-line-through-type="none" style:text-position="-33% 58%" style:font-name="Roboto2" fo:font-size="18pt" fo:font-style="italic" fo:text-shadow="none" style:text-underline-style="none" fo:font-weight="bold" style:letter-kerning="true" style:font-name-asian="Noto Sans CJK SC Regular"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64" style:family="text">
      <style:text-properties fo:font-variant="normal" fo:text-transform="none" fo:color="#005462"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5462" style:text-outline="false" style:text-line-through-style="none" style:text-line-through-type="none" style:text-position="0% 100%" style:font-name="Roboto1" fo:font-size="18pt" fo:font-style="normal" fo:text-shadow="none" style:text-underline-style="none" fo:font-weight="bold" style:letter-kerning="true" style:font-name-asian="Roboto1" style:font-size-asian="18pt" style:font-style-asian="normal" style:font-weight-asian="bold" style:font-name-complex="Roboto1" style:font-size-complex="18pt" style:font-style-complex="normal" style:font-weight-complex="bold" style:text-emphasize="none" style:font-relief="none" style:text-overline-style="none" style:text-overline-color="font-color"/>
    </style:style>
    <style:style style:name="T66" style:family="text">
      <style:text-properties fo:font-variant="normal" fo:text-transform="none" fo:color="#005462" style:text-outline="false" style:text-line-through-style="none" style:text-line-through-type="none" style:text-position="-33% 58%" style:font-name="Roboto1" fo:font-size="18pt" fo:font-style="normal" fo:text-shadow="none" style:text-underline-style="none" fo:font-weight="bold" style:letter-kerning="true" style:font-name-asian="Roboto1" style:font-size-asian="18pt" style:font-style-asian="normal" style:font-weight-asian="bold" style:font-name-complex="Roboto1" style:font-size-complex="18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5462" style:text-outline="false" style:text-line-through-style="none" style:text-line-through-type="none" style:text-position="-33% 58%" style:font-name="Roboto2" fo:font-size="18pt" fo:font-style="normal" fo:text-shadow="none" style:text-underline-style="none" fo:font-weight="bold" style:letter-kerning="true" style:font-name-asian="Liberation Serif1" style:font-size-asian="18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68" style:family="text">
      <style:text-properties fo:color="#005462" style:font-name="Roboto2" fo:font-size="14pt" fo:font-weight="bold" style:font-size-asian="14pt" style:font-weight-asian="bold" style:font-size-complex="14pt" style:font-weight-complex="bold"/>
    </style:style>
    <style:style style:name="T69" style:family="text">
      <style:text-properties fo:color="#005462" style:font-name="Roboto2" fo:font-size="14pt" fo:font-weight="normal" style:font-size-asian="14pt" style:font-weight-asian="normal" style:font-size-complex="14pt" style:font-weight-complex="normal"/>
    </style:style>
    <style:style style:name="T70" style:family="text">
      <style:text-properties fo:color="#005462" style:font-name="Roboto2" fo:font-size="14pt" fo:font-style="italic" fo:font-weight="normal" style:font-size-asian="14pt" style:font-style-asian="italic" style:font-weight-asian="normal" style:font-size-complex="14pt" style:font-style-complex="italic" style:font-weight-complex="normal"/>
    </style:style>
    <style:style style:name="T71" style:family="text">
      <style:text-properties fo:color="#ff514e" fo:font-style="normal" style:font-style-asian="normal" style:font-style-complex="normal"/>
    </style:style>
    <style:style style:name="T72" style:family="text">
      <style:text-properties fo:color="#ff514e" style:font-name="Roboto2"/>
    </style:style>
    <style:style style:name="T73" style:family="text">
      <style:text-properties fo:color="#ff514e" style:font-name="Roboto2" fo:font-style="normal" style:font-style-asian="normal" style:font-style-complex="normal"/>
    </style:style>
    <style:style style:name="T74" style:family="text">
      <style:text-properties fo:color="#005462" style:font-name="Roboto2" fo:font-size="20pt" fo:font-weight="normal" style:font-size-asian="20pt" style:font-weight-asian="normal" style:font-size-complex="20pt" style:font-weight-complex="normal"/>
    </style:style>
    <style:style style:name="T75" style:family="text">
      <style:text-properties fo:color="#ff514e" style:font-name="Roboto2" fo:font-size="20pt" fo:font-weight="normal" style:font-size-asian="20pt" style:font-weight-asian="normal" style:font-size-complex="20pt" style:font-weight-complex="normal"/>
    </style:style>
    <style:style style:name="T76" style:family="text">
      <style:text-properties fo:color="#005462" style:font-name="Roboto2" fo:font-size="20pt" style:text-underline-style="solid" style:text-underline-width="auto" style:text-underline-color="font-color" fo:font-weight="normal" fo:background-color="transparent" style:font-size-asian="20pt" style:font-weight-asian="normal" style:font-size-complex="20pt" style:font-weight-complex="normal"/>
    </style:style>
    <style:style style:name="T77" style:family="text">
      <style:text-properties fo:font-variant="normal" fo:text-transform="none" fo:color="#ff514e" style:text-outline="false" style:text-line-through-style="none" style:text-line-through-type="none" style:font-name="Roboto2"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5462"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5462" style:text-line-through-style="none" style:text-line-through-type="none" style:text-position="0% 100%" style:font-name="Roboto2" fo:font-size="28pt" fo:letter-spacing="normal" fo:font-style="normal" style:text-underline-style="none" fo:font-weight="bold" style:font-name-asian="Bitter" style:font-size-asian="28pt" style:font-style-asian="normal" style:font-weight-asian="bold" style:font-name-complex="Bitter" style:font-size-complex="28pt" style:font-style-complex="normal" style:font-weight-complex="bold"/>
    </style:style>
    <style:style style:name="T80" style:family="text">
      <style:text-properties fo:font-variant="normal" fo:text-transform="none" fo:color="#ff514e" style:text-line-through-style="none" style:text-line-through-type="none" style:text-position="0% 100%" style:font-name="Roboto2" fo:font-size="28pt" fo:letter-spacing="normal" fo:font-style="normal" style:text-underline-style="none" fo:font-weight="normal" style:font-name-asian="Bitter" style:font-size-asian="28pt" style:font-style-asian="normal" style:font-weight-asian="normal" style:font-name-complex="Bitter" style:font-size-complex="28pt" style:font-style-complex="normal" style:font-weight-complex="normal"/>
    </style:style>
    <style:style style:name="T81" style:family="text">
      <style:text-properties fo:font-variant="normal" fo:text-transform="none" fo:color="#005462" style:text-line-through-style="none" style:text-line-through-type="none" style:text-position="0% 100%" style:font-name="Roboto2" fo:font-size="24pt" fo:letter-spacing="normal" fo:font-style="normal" style:text-underline-style="none" fo:font-weight="normal" style:font-name-asian="Bitter" style:font-size-asian="24pt" style:font-style-asian="normal" style:font-weight-asian="normal" style:font-name-complex="Bitter"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chöley – Survival Analysis</presentation:footer-decl>
      <presentation:date-time-decl presentation:name="dtd1" presentation:source="fixed">UR SS22 Week 6</presentation:date-time-decl>
      <draw:page draw:name="page1" draw:style-name="dp1" draw:master-page-name="title" presentation:presentation-page-layout-name="AL1T0" presentation:use-footer-name="ftr1" presentation:use-date-time-name="dtd1">
        <office:forms form:automatic-focus="false" form:apply-design-mode="false"/>
        <draw:frame draw:name="Shape 54" presentation:style-name="pr1" draw:text-style-name="P2" draw:layer="layout" svg:width="26.082cm" svg:height="3.238cm" svg:x="0.953cm" svg:y="3.359cm" presentation:class="title" presentation:user-transformed="true">
          <draw:text-box>
            <text:p text:style-name="P1"><text:span text:style-name="T1">Survival Analysis</text:span><text:span text:style-name="T1"><text:line-break/></text:span><text:span text:style-name="T2">Session 6: The Kaplan-Meier Estimator</text:span></text:p>
          </draw:text-box>
        </draw:frame>
        <draw:frame draw:name="Shape 55" presentation:style-name="pr2" draw:text-style-name="P3" draw:layer="layout" svg:width="26.082cm" svg:height="2.427cm" svg:x="0.953cm" svg:y="6.756cm" presentation:class="subtitle" presentation:user-transformed="true">
          <draw:text-box>
            <text:p text:style-name="P1"><text:span text:style-name="T3">Jonas Schöley</text:span></text:p>
          </draw:text-box>
        </draw:frame>
        <draw:custom-shape draw:name="Shape 61" draw:style-name="gr1" draw:text-style-name="P5" draw:layer="layout" svg:width="9.182cm" svg:height="1.532cm" svg:x="0.792cm" svg:y="14.47cm">
          <text:p text:style-name="P4"><text:span text:style-name="T4">j.schoeley@uni-</text:span><text:span text:style-name="T4">rostock.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33cm" svg:height="0.833cm" svg:x="0.437cm" svg:y="13.899cm">
          <draw:image xlink:href="Pictures/1000020100000200000002001D02C9C581C04795.png" xlink:type="simple" xlink:show="embed" xlink:actuate="onLoad" loext:mime-type="image/png">
            <text:p/>
          </draw:image>
        </draw:frame>
        <draw:frame draw:style-name="gr3" draw:text-style-name="P8" draw:layer="layout" svg:width="6.865cm" svg:height="0.996cm" svg:x="1.333cm" svg:y="13.862cm">
          <draw:text-box>
            <text:p text:style-name="P7"><text:span text:style-name="T5">0000-0002-3340-8518 </text:span></text:p>
          </draw:text-box>
        </draw:frame>
        <draw:frame draw:style-name="gr2" draw:text-style-name="P6" draw:layer="layout" svg:width="0.917cm" svg:height="0.754cm" svg:x="0.416cm" svg:y="12.909cm">
          <draw:image xlink:href="Pictures/10000201000000F8000000CC7F5EF23D27FEF8D0.png" xlink:type="simple" xlink:show="embed" xlink:actuate="onLoad" loext:mime-type="image/png">
            <text:p/>
          </draw:image>
        </draw:frame>
        <draw:custom-shape draw:name="Shape 61_0" draw:style-name="gr1" draw:text-style-name="P5" draw:layer="layout" svg:width="9.182cm" svg:height="1.532cm" svg:x="-1.408cm" svg:y="12.47cm">
          <text:p text:style-name="P4"><text:span text:style-name="T4">@j</text:span><text:span text:style-name="T4">sc</text:span><text:span text:style-name="T4">ho</text:span><text:span text:style-name="T4">ele</text:span><text:span text:style-name="T4">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72cm" svg:height="0.872cm" svg:x="0.398cm" svg:y="14.876cm">
          <draw:image xlink:href="Pictures/10000B8F00000369000003695830D8CCC9936610.svg" xlink:type="simple" xlink:show="embed" xlink:actuate="onLoad" loext:mime-type="image/svg+xml">
            <text:p/>
          </draw:image>
          <draw:image xlink:href="Pictures/1000020100000021000000219D2A68013E942861.png" xlink:type="simple" xlink:show="embed" xlink:actuate="onLoad" loext:mime-type="image/png"/>
        </draw:frame>
        <draw:custom-shape draw:name="Shape 61_1" draw:style-name="gr1" draw:text-style-name="P5" draw:layer="layout" svg:width="9.182cm" svg:height="1.532cm" svg:x="19.892cm" svg:y="14.47cm">
          <text:p text:style-name="P9"><text:span text:style-name="T4">C</text:span><text:span text:style-name="T4">C</text:span><text:span text:style-name="T4">-</text:span><text:span text:style-name="T4">B</text:span><text:span text:style-name="T4">Y</text:span><text:span text:style-name="T4"> </text:span><text:span text:style-name="T4">J</text:span><text:span text:style-name="T4">o</text:span><text:span text:style-name="T4">n</text:span><text:span text:style-name="T4">a</text:span><text:span text:style-name="T4">s </text:span><text:span text:style-name="T4">S</text:span><text:span text:style-name="T4">c</text:span><text:span text:style-name="T4">h</text:span><text:span text:style-name="T4">ö</text:span><text:span text:style-name="T4">l</text:span><text:span text:style-name="T4">e</text:span><text:span text:style-name="T4">y </text:span><text:span text:style-name="T4">2</text:span><text:span text:style-name="T4">0</text:span><text:span text:style-name="T4">2</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4" draw:layer="layout" svg:width="13.968cm" svg:height="10.476cm" svg:x="3.81cm" svg:y="2.123cm" draw:page-number="1" presentation:class="page"/>
          <draw:frame draw:name="Shape 52" presentation:style-name="pr3" draw:text-style-name="P10" draw:layer="layout" svg:width="15.239cm" svg:height="11.429cm" svg:x="1.905cm" svg:y="12.065cm" presentation:class="notes" presentation:placeholder="true" presentation:user-transformed="true">
            <draw:text-box/>
          </draw:frame>
        </presentation:notes>
      </draw:page>
      <draw:page draw:name="page2"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Recap: Survival Identities</text:p>
          </draw:text-box>
        </draw:frame>
        <draw:custom-shape draw:style-name="gr5" draw:text-style-name="P13" draw:layer="layout" svg:width="7.688cm" svg:height="2.872cm" svg:x="1.208cm" svg:y="2.089cm">
          <text:p/>
          <draw:enhanced-geometry svg:viewBox="0 0 21600 21600" draw:type="rectangle" draw:enhanced-path="M 0 0 L 21600 0 21600 21600 0 21600 0 0 Z N"/>
        </draw:custom-shape>
        <draw:frame draw:style-name="gr6" draw:text-style-name="P15" draw:layer="layout" svg:width="7.762cm" svg:height="2.875cm" svg:x="1.134cm" svg:y="2.086cm">
          <draw:text-box>
            <text:p><text:span text:style-name="T6">In survival analysis we</text:span></text:p>
            <text:p><text:span text:style-name="T6">consider the random variable</text:span></text:p>
            <text:p><text:span text:style-name="T7">“</text:span><text:span text:style-name="T8">X</text:span><text:span text:style-name="T7">: Time until event”</text:span></text:p>
            <text:p text:style-name="P14"><text:span text:style-name="T9">x = 0.1 weeks, 2.3 weeks…</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custom-shape draw:style-name="gr9" draw:text-style-name="P13" draw:layer="layout" svg:width="7.252cm" svg:height="4.281cm" svg:x="10.336cm" svg:y="10.184cm">
          <text:p/>
          <draw:enhanced-geometry svg:viewBox="0 0 21600 21600" draw:type="rectangle" draw:enhanced-path="M 0 0 L 21600 0 21600 21600 0 21600 0 0 Z N"/>
        </draw:custom-shape>
        <draw:frame draw:style-name="gr10" draw:text-style-name="P15" draw:layer="layout" svg:width="7.347cm" svg:height="3.531cm" svg:x="10.266cm" svg:y="10.184cm">
          <draw:text-box>
            <text:p><text:span text:style-name="T10">S(</text:span><text:span text:style-name="T8">x</text:span><text:span text:style-name="T10">): Survival function</text:span></text:p>
            <text:p><text:span text:style-name="T11"/></text:p>
            <text:p><text:span text:style-name="T11">The probability of </text:span><text:span text:style-name="T9">not</text:span></text:p>
            <text:p><text:span text:style-name="T11">experiencing the event until</text:span></text:p>
            <text:p><text:span text:style-name="T11">time </text:span><text:span text:style-name="T9">x</text:span><text:span text:style-name="T11">.</text:span></text:p>
          </draw:text-box>
        </draw:frame>
        <draw:frame draw:style-name="gr11" draw:text-style-name="P15" draw:layer="layout" svg:width="7.322cm" svg:height="1.656cm" svg:x="10.266cm" svg:y="13.587cm">
          <draw:text-box>
            <text:p><text:span text:style-name="T10">S(</text:span><text:span text:style-name="T8">x</text:span><text:span text:style-name="T10">) = P(</text:span><text:span text:style-name="T8">X</text:span><text:span text:style-name="T10">&gt;</text:span><text:span text:style-name="T8">x</text:span><text:span text:style-name="T10">)</text:span></text:p>
            <text:p text:style-name="P14"><text:span text:style-name="T12"/></text:p>
          </draw:text-box>
        </draw:frame>
        <draw:custom-shape draw:style-name="gr12" draw:text-style-name="P13" draw:layer="layout" svg:width="8.874cm" svg:height="4.517cm" svg:x="18.882cm" svg:y="4.842cm">
          <text:p/>
          <draw:enhanced-geometry svg:viewBox="0 0 21600 21600" draw:type="rectangle" draw:enhanced-path="M 0 0 L 21600 0 21600 21600 0 21600 0 0 Z N"/>
        </draw:custom-shape>
        <draw:frame draw:style-name="gr13" draw:text-style-name="P15" draw:layer="layout" svg:width="8.874cm" svg:height="3.531cm" svg:x="18.812cm" svg:y="4.842cm">
          <draw:text-box>
            <text:p><text:span text:style-name="T10">h(</text:span><text:span text:style-name="T8">x</text:span><text:span text:style-name="T10">): Hazard function</text:span></text:p>
            <text:p><text:span text:style-name="T11">The instantaneous rate</text:span></text:p>
            <text:p><text:span text:style-name="T11">of new events at time </text:span><text:span text:style-name="T9">x</text:span></text:p>
            <text:p><text:span text:style-name="T11">among those who did not</text:span></text:p>
            <text:p><text:span text:style-name="T11">experience the event yet.</text:span></text:p>
          </draw:text-box>
        </draw:frame>
        <draw:frame draw:style-name="gr14" draw:text-style-name="P16" draw:layer="layout" svg:width="8.662cm" svg:height="1.036cm" svg:x="18.812cm" svg:y="8.323cm">
          <draw:text-box>
            <text:p><text:span text:style-name="T10">h(</text:span><text:span text:style-name="T8">x</text:span><text:span text:style-name="T10">) =</text:span><text:span text:style-name="T13"> lim</text:span><text:span text:style-name="T14">h→0</text:span><text:span text:style-name="T13"> P(</text:span><text:span text:style-name="T15">x</text:span><text:span text:style-name="T16">≤</text:span><text:span text:style-name="T15">X</text:span><text:span text:style-name="T17">&lt;</text:span><text:span text:style-name="T15">x</text:span><text:span text:style-name="T13">+h|</text:span><text:span text:style-name="T15">X</text:span><text:span text:style-name="T16">≥</text:span><text:span text:style-name="T15">x</text:span><text:span text:style-name="T13">)/h</text:span></text:p>
          </draw:text-box>
        </draw:frame>
        <draw:custom-shape draw:style-name="gr15" draw:text-style-name="P13" draw:layer="layout" svg:width="7.296cm" svg:height="2.992cm" svg:x="4.432cm" svg:y="5.79cm">
          <text:p/>
          <draw:enhanced-geometry svg:viewBox="0 0 21600 21600" draw:type="rectangle" draw:enhanced-path="M 0 0 L 21600 0 21600 21600 0 21600 0 0 Z N"/>
        </draw:custom-shape>
        <draw:frame draw:style-name="gr8" draw:text-style-name="P15" draw:layer="layout" svg:width="7.366cm" svg:height="3.556cm" svg:x="4.362cm" svg:y="5.79cm">
          <draw:text-box>
            <text:p><text:span text:style-name="T10">f(</text:span><text:span text:style-name="T8">x</text:span><text:span text:style-name="T10">): Density function</text:span></text:p>
            <text:p><text:span text:style-name="T11">The relative likelihood of</text:span></text:p>
            <text:p><text:span text:style-name="T11">experiencing the event</text:span></text:p>
            <text:p><text:span text:style-name="T11">around time </text:span><text:span text:style-name="T9">x.</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custom-shape draw:style-name="gr7" draw:text-style-name="P13" draw:layer="layout" svg:width="7.296cm" svg:height="4.064cm" svg:x="0.432cm" svg:y="10.39cm">
          <text:p/>
          <draw:enhanced-geometry svg:viewBox="0 0 21600 21600" draw:type="rectangle" draw:enhanced-path="M 0 0 L 21600 0 21600 21600 0 21600 0 0 Z N"/>
        </draw:custom-shape>
        <draw:frame draw:style-name="gr8" draw:text-style-name="P15" draw:layer="layout" svg:width="7.366cm" svg:height="3.556cm" svg:x="0.362cm" svg:y="10.39cm">
          <draw:text-box>
            <text:p><text:span text:style-name="T10">F(</text:span><text:span text:style-name="T8">x</text:span><text:span text:style-name="T10">): Distribution function</text:span></text:p>
            <text:p><text:span text:style-name="T9">aka Cumulative function</text:span></text:p>
            <text:p><text:span text:style-name="T11">The probability of</text:span></text:p>
            <text:p><text:span text:style-name="T11">experiencing the event until</text:span></text:p>
            <text:p><text:span text:style-name="T11">time </text:span><text:span text:style-name="T9">x</text:span><text:span text:style-name="T11">.</text:span></text:p>
          </draw:text-box>
        </draw:frame>
        <draw:frame draw:style-name="gr16" draw:text-style-name="P15" draw:layer="layout" svg:width="6.808cm" svg:height="1.1cm" svg:x="0.412cm" svg:y="13.624cm">
          <draw:text-box>
            <text:p><text:span text:style-name="T10">F(</text:span><text:span text:style-name="T8">x</text:span><text:span text:style-name="T10">) = P(</text:span><text:span text:style-name="T8">X</text:span><text:span text:style-name="T10">≤</text:span><text:span text:style-name="T8">x</text:span><text:span text:style-name="T10">)</text:span></text:p>
          </draw:text-box>
        </draw:frame>
        <draw:frame draw:style-name="gr17" draw:text-style-name="P17" draw:layer="layout" svg:width="3.749cm" svg:height="1.501cm" svg:x="2.347cm" svg:y="9.168cm">
          <draw:text-box>
            <text:p><text:span text:style-name="T18">F(</text:span><text:span text:style-name="T19">x</text:span><text:span text:style-name="T18">)=</text:span><text:span text:style-name="T20">0</text:span><text:span text:style-name="T21">∫</text:span><text:span text:style-name="T22">x</text:span><text:span text:style-name="T23"> f(</text:span><text:span text:style-name="T24">x</text:span><text:span text:style-name="T23">) d</text:span><text:span text:style-name="T24">x</text:span></text:p>
          </draw:text-box>
        </draw:frame>
        <draw:frame draw:style-name="gr18" draw:text-style-name="P17" draw:layer="layout" svg:width="3.99cm" svg:height="1.016cm" svg:x="10.234cm" svg:y="8.956cm">
          <draw:text-box>
            <text:p><text:span text:style-name="T25">S(</text:span><text:span text:style-name="T26">x</text:span><text:span text:style-name="T25">)=</text:span><text:span text:style-name="T27">x</text:span><text:span text:style-name="T28">∫</text:span><text:span text:style-name="T29">Inf</text:span><text:span text:style-name="T30"> f(</text:span><text:span text:style-name="T31">x</text:span><text:span text:style-name="T30">) d</text:span><text:span text:style-name="T31">x</text:span></text:p>
          </draw:text-box>
        </draw:frame>
        <draw:frame draw:style-name="gr19" draw:text-style-name="P18" draw:layer="layout" svg:width="3.302cm" svg:height="1.563cm" svg:x="7.564cm" svg:y="11.899cm">
          <draw:text-box>
            <text:p><text:span text:style-name="T32">S(x)=1-F(x)</text:span></text:p>
          </draw:text-box>
        </draw:frame>
        <draw:frame draw:style-name="gr20" draw:text-style-name="P17" draw:layer="layout" svg:width="13.344cm" svg:height="2.003cm" svg:x="9.008cm" svg:y="2.34cm">
          <draw:text-box>
            <text:p><text:span text:style-name="T33">We express our <text:s/>knowledge about the </text:span><text:span text:style-name="T34">distribution of </text:span><text:span text:style-name="T35">X</text:span><text:span text:style-name="T34"> in any of these functions. Knowing any single function we can derive all other via the </text:span><text:span text:style-name="T36">Survival Identities</text:span><text:span text:style-name="T34">.</text:span></text:p>
          </draw:text-box>
        </draw:frame>
        <draw:custom-shape draw:style-name="gr21" draw:text-style-name="P13" draw:layer="layout" svg:width="8.874cm" svg:height="1.62cm" svg:x="18.883cm" svg:y="11.842cm">
          <text:p/>
          <draw:enhanced-geometry svg:viewBox="0 0 21600 21600" draw:type="rectangle" draw:enhanced-path="M 0 0 L 21600 0 21600 21600 0 21600 0 0 Z N"/>
        </draw:custom-shape>
        <draw:frame draw:style-name="gr22" draw:text-style-name="P15" draw:layer="layout" svg:width="8.874cm" svg:height="1.911cm" svg:x="18.813cm" svg:y="11.842cm">
          <draw:text-box>
            <text:p><text:span text:style-name="T10">H(</text:span><text:span text:style-name="T8">x</text:span><text:span text:style-name="T10">): Cumulative Hazard</text:span></text:p>
            <text:p><text:span text:style-name="T11">The integral of h(x).</text:span></text:p>
          </draw:text-box>
        </draw:frame>
        <draw:frame draw:style-name="gr23" draw:text-style-name="P19" draw:layer="layout" svg:width="3.99cm" svg:height="1.082cm" svg:x="17.526cm" svg:y="10.922cm">
          <draw:text-box>
            <text:p><text:span text:style-name="T18">H(</text:span><text:span text:style-name="T19">x</text:span><text:span text:style-name="T18">) = -log S(</text:span><text:span text:style-name="T19">x</text:span><text:span text:style-name="T18">)</text:span></text:p>
          </draw:text-box>
        </draw:frame>
        <draw:frame draw:style-name="gr24" draw:text-style-name="P17" draw:layer="layout" svg:width="4.556cm" svg:height="1.037cm" svg:x="21.87cm" svg:y="10.104cm">
          <draw:text-box>
            <text:p><text:span text:style-name="T18">H(</text:span><text:span text:style-name="T19">x</text:span><text:span text:style-name="T18">) = </text:span><text:span text:style-name="T20">0</text:span><text:span text:style-name="T28">∫</text:span><text:span text:style-name="T29">x</text:span><text:span text:style-name="T28"> </text:span><text:span text:style-name="T18">h(</text:span><text:span text:style-name="T19">x</text:span><text:span text:style-name="T18">) d</text:span><text:span text:style-name="T19">x</text:span></text:p>
          </draw:text-box>
        </draw:frame>
        <draw:line draw:style-name="gr25" draw:text-style-name="P6" draw:layer="layout" svg:x1="6.604cm" svg:y1="9.144cm" svg:x2="5.842cm" svg:y2="10.16cm">
          <text:p/>
        </draw:line>
        <draw:line draw:style-name="gr25" draw:text-style-name="P6" draw:layer="layout" svg:x1="8.305cm" svg:y1="11.744cm" svg:x2="9.86cm" svg:y2="11.776cm">
          <text:p/>
        </draw:line>
        <draw:line draw:style-name="gr25" draw:text-style-name="P6" draw:layer="layout" svg:x1="9.605cm" svg:y1="9.144cm" svg:x2="10.234cm" svg:y2="9.906cm">
          <text:p/>
        </draw:line>
        <draw:line draw:style-name="gr25" draw:text-style-name="P6" draw:layer="layout" svg:x1="17.705cm" svg:y1="12.144cm" svg:x2="18.642cm" svg:y2="12.144cm">
          <text:p/>
        </draw:line>
        <draw:line draw:style-name="gr25" draw:text-style-name="P6" draw:layer="layout" svg:x1="25.805cm" svg:y1="9.644cm" svg:x2="25.838cm" svg:y2="11.641cm">
          <text:p/>
        </draw:line>
        <draw:line draw:style-name="gr25" draw:text-style-name="P6" draw:layer="layout" svg:x1="17.629cm" svg:y1="9.905cm" svg:x2="18.288cm" svg:y2="9.169cm">
          <text:p/>
        </draw:line>
        <draw:frame draw:style-name="gr18" draw:text-style-name="P17" draw:layer="layout" svg:width="3.99cm" svg:height="1.016cm" svg:x="14.134cm" svg:y="8.956cm">
          <draw:text-box>
            <text:p><text:span text:style-name="T33">h(x)=-</text:span><text:span text:style-name="T19"> </text:span><text:span text:style-name="T33">S’(x)/S(x)</text:span></text:p>
          </draw:text-box>
        </draw:frame>
        <draw:frame draw:style-name="gr26" draw:text-style-name="P17" draw:layer="layout" svg:width="4.154cm" svg:height="1.419cm" svg:x="17.588cm" svg:y="13.587cm">
          <draw:text-box>
            <text:p><text:span text:style-name="T33">S(</text:span><text:span text:style-name="T19">x</text:span><text:span text:style-name="T33">) = exp(-H(</text:span><text:span text:style-name="T19">x</text:span><text:span text:style-name="T33">))</text:span></text:p>
          </draw:text-box>
        </draw:frame>
        <draw:line draw:style-name="gr25" draw:text-style-name="P6" draw:layer="layout" svg:x1="18.641cm" svg:y1="13.144cm" svg:x2="17.704cm" svg:y2="13.144cm">
          <text:p/>
        </draw:line>
        <presentation:notes draw:style-name="dp4">
          <draw:page-thumbnail draw:style-name="gr4" draw:layer="layout" svg:width="13.469cm" svg:height="9.524cm" svg:x="2.789cm" svg:y="1.93cm" draw:page-number="2" presentation:class="page"/>
          <draw:frame presentation:style-name="pr5" draw:text-style-name="P20" draw:layer="layout" svg:width="15.239cm" svg:height="11.429cm" svg:x="1.905cm" svg:y="12.064cm" presentation:class="notes" presentation:placeholder="true">
            <draw:text-box/>
          </draw:frame>
        </presentation:notes>
      </draw:page>
      <draw:page draw:name="page3"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What Does Survival Data Look Like?</text:p>
          </draw:text-box>
        </draw:frame>
        <draw:custom-shape draw:style-name="gr5" draw:text-style-name="P13" draw:layer="layout" svg:width="7.688cm" svg:height="2.872cm" svg:x="1.208cm" svg:y="2.089cm">
          <text:p/>
          <draw:enhanced-geometry svg:viewBox="0 0 21600 21600" draw:type="rectangle" draw:enhanced-path="M 0 0 L 21600 0 21600 21600 0 21600 0 0 Z N"/>
        </draw:custom-shape>
        <draw:frame draw:style-name="gr6" draw:text-style-name="P15" draw:layer="layout" svg:width="7.762cm" svg:height="2.875cm" svg:x="1.134cm" svg:y="2.086cm">
          <draw:text-box>
            <text:p><text:span text:style-name="T6">In survival analysis we</text:span></text:p>
            <text:p><text:span text:style-name="T6">consider the random variable</text:span></text:p>
            <text:p><text:span text:style-name="T7">“</text:span><text:span text:style-name="T8">X</text:span><text:span text:style-name="T7">: Time until event”</text:span></text:p>
            <text:p text:style-name="P14"><text:span text:style-name="T9">x = 0.1 month, 2.3 months…</text:span></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line draw:style-name="gr29" draw:text-style-name="P6" draw:layer="layout" svg:x1="7.651cm" svg:y1="10.149cm" svg:x2="7.651cm" svg:y2="11.844cm">
          <text:p/>
        </draw:line>
        <draw:frame draw:style-name="gr28" draw:text-style-name="P24" draw:layer="layout" svg:width="12.209cm" svg:height="1.928cm" svg:x="7.268cm" svg:y="11.89cm">
          <draw:text-box>
            <text:p text:style-name="P23"><text:span text:style-name="T39">Time </text:span><text:span text:style-name="T40">x</text:span><text:span text:style-name="T41">0</text:span></text:p>
            <text:p text:style-name="P23"><text:span text:style-name="T42">Start of observation time</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0.815cm" svg:height="0.996cm" svg:x="17.715cm" svg:y="2.736cm">
          <draw:text-box>
            <text:p><text:span text:style-name="T43">x</text:span></text:p>
          </draw:text-box>
        </draw:frame>
        <draw:frame draw:style-name="gr32" draw:text-style-name="P27" draw:layer="layout" svg:width="1.213cm" svg:height="0.996cm" svg:x="17.716cm" svg:y="3.403cm">
          <draw:text-box>
            <text:p><text:span text:style-name="T44">22</text:span></text:p>
          </draw:text-box>
        </draw:frame>
        <draw:frame draw:style-name="gr33" draw:text-style-name="P28" draw:layer="layout" svg:width="1.213cm" svg:height="0.996cm" svg:x="17.717cm" svg:y="4.07cm">
          <draw:text-box>
            <text:p><text:span text:style-name="T45">23</text:span></text:p>
          </draw:text-box>
        </draw:frame>
        <draw:frame draw:style-name="gr33" draw:text-style-name="P28" draw:layer="layout" svg:width="1.213cm" svg:height="0.996cm" svg:x="17.717cm" svg:y="4.736cm">
          <draw:text-box>
            <text:p><text:span text:style-name="T45">38</text:span></text:p>
          </draw:text-box>
        </draw:frame>
        <draw:frame draw:style-name="gr34" draw:text-style-name="P29" draw:layer="layout" svg:width="1.205cm" svg:height="0.962cm" svg:x="17.718cm" svg:y="6.07cm">
          <draw:text-box>
            <text:p><text:span text:style-name="T46">73</text:span></text:p>
          </draw:text-box>
        </draw:frame>
        <draw:frame draw:style-name="gr33" draw:text-style-name="P28" draw:layer="layout" svg:width="1.213cm" svg:height="0.996cm" svg:x="17.718cm" svg:y="5.403cm">
          <draw:text-box>
            <text:p><text:span text:style-name="T45">42</text:span></text:p>
          </draw:text-box>
        </draw:frame>
        <draw:frame draw:style-name="gr35" draw:text-style-name="P26" draw:layer="layout" svg:width="0.667cm" svg:height="0.996cm" svg:x="15.716cm" svg:y="2.736cm">
          <draw:text-box>
            <text:p><text:span text:style-name="T43">i</text:span></text:p>
          </draw:text-box>
        </draw:frame>
        <draw:frame draw:style-name="gr36" draw:text-style-name="P27" draw:layer="layout" svg:width="0.858cm" svg:height="0.996cm" svg:x="15.717cm" svg:y="3.436cm">
          <draw:text-box>
            <text:p><text:span text:style-name="T44">1</text:span></text:p>
          </draw:text-box>
        </draw:frame>
        <draw:frame draw:style-name="gr36" draw:text-style-name="P28" draw:layer="layout" svg:width="0.858cm" svg:height="0.996cm" svg:x="15.717cm" svg:y="4.093cm">
          <draw:text-box>
            <text:p><text:span text:style-name="T45">2</text:span></text:p>
          </draw:text-box>
        </draw:frame>
        <draw:frame draw:style-name="gr36" draw:text-style-name="P28" draw:layer="layout" svg:width="0.858cm" svg:height="0.996cm" svg:x="15.717cm" svg:y="4.75cm">
          <draw:text-box>
            <text:p><text:span text:style-name="T45">3</text:span></text:p>
          </draw:text-box>
        </draw:frame>
        <draw:frame draw:style-name="gr36" draw:text-style-name="P28" draw:layer="layout" svg:width="0.858cm" svg:height="0.996cm" svg:x="15.718cm" svg:y="5.407cm">
          <draw:text-box>
            <text:p><text:span text:style-name="T45">4</text:span></text:p>
          </draw:text-box>
        </draw:frame>
        <draw:frame draw:style-name="gr36" draw:text-style-name="P28" draw:layer="layout" svg:width="0.858cm" svg:height="0.996cm" svg:x="15.718cm" svg:y="6.065cm">
          <draw:text-box>
            <text:p><text:span text:style-name="T45">5</text:span></text:p>
          </draw:text-box>
        </draw:frame>
        <draw:frame draw:style-name="gr37" draw:text-style-name="P30" draw:layer="layout" svg:width="4.02cm" svg:height="0.835cm" svg:x="11.886cm" svg:y="2.322cm">
          <draw:text-box>
            <text:p><text:span text:style-name="T47">Observation index</text:span></text:p>
          </draw:text-box>
        </draw:frame>
        <draw:frame draw:style-name="gr38" draw:text-style-name="P30" draw:layer="layout" svg:width="4.498cm" svg:height="0.835cm" svg:x="16.31cm" svg:y="2.087cm">
          <draw:text-box>
            <text:p><text:span text:style-name="T47">Observed event time</text:span></text:p>
          </draw:text-box>
        </draw:frame>
        <draw:frame draw:style-name="gr39" draw:text-style-name="P30" draw:layer="layout" svg:width="1.793cm" svg:height="0.946cm" svg:x="9.168cm" svg:y="9.326cm">
          <draw:text-box>
            <text:p><text:span text:style-name="T48">x</text:span><text:span text:style-name="T49">i=1</text:span><text:span text:style-name="T50">=22</text:span></text:p>
          </draw:text-box>
        </draw:frame>
        <draw:frame draw:style-name="gr39" draw:text-style-name="P30" draw:layer="layout" svg:width="1.793cm" svg:height="0.946cm" svg:x="9.428cm" svg:y="9.938cm">
          <draw:text-box>
            <text:p><text:span text:style-name="T48">x</text:span><text:span text:style-name="T49">i=2</text:span><text:span text:style-name="T50">=23</text:span></text:p>
          </draw:text-box>
        </draw:frame>
        <draw:frame draw:style-name="gr39" draw:text-style-name="P30" draw:layer="layout" svg:width="1.793cm" svg:height="0.946cm" svg:x="11.336cm" svg:y="9.326cm">
          <draw:text-box>
            <text:p><text:span text:style-name="T48">x</text:span><text:span text:style-name="T49">i=3</text:span><text:span text:style-name="T50">=38</text:span></text:p>
          </draw:text-box>
        </draw:frame>
        <draw:frame draw:style-name="gr33" draw:text-style-name="P28" draw:layer="layout" svg:width="1.213cm" svg:height="0.996cm" svg:x="17.719cm" svg:y="6.703cm">
          <draw:text-box>
            <text:p><text:span text:style-name="T45">77</text:span></text:p>
          </draw:text-box>
        </draw:frame>
        <draw:frame draw:style-name="gr33" draw:text-style-name="P28" draw:layer="layout" svg:width="1.213cm" svg:height="0.996cm" svg:x="17.72cm" svg:y="7.369cm">
          <draw:text-box>
            <text:p><text:span text:style-name="T45">89</text:span></text:p>
          </draw:text-box>
        </draw:frame>
        <draw:frame draw:style-name="gr40" draw:text-style-name="P28" draw:layer="layout" svg:width="1.569cm" svg:height="0.996cm" svg:x="17.721cm" svg:y="8.036cm">
          <draw:text-box>
            <text:p><text:span text:style-name="T45">115</text:span></text:p>
          </draw:text-box>
        </draw:frame>
        <draw:frame draw:style-name="gr36" draw:text-style-name="P28" draw:layer="layout" svg:width="0.858cm" svg:height="0.996cm" svg:x="15.72cm" svg:y="6.722cm">
          <draw:text-box>
            <text:p><text:span text:style-name="T45">6</text:span></text:p>
          </draw:text-box>
        </draw:frame>
        <draw:frame draw:style-name="gr36" draw:text-style-name="P28" draw:layer="layout" svg:width="0.858cm" svg:height="0.996cm" svg:x="15.721cm" svg:y="7.379cm">
          <draw:text-box>
            <text:p><text:span text:style-name="T45">7</text:span></text:p>
          </draw:text-box>
        </draw:frame>
        <draw:frame draw:style-name="gr36" draw:text-style-name="P28" draw:layer="layout" svg:width="0.858cm" svg:height="0.996cm" svg:x="15.7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30" draw:layer="layout" svg:width="1.793cm" svg:height="0.946cm" svg:x="11.537cm" svg:y="9.938cm">
          <draw:text-box>
            <text:p><text:span text:style-name="T48">x</text:span><text:span text:style-name="T49">i=4</text:span><text:span text:style-name="T50">=42</text:span></text:p>
          </draw:text-box>
        </draw:fram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30" draw:layer="layout" svg:width="1.793cm" svg:height="0.946cm" svg:x="15.238cm" svg:y="9.326cm">
          <draw:text-box>
            <text:p><text:span text:style-name="T48">x</text:span><text:span text:style-name="T49">i=5</text:span><text:span text:style-name="T50">=73</text:span></text:p>
          </draw:text-box>
        </draw:frame>
        <draw:frame draw:style-name="gr39" draw:text-style-name="P30" draw:layer="layout" svg:width="1.793cm" svg:height="0.946cm" svg:x="16.139cm" svg:y="9.938cm">
          <draw:text-box>
            <text:p><text:span text:style-name="T48">x</text:span><text:span text:style-name="T49">i=6</text:span><text:span text:style-name="T50">=77</text:span></text:p>
          </draw:text-box>
        </draw:frame>
        <draw:frame draw:style-name="gr39" draw:text-style-name="P30" draw:layer="layout" svg:width="1.793cm" svg:height="0.946cm" svg:x="17.84cm" svg:y="9.938cm">
          <draw:text-box>
            <text:p><text:span text:style-name="T48">x</text:span><text:span text:style-name="T49">i=7</text:span><text:span text:style-name="T50">=89</text:span></text:p>
          </draw:text-box>
        </draw:frame>
        <draw:frame draw:style-name="gr41" draw:text-style-name="P30" draw:layer="layout" svg:width="2.163cm" svg:height="0.946cm" svg:x="19.934cm" svg:y="9.959cm">
          <draw:text-box>
            <text:p><text:span text:style-name="T48">x</text:span><text:span text:style-name="T49">i=8</text:span><text:span text:style-name="T50">=115</text:span></text:p>
          </draw:text-box>
        </draw:frame>
        <draw:frame draw:style-name="gr42" draw:text-style-name="P31" draw:layer="layout" svg:width="11.555cm" svg:height="3.976cm" svg:x="1.283cm" svg:y="5.043cm">
          <draw:text-box>
            <text:p><text:span text:style-name="T51">Who? </text:span><text:span text:style-name="T52"><text:s/></text:span><text:span text:style-name="T44">8 breast cancer patients</text:span></text:p>
            <text:p><text:span text:style-name="T51">Start of observation?</text:span><text:span text:style-name="T44"> Cancer diagnosis</text:span></text:p>
            <text:p><text:span text:style-name="T51">Event of interest?</text:span><text:span text:style-name="T44"> Death</text:span></text:p>
            <text:p><text:span text:style-name="T51">Time unit?</text:span><text:span text:style-name="T44"> Months</text:span></text:p>
            <text:p><text:span text:style-name="T51">End of observation?</text:span><text:span text:style-name="T44"> 10 years follow up</text:span></text:p>
          </draw:text-box>
        </draw:frame>
        <draw:line draw:style-name="gr29" draw:text-style-name="P6" draw:layer="layout" svg:x1="21.752cm" svg:y1="10.141cm" svg:x2="21.752cm" svg:y2="11.836cm">
          <text:p/>
        </draw:line>
        <draw:frame draw:style-name="gr43" draw:text-style-name="P32" draw:layer="layout" svg:width="6.883cm" svg:height="1.928cm" svg:x="21.37cm" svg:y="11.881cm">
          <draw:text-box>
            <text:p text:style-name="P23"><text:span text:style-name="T39">Time </text:span><text:span text:style-name="T40">x</text:span><text:span text:style-name="T53">ω</text:span></text:p>
            <text:p text:style-name="P23"><text:span text:style-name="T42">End of observation time</text:span></text:p>
          </draw:text-box>
        </draw:frame>
        <presentation:notes draw:style-name="dp4">
          <draw:page-thumbnail draw:style-name="gr4" draw:layer="layout" svg:width="13.469cm" svg:height="9.524cm" svg:x="2.789cm" svg:y="1.93cm" draw:page-number="3" presentation:class="page"/>
          <draw:frame presentation:style-name="pr5" draw:text-style-name="P20" draw:layer="layout" svg:width="15.239cm" svg:height="11.429cm" svg:x="1.905cm" svg:y="12.064cm" presentation:class="notes" presentation:placeholder="true">
            <draw:text-box/>
          </draw:frame>
        </presentation:notes>
      </draw:page>
      <draw:page draw:name="page4"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3.976cm" svg:x="16.309cm" svg:y="1.992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draw:text-box>
        </draw:frame>
        <draw:custom-shape draw:style-name="gr30" draw:text-style-name="P25" draw:layer="layout" svg:width="0.324cm" svg:height="0.324cm" svg:x="26.579cm" svg:y="3.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4" presentation:class="page"/>
          <draw:frame presentation:style-name="pr5" draw:text-style-name="P20" draw:layer="layout" svg:width="15.239cm" svg:height="11.429cm" svg:x="1.905cm" svg:y="12.064cm" presentation:class="notes" presentation:placeholder="true">
            <draw:text-box/>
          </draw:frame>
        </presentation:notes>
      </draw:page>
      <draw:page draw:name="page5"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35" draw:layer="layout" svg:width="1.213cm" svg:height="0.996cm" svg:x="7.518cm" svg:y="1.811cm">
          <draw:text-box>
            <text:p><text:span text:style-name="T57">9</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2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5" presentation:class="page"/>
          <draw:frame presentation:style-name="pr5" draw:text-style-name="P20" draw:layer="layout" svg:width="15.239cm" svg:height="11.429cm" svg:x="1.905cm" svg:y="12.064cm" presentation:class="notes" presentation:placeholder="true">
            <draw:text-box/>
          </draw:frame>
        </presentation:notes>
      </draw:page>
      <draw:page draw:name="page6"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018cm" svg:y="11.911cm">
          <draw:text-box>
            <text:p><text:span text:style-name="T44">22</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6" presentation:class="page"/>
          <draw:frame presentation:style-name="pr5" draw:text-style-name="P20" draw:layer="layout" svg:width="15.239cm" svg:height="11.429cm" svg:x="1.905cm" svg:y="12.064cm" presentation:class="notes" presentation:placeholder="true">
            <draw:text-box/>
          </draw:frame>
        </presentation:notes>
      </draw:page>
      <draw:page draw:name="page7"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7" presentation:class="page"/>
          <draw:frame presentation:style-name="pr5" draw:text-style-name="P20" draw:layer="layout" svg:width="15.239cm" svg:height="11.429cm" svg:x="1.905cm" svg:y="12.064cm" presentation:class="notes" presentation:placeholder="true">
            <draw:text-box/>
          </draw:frame>
        </presentation:notes>
      </draw:page>
      <draw:page draw:name="page8"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8" presentation:class="page"/>
          <draw:frame presentation:style-name="pr5" draw:text-style-name="P20" draw:layer="layout" svg:width="15.239cm" svg:height="11.429cm" svg:x="1.905cm" svg:y="12.064cm" presentation:class="notes" presentation:placeholder="true">
            <draw:text-box/>
          </draw:frame>
        </presentation:notes>
      </draw:page>
      <draw:page draw:name="page9"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9" presentation:class="page"/>
          <draw:frame presentation:style-name="pr5" draw:text-style-name="P20" draw:layer="layout" svg:width="15.239cm" svg:height="11.429cm" svg:x="1.905cm" svg:y="12.064cm" presentation:class="notes" presentation:placeholder="true">
            <draw:text-box/>
          </draw:frame>
        </presentation:notes>
      </draw:page>
      <draw:page draw:name="page10"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10" presentation:class="page"/>
          <draw:frame presentation:style-name="pr5" draw:text-style-name="P20" draw:layer="layout" svg:width="15.239cm" svg:height="11.429cm" svg:x="1.905cm" svg:y="12.064cm" presentation:class="notes" presentation:placeholder="true">
            <draw:text-box/>
          </draw:frame>
        </presentation:notes>
      </draw:page>
      <draw:page draw:name="page11"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50" draw:text-style-name="P35" draw:layer="layout" svg:width="2.716cm" svg:height="0.996cm" svg:x="16.934cm" svg:y="8.496cm">
          <draw:text-box>
            <text:p><text:span text:style-name="T57">2 = 3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11" presentation:class="page"/>
          <draw:frame presentation:style-name="pr5" draw:text-style-name="P20" draw:layer="layout" svg:width="15.239cm" svg:height="11.429cm" svg:x="1.905cm" svg:y="12.064cm" presentation:class="notes" presentation:placeholder="true">
            <draw:text-box/>
          </draw:frame>
        </presentation:notes>
      </draw:page>
      <draw:page draw:name="page12"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50" draw:text-style-name="P35" draw:layer="layout" svg:width="2.716cm" svg:height="0.996cm" svg:x="16.934cm" svg:y="8.496cm">
          <draw:text-box>
            <text:p><text:span text:style-name="T57">2 = 3 - 1</text:span></text:p>
          </draw:text-box>
        </draw:frame>
        <draw:frame draw:style-name="gr50" draw:text-style-name="P35" draw:layer="layout" svg:width="2.716cm" svg:height="0.996cm" svg:x="18.165cm" svg:y="9.365cm">
          <draw:text-box>
            <text:p><text:span text:style-name="T57">1 = 2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12" presentation:class="page"/>
          <draw:frame presentation:style-name="pr5" draw:text-style-name="P20" draw:layer="layout" svg:width="15.239cm" svg:height="11.429cm" svg:x="1.905cm" svg:y="12.064cm" presentation:class="notes" presentation:placeholder="true">
            <draw:text-box/>
          </draw:frame>
        </presentation:notes>
      </draw:page>
      <draw:page draw:name="page13"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50" draw:text-style-name="P35" draw:layer="layout" svg:width="2.716cm" svg:height="0.996cm" svg:x="16.934cm" svg:y="8.496cm">
          <draw:text-box>
            <text:p><text:span text:style-name="T57">2 = 3 - 1</text:span></text:p>
          </draw:text-box>
        </draw:frame>
        <draw:frame draw:style-name="gr50" draw:text-style-name="P35"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5"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42" draw:text-style-name="P34" draw:layer="layout" svg:width="11.56cm" svg:height="4.721cm" svg:x="16.309cm" svg:y="1.993cm">
          <draw:text-box>
            <text:p text:style-name="P33"><text:span text:style-name="T45">Using minimal assumption, we want to</text:span></text:p>
            <text:p text:style-name="P33"><text:span text:style-name="T51">estimate a survival function S(x)</text:span><text:span text:style-name="T45"> which</text:span></text:p>
            <text:p text:style-name="P33"><text:span text:style-name="T45">most likely corresponds to the data <text:s text:c="3"/>.</text:span></text:p>
            <text:p text:style-name="P33"><text:span text:style-name="T45"/></text:p>
            <text:p text:style-name="P33"><text:span text:style-name="T58">Step 1:</text:span><text:span text:style-name="T45"> Simply count the remaining</text:span></text:p>
            <text:p text:style-name="P33"><text:span text:style-name="T45">survivors in the sample.</text:span></text:p>
          </draw:text-box>
        </draw:frame>
        <draw:custom-shape draw:style-name="gr30" draw:text-style-name="P25" draw:layer="layout" svg:width="0.324cm" svg:height="0.324cm" svg:x="26.579cm" svg:y="3.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3.469cm" svg:height="9.524cm" svg:x="2.789cm" svg:y="1.93cm" draw:page-number="13" presentation:class="page"/>
          <draw:frame presentation:style-name="pr5" draw:text-style-name="P20" draw:layer="layout" svg:width="15.239cm" svg:height="11.429cm" svg:x="1.905cm" svg:y="12.064cm" presentation:class="notes" presentation:placeholder="true">
            <draw:text-box/>
          </draw:frame>
        </presentation:notes>
      </draw:page>
      <draw:page draw:name="page14"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50" draw:text-style-name="P35" draw:layer="layout" svg:width="2.716cm" svg:height="0.996cm" svg:x="16.934cm" svg:y="8.496cm">
          <draw:text-box>
            <text:p><text:span text:style-name="T57">2 = 3 - 1</text:span></text:p>
          </draw:text-box>
        </draw:frame>
        <draw:frame draw:style-name="gr50" draw:text-style-name="P35"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5"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9">= </text:span><text:span text:style-name="T55">n</text:span><text:span text:style-name="T54">i-1</text:span><text:span text:style-name="T59">-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60"> i</text:span></text:p>
          </draw:text-box>
        </draw:frame>
        <presentation:notes draw:style-name="dp4">
          <draw:page-thumbnail draw:style-name="gr4" draw:layer="layout" svg:width="13.469cm" svg:height="9.524cm" svg:x="2.789cm" svg:y="1.93cm" draw:page-number="14" presentation:class="page"/>
          <draw:frame presentation:style-name="pr5" draw:text-style-name="P20" draw:layer="layout" svg:width="15.239cm" svg:height="11.429cm" svg:x="1.905cm" svg:y="12.064cm" presentation:class="notes" presentation:placeholder="true">
            <draw:text-box/>
          </draw:frame>
        </presentation:notes>
      </draw:page>
      <draw:page draw:name="page15"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0.858cm" svg:height="0.996cm" svg:x="6.918cm" svg:y="4.115cm">
          <draw:text-box>
            <text:p><text:span text:style-name="T45">7</text:span></text:p>
          </draw:text-box>
        </draw:frame>
        <draw:frame draw:style-name="gr36" draw:text-style-name="P28" draw:layer="layout" svg:width="0.858cm" svg:height="0.996cm" svg:x="6.918cm" svg:y="5.09cm">
          <draw:text-box>
            <text:p><text:span text:style-name="T45">6</text:span></text:p>
          </draw:text-box>
        </draw:frame>
        <draw:frame draw:style-name="gr36" draw:text-style-name="P28" draw:layer="layout" svg:width="0.858cm" svg:height="0.996cm" svg:x="6.918cm" svg:y="6.065cm">
          <draw:text-box>
            <text:p><text:span text:style-name="T45">5</text:span></text:p>
          </draw:text-box>
        </draw:frame>
        <draw:frame draw:style-name="gr36" draw:text-style-name="P28" draw:layer="layout" svg:width="0.858cm" svg:height="0.996cm" svg:x="6.918cm" svg:y="7.04cm">
          <draw:text-box>
            <text:p><text:span text:style-name="T45">4</text:span></text:p>
          </draw:text-box>
        </draw:frame>
        <draw:frame draw:style-name="gr36" draw:text-style-name="P28" draw:layer="layout" svg:width="0.858cm" svg:height="0.996cm" svg:x="6.918cm" svg:y="8.015cm">
          <draw:text-box>
            <text:p><text:span text:style-name="T45">3</text:span></text:p>
          </draw:text-box>
        </draw:frame>
        <draw:frame draw:style-name="gr36" draw:text-style-name="P28" draw:layer="layout" svg:width="0.858cm" svg:height="0.996cm" svg:x="6.918cm" svg:y="8.99cm">
          <draw:text-box>
            <text:p><text:span text:style-name="T45">2</text:span></text:p>
          </draw:text-box>
        </draw:frame>
        <draw:frame draw:style-name="gr36" draw:text-style-name="P28" draw:layer="layout" svg:width="0.858cm" svg:height="0.996cm" svg:x="6.918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0" draw:text-style-name="P35" draw:layer="layout" svg:width="2.716cm" svg:height="0.996cm" svg:x="9.365cm" svg:y="2.788cm">
          <draw:text-box>
            <text:p><text:span text:style-name="T57">8 = 9 - 1</text:span></text:p>
          </draw:text-box>
        </draw:frame>
        <draw:frame draw:style-name="gr50" draw:text-style-name="P35" draw:layer="layout" svg:width="2.716cm" svg:height="0.996cm" svg:x="9.865cm" svg:y="3.788cm">
          <draw:text-box>
            <text:p><text:span text:style-name="T57">7 = 8 - 1</text:span></text:p>
          </draw:text-box>
        </draw:frame>
        <draw:frame draw:style-name="gr50" draw:text-style-name="P35" draw:layer="layout" svg:width="2.716cm" svg:height="0.996cm" svg:x="11.665cm" svg:y="4.788cm">
          <draw:text-box>
            <text:p><text:span text:style-name="T57">6 = 7 - 1</text:span></text:p>
          </draw:text-box>
        </draw:frame>
        <draw:frame draw:style-name="gr50" draw:text-style-name="P35" draw:layer="layout" svg:width="2.716cm" svg:height="0.996cm" svg:x="12.265cm" svg:y="6.588cm">
          <draw:text-box>
            <text:p><text:span text:style-name="T57">4 = 6 - 2</text:span></text:p>
          </draw:text-box>
        </draw:frame>
        <draw:frame draw:style-name="gr50" draw:text-style-name="P35" draw:layer="layout" svg:width="2.716cm" svg:height="0.996cm" svg:x="16.065cm" svg:y="7.488cm">
          <draw:text-box>
            <text:p><text:span text:style-name="T57">3 = 4 - 1</text:span></text:p>
          </draw:text-box>
        </draw:frame>
        <draw:frame draw:style-name="gr50" draw:text-style-name="P35" draw:layer="layout" svg:width="2.716cm" svg:height="0.996cm" svg:x="16.934cm" svg:y="8.496cm">
          <draw:text-box>
            <text:p><text:span text:style-name="T57">2 = 3 - 1</text:span></text:p>
          </draw:text-box>
        </draw:frame>
        <draw:frame draw:style-name="gr50" draw:text-style-name="P35" draw:layer="layout" svg:width="2.716cm" svg:height="0.996cm" svg:x="18.165cm" svg:y="9.365cm">
          <draw:text-box>
            <text:p><text:span text:style-name="T57">1 = 2 - 1</text:span></text:p>
          </draw:text-box>
        </draw:frame>
        <draw:line draw:style-name="gr49" draw:text-style-name="P6" draw:layer="layout" svg:x1="21.169cm" svg:y1="11.069cm" svg:x2="23.867cm" svg:y2="11.069cm">
          <text:p/>
        </draw:line>
        <draw:frame draw:style-name="gr50" draw:text-style-name="P35" draw:layer="layout" svg:width="2.716cm" svg:height="0.996cm" svg:x="20.765cm" svg:y="10.111cm">
          <draw:text-box>
            <text:p><text:span text:style-name="T57">0 = 1 - 1</text:span></text:p>
          </draw:text-box>
        </draw:frame>
        <draw:frame draw:style-name="gr36" draw:text-style-name="P28" draw:layer="layout" svg:width="0.858cm" svg:height="0.996cm" svg:x="6.918cm" svg:y="3.14cm">
          <draw:text-box>
            <text:p><text:span text:style-name="T45">8</text:span></text:p>
          </draw:text-box>
        </draw:frame>
        <draw:frame draw:style-name="gr36" draw:text-style-name="P28" draw:layer="layout" svg:width="0.858cm" svg:height="0.996cm" svg:x="6.9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9">= </text:span><text:span text:style-name="T55">n</text:span><text:span text:style-name="T54">i-1</text:span><text:span text:style-name="T59">-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60"> i</text:span></text:p>
          </draw:text-box>
        </draw:frame>
        <draw:frame draw:style-name="gr53" draw:text-style-name="P26" draw:layer="layout" svg:width="4.413cm" svg:height="1.139cm" svg:x="17.185cm" svg:y="3.516cm">
          <draw:text-box>
            <text:p><text:span text:style-name="T61">= </text:span><text:span text:style-name="T55">n</text:span><text:span text:style-name="T54">i-1</text:span><text:span text:style-name="T59">(1-</text:span><text:span text:style-name="T55">d</text:span><text:span text:style-name="T54">i </text:span><text:span text:style-name="T59">/</text:span><text:span text:style-name="T55">n</text:span><text:span text:style-name="T54">i-1</text:span><text:span text:style-name="T59">)</text:span></text:p>
          </draw:text-box>
        </draw:frame>
        <presentation:notes draw:style-name="dp4">
          <draw:page-thumbnail draw:style-name="gr4" draw:layer="layout" svg:width="13.469cm" svg:height="9.524cm" svg:x="2.789cm" svg:y="1.93cm" draw:page-number="15" presentation:class="page"/>
          <draw:frame presentation:style-name="pr5" draw:text-style-name="P20" draw:layer="layout" svg:width="15.239cm" svg:height="11.429cm" svg:x="1.905cm" svg:y="12.064cm" presentation:class="notes" presentation:placeholder="true">
            <draw:text-box/>
          </draw:frame>
        </presentation:notes>
      </draw:page>
      <draw:page draw:name="page16"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884cm" svg:y="4.115cm">
          <draw:text-box>
            <text:p><text:span text:style-name="T45">7</text:span></text:p>
          </draw:text-box>
        </draw:frame>
        <draw:frame draw:style-name="gr36" draw:text-style-name="P28" draw:layer="layout" svg:width="1.514cm" svg:height="0.996cm" svg:x="6.862cm" svg:y="5.09cm">
          <draw:text-box>
            <text:p><text:span text:style-name="T45">6</text:span></text:p>
          </draw:text-box>
        </draw:frame>
        <draw:frame draw:style-name="gr36" draw:text-style-name="P28" draw:layer="layout" svg:width="1.492cm" svg:height="0.996cm" svg:x="6.884cm" svg:y="6.065cm">
          <draw:text-box>
            <text:p><text:span text:style-name="T45">5</text:span></text:p>
          </draw:text-box>
        </draw:frame>
        <draw:frame draw:style-name="gr36" draw:text-style-name="P28" draw:layer="layout" svg:width="1.558cm" svg:height="0.996cm" svg:x="6.818cm" svg:y="7.04cm">
          <draw:text-box>
            <text:p><text:span text:style-name="T45">4</text:span></text:p>
          </draw:text-box>
        </draw:frame>
        <draw:frame draw:style-name="gr36" draw:text-style-name="P28" draw:layer="layout" svg:width="1.492cm" svg:height="0.996cm" svg:x="6.884cm" svg:y="8.015cm">
          <draw:text-box>
            <text:p><text:span text:style-name="T45">3</text:span></text:p>
          </draw:text-box>
        </draw:frame>
        <draw:frame draw:style-name="gr36" draw:text-style-name="P28" draw:layer="layout" svg:width="1.492cm" svg:height="0.996cm" svg:x="6.884cm" svg:y="8.99cm">
          <draw:text-box>
            <text:p><text:span text:style-name="T45">2</text:span></text:p>
          </draw:text-box>
        </draw:frame>
        <draw:frame draw:style-name="gr36" draw:text-style-name="P28" draw:layer="layout" svg:width="1.492cm" svg:height="0.996cm" svg:x="6.884cm" svg:y="9.965cm">
          <draw:text-box>
            <text:p><text:span text:style-name="T45">1</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32" draw:text-style-name="P35" draw:layer="layout" svg:width="1.213cm" svg:height="0.996cm" svg:x="7.518cm" svg:y="1.811cm">
          <draw:text-box>
            <text:p><text:span text:style-name="T57">9</text:span></text:p>
          </draw:text-box>
        </draw:frame>
        <draw:frame draw:style-name="gr54" draw:text-style-name="P35" draw:layer="layout" svg:width="3.812cm" svg:height="0.996cm" svg:x="9.365cm" svg:y="2.788cm">
          <draw:text-box>
            <text:p><text:span text:style-name="T57">8 = 9(1-1/9)</text:span></text:p>
          </draw:text-box>
        </draw:frame>
        <draw:frame draw:style-name="gr54" draw:text-style-name="P35" draw:layer="layout" svg:width="3.812cm" svg:height="0.996cm" svg:x="9.865cm" svg:y="3.788cm">
          <draw:text-box>
            <text:p><text:span text:style-name="T57">7 = 8(1-1/8)</text:span></text:p>
          </draw:text-box>
        </draw:frame>
        <draw:frame draw:style-name="gr54" draw:text-style-name="P35" draw:layer="layout" svg:width="3.812cm" svg:height="0.996cm" svg:x="11.665cm" svg:y="4.788cm">
          <draw:text-box>
            <text:p><text:span text:style-name="T57">6 = 7(1-1/7)</text:span></text:p>
          </draw:text-box>
        </draw:frame>
        <draw:frame draw:style-name="gr54" draw:text-style-name="P35" draw:layer="layout" svg:width="3.812cm" svg:height="0.996cm" svg:x="12.265cm" svg:y="6.588cm">
          <draw:text-box>
            <text:p><text:span text:style-name="T57">4 = 6(1-2/6)</text:span></text:p>
          </draw:text-box>
        </draw:frame>
        <draw:frame draw:style-name="gr54" draw:text-style-name="P35" draw:layer="layout" svg:width="3.812cm" svg:height="0.996cm" svg:x="16.065cm" svg:y="7.488cm">
          <draw:text-box>
            <text:p><text:span text:style-name="T57">3 = 4(1-1/4)</text:span></text:p>
          </draw:text-box>
        </draw:frame>
        <draw:frame draw:style-name="gr54" draw:text-style-name="P35" draw:layer="layout" svg:width="3.812cm" svg:height="0.996cm" svg:x="16.934cm" svg:y="8.496cm">
          <draw:text-box>
            <text:p><text:span text:style-name="T57">2 = 3(1-1/3)</text:span></text:p>
          </draw:text-box>
        </draw:frame>
        <draw:frame draw:style-name="gr54" draw:text-style-name="P35" draw:layer="layout" svg:width="3.812cm" svg:height="0.996cm" svg:x="18.165cm" svg:y="9.365cm">
          <draw:text-box>
            <text:p><text:span text:style-name="T57">1 = 2(1-1/2)</text:span></text:p>
          </draw:text-box>
        </draw:frame>
        <draw:line draw:style-name="gr49" draw:text-style-name="P6" draw:layer="layout" svg:x1="21.169cm" svg:y1="11.069cm" svg:x2="23.867cm" svg:y2="11.069cm">
          <text:p/>
        </draw:line>
        <draw:frame draw:style-name="gr54" draw:text-style-name="P35" draw:layer="layout" svg:width="3.812cm" svg:height="0.996cm" svg:x="20.765cm" svg:y="10.111cm">
          <draw:text-box>
            <text:p><text:span text:style-name="T57">0 = 1(1-1/1)</text:span></text:p>
          </draw:text-box>
        </draw:frame>
        <draw:frame draw:style-name="gr36" draw:text-style-name="P28" draw:layer="layout" svg:width="1.514cm" svg:height="0.996cm" svg:x="6.862cm" svg:y="3.14cm">
          <draw:text-box>
            <text:p><text:span text:style-name="T45">8</text:span></text:p>
          </draw:text-box>
        </draw:frame>
        <draw:frame draw:style-name="gr36" draw:text-style-name="P28" draw:layer="layout" svg:width="1.558cm" svg:height="0.996cm" svg:x="6.818cm" svg:y="2.165cm">
          <draw:text-box>
            <text:p><text:span text:style-name="T45">9</text:span></text:p>
          </draw:text-box>
        </draw:frame>
        <draw:frame draw:style-name="gr51" draw:text-style-name="P26" draw:layer="layout" svg:width="3.177cm" svg:height="1.139cm" svg:x="16.618cm" svg:y="2.615cm">
          <draw:text-box>
            <text:p><text:span text:style-name="T55">n</text:span><text:span text:style-name="T54">i </text:span><text:span text:style-name="T59">= </text:span><text:span text:style-name="T55">n</text:span><text:span text:style-name="T54">i-1</text:span><text:span text:style-name="T59">-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60"> i</text:span></text:p>
          </draw:text-box>
        </draw:frame>
        <draw:frame draw:style-name="gr53" draw:text-style-name="P26" draw:layer="layout" svg:width="4.413cm" svg:height="1.139cm" svg:x="17.185cm" svg:y="3.516cm">
          <draw:text-box>
            <text:p><text:span text:style-name="T61">= </text:span><text:span text:style-name="T55">n</text:span><text:span text:style-name="T54">i-1</text:span><text:span text:style-name="T59">(1-</text:span><text:span text:style-name="T55">d</text:span><text:span text:style-name="T54">i </text:span><text:span text:style-name="T59">/</text:span><text:span text:style-name="T55">n</text:span><text:span text:style-name="T54">i-1</text:span><text:span text:style-name="T59">)</text:span></text:p>
          </draw:text-box>
        </draw:frame>
        <draw:frame draw:style-name="gr55" draw:text-style-name="P36" draw:layer="layout" svg:width="10.348cm" svg:height="1.742cm" svg:x="16.748cm" svg:y="4.874cm">
          <draw:text-box>
            <text:p><text:span text:style-name="T58">Step 2:</text:span><text:span text:style-name="T45"> Re-scale to a probability by dividing by the cohort size N.</text:span></text:p>
          </draw:text-box>
        </draw:frame>
        <presentation:notes draw:style-name="dp4">
          <draw:page-thumbnail draw:style-name="gr4" draw:layer="layout" svg:width="13.469cm" svg:height="9.524cm" svg:x="2.789cm" svg:y="1.93cm" draw:page-number="16" presentation:class="page"/>
          <draw:frame presentation:style-name="pr5" draw:text-style-name="P20" draw:layer="layout" svg:width="15.239cm" svg:height="11.429cm" svg:x="1.905cm" svg:y="12.064cm" presentation:class="notes" presentation:placeholder="true">
            <draw:text-box/>
          </draw:frame>
        </presentation:notes>
      </draw:page>
      <draw:page draw:name="page17"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9</text:span></text:p>
          </draw:text-box>
        </draw:frame>
        <draw:frame draw:style-name="gr36" draw:text-style-name="P28" draw:layer="layout" svg:width="1.558cm" svg:height="0.996cm" svg:x="6.218cm" svg:y="7.04cm">
          <draw:text-box>
            <text:p><text:span text:style-name="T45">4/9</text:span></text:p>
          </draw:text-box>
        </draw:frame>
        <draw:frame draw:style-name="gr36" draw:text-style-name="P28" draw:layer="layout" svg:width="1.492cm" svg:height="0.996cm" svg:x="6.284cm" svg:y="8.015cm">
          <draw:text-box>
            <text:p><text:span text:style-name="T45">3/9</text:span></text:p>
          </draw:text-box>
        </draw:frame>
        <draw:frame draw:style-name="gr36" draw:text-style-name="P28" draw:layer="layout" svg:width="1.492cm" svg:height="0.996cm" svg:x="6.284cm" svg:y="8.99cm">
          <draw:text-box>
            <text:p><text:span text:style-name="T45">2/9</text:span></text:p>
          </draw:text-box>
        </draw:frame>
        <draw:frame draw:style-name="gr36" draw:text-style-name="P28" draw:layer="layout" svg:width="1.492cm" svg:height="0.996cm" svg:x="6.284cm" svg:y="9.965cm">
          <draw:text-box>
            <text:p><text:span text:style-name="T45">1/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6" draw:text-style-name="P35" draw:layer="layout" svg:width="1.476cm" svg:height="0.996cm" svg:x="7.518cm" svg:y="1.811cm">
          <draw:text-box>
            <text:p><text:span text:style-name="T57">9/9</text:span></text:p>
          </draw:text-box>
        </draw:frame>
        <draw:frame draw:style-name="gr57" draw:text-style-name="P35" draw:layer="layout" svg:width="5.049cm" svg:height="0.996cm" svg:x="9.365cm" svg:y="2.788cm">
          <draw:text-box>
            <text:p><text:span text:style-name="T57">8/9 = 9/9(1-1/9)</text:span></text:p>
          </draw:text-box>
        </draw:frame>
        <draw:frame draw:style-name="gr57" draw:text-style-name="P35" draw:layer="layout" svg:width="5.049cm" svg:height="0.996cm" svg:x="9.865cm" svg:y="3.788cm">
          <draw:text-box>
            <text:p><text:span text:style-name="T57">7/9 = 8/9(1-1/8)</text:span></text:p>
          </draw:text-box>
        </draw:frame>
        <draw:frame draw:style-name="gr57" draw:text-style-name="P35" draw:layer="layout" svg:width="5.049cm" svg:height="0.996cm" svg:x="11.665cm" svg:y="4.788cm">
          <draw:text-box>
            <text:p><text:span text:style-name="T57">6/9 = 7/9(1-1/7)</text:span></text:p>
          </draw:text-box>
        </draw:frame>
        <draw:frame draw:style-name="gr57" draw:text-style-name="P35" draw:layer="layout" svg:width="5.049cm" svg:height="0.996cm" svg:x="12.265cm" svg:y="6.588cm">
          <draw:text-box>
            <text:p><text:span text:style-name="T57">4/9 = 6/9(1-2/6)</text:span></text:p>
          </draw:text-box>
        </draw:frame>
        <draw:frame draw:style-name="gr57" draw:text-style-name="P35" draw:layer="layout" svg:width="5.049cm" svg:height="0.996cm" svg:x="16.065cm" svg:y="7.488cm">
          <draw:text-box>
            <text:p><text:span text:style-name="T57">3/9 = 4/9(1-1/4)</text:span></text:p>
          </draw:text-box>
        </draw:frame>
        <draw:frame draw:style-name="gr57" draw:text-style-name="P35" draw:layer="layout" svg:width="5.049cm" svg:height="0.996cm" svg:x="16.934cm" svg:y="8.496cm">
          <draw:text-box>
            <text:p><text:span text:style-name="T57">2/9 = 3/9(1-1/3)</text:span></text:p>
          </draw:text-box>
        </draw:frame>
        <draw:frame draw:style-name="gr57" draw:text-style-name="P35" draw:layer="layout" svg:width="5.049cm" svg:height="0.996cm" svg:x="18.165cm" svg:y="9.365cm">
          <draw:text-box>
            <text:p><text:span text:style-name="T57">1/9 = 2/9(1-1/2)</text:span></text:p>
          </draw:text-box>
        </draw:frame>
        <draw:line draw:style-name="gr49" draw:text-style-name="P6" draw:layer="layout" svg:x1="21.169cm" svg:y1="11.069cm" svg:x2="23.867cm" svg:y2="11.069cm">
          <text:p/>
        </draw:line>
        <draw:frame draw:style-name="gr58" draw:text-style-name="P35" draw:layer="layout" svg:width="4.431cm" svg:height="0.996cm" svg:x="20.765cm" svg:y="10.111cm">
          <draw:text-box>
            <text:p><text:span text:style-name="T57">0 = 1/9(1-1/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1" draw:text-style-name="P26" draw:layer="layout" svg:width="3.177cm" svg:height="1.139cm" svg:x="16.618cm" svg:y="2.615cm">
          <draw:text-box>
            <text:p><text:span text:style-name="T55">n</text:span><text:span text:style-name="T54">i </text:span><text:span text:style-name="T59">= </text:span><text:span text:style-name="T55">n</text:span><text:span text:style-name="T54">i-1</text:span><text:span text:style-name="T59">- </text:span><text:span text:style-name="T55">d</text:span><text:span text:style-name="T54">i</text:span></text:p>
          </draw:text-box>
        </draw:frame>
        <draw:frame draw:style-name="gr52" draw:text-style-name="P30" draw:layer="layout" svg:width="7.338cm" svg:height="0.835cm" svg:x="16.655cm" svg:y="2.152cm">
          <draw:text-box>
            <text:p><text:span text:style-name="T47">Number of survivors at time index</text:span><text:span text:style-name="T60"> i</text:span></text:p>
          </draw:text-box>
        </draw:frame>
        <draw:frame draw:style-name="gr53" draw:text-style-name="P26" draw:layer="layout" svg:width="4.413cm" svg:height="1.139cm" svg:x="17.185cm" svg:y="3.516cm">
          <draw:text-box>
            <text:p><text:span text:style-name="T61">= </text:span><text:span text:style-name="T55">n</text:span><text:span text:style-name="T54">i-1</text:span><text:span text:style-name="T59">(1-</text:span><text:span text:style-name="T55">d</text:span><text:span text:style-name="T54">i </text:span><text:span text:style-name="T59">/</text:span><text:span text:style-name="T55">n</text:span><text:span text:style-name="T54">i-1</text:span><text:span text:style-name="T59">)</text:span></text:p>
          </draw:text-box>
        </draw:frame>
        <draw:frame draw:style-name="gr59" draw:text-style-name="P30" draw:layer="layout" svg:width="6.911cm" svg:height="0.835cm" svg:x="16.655cm" svg:y="4.753cm">
          <draw:text-box>
            <text:p><text:span text:style-name="T47">Share of survivors at time index i</text:span></text:p>
          </draw:text-box>
        </draw:frame>
        <draw:frame draw:style-name="gr60" draw:text-style-name="P26" draw:layer="layout" svg:width="6.381cm" svg:height="1.139cm" svg:x="17.186cm" svg:y="5.417cm">
          <draw:text-box>
            <text:p><text:span text:style-name="T62">n</text:span><text:span text:style-name="T63">i </text:span><text:span text:style-name="T61">/</text:span><text:span text:style-name="T62">N</text:span><text:span text:style-name="T64"> </text:span><text:span text:style-name="T61">= </text:span><text:span text:style-name="T62">n</text:span><text:span text:style-name="T63">i-1</text:span><text:span text:style-name="T61">/</text:span><text:span text:style-name="T62">N</text:span><text:span text:style-name="T59">(1-</text:span><text:span text:style-name="T55">d</text:span><text:span text:style-name="T54">i </text:span><text:span text:style-name="T59">/</text:span><text:span text:style-name="T55">n</text:span><text:span text:style-name="T54">i-1</text:span><text:span text:style-name="T59">)</text:span></text:p>
          </draw:text-box>
        </draw:frame>
        <presentation:notes draw:style-name="dp4">
          <draw:page-thumbnail draw:style-name="gr4" draw:layer="layout" svg:width="13.469cm" svg:height="9.524cm" svg:x="2.789cm" svg:y="1.93cm" draw:page-number="17" presentation:class="page"/>
          <draw:frame presentation:style-name="pr5" draw:text-style-name="P20" draw:layer="layout" svg:width="15.239cm" svg:height="11.429cm" svg:x="1.905cm" svg:y="12.064cm" presentation:class="notes" presentation:placeholder="true">
            <draw:text-box/>
          </draw:frame>
        </presentation:notes>
      </draw:page>
      <draw:page draw:name="page18" draw:style-name="dp3" draw:master-page-name="standard" presentation:presentation-page-layout-name="AL2T19" presentation:use-footer-name="ftr1" presentation:use-date-time-name="dtd1">
        <office:forms form:automatic-focus="false" form:apply-design-mode="false"/>
        <draw:custom-shape draw:style-name="gr61" draw:text-style-name="P13" draw:layer="layout" svg:width="7.579cm" svg:height="2.721cm" svg:x="18.199cm" svg:y="4.876cm">
          <text:p/>
          <draw:enhanced-geometry svg:viewBox="0 0 21600 21600" draw:type="rectangle" draw:enhanced-path="M 0 0 L 21600 0 21600 21600 0 21600 0 0 Z N"/>
        </draw:custom-shap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0.908cm" svg:height="1.139cm" svg:x="2.015cm" svg:y="2.736cm">
          <draw:text-box>
            <text:p><text:span text:style-name="T43">x</text:span><text:span text:style-name="T54">i</text:span></text:p>
          </draw:text-box>
        </draw:frame>
        <draw:frame draw:style-name="gr32" draw:text-style-name="P27" draw:layer="layout" svg:width="1.213cm" svg:height="0.996cm" svg:x="2.016cm" svg:y="3.403cm">
          <draw:text-box>
            <text:p><text:span text:style-name="T44">22</text:span></text:p>
          </draw:text-box>
        </draw:frame>
        <draw:frame draw:style-name="gr33" draw:text-style-name="P28" draw:layer="layout" svg:width="1.213cm" svg:height="0.996cm" svg:x="2.017cm" svg:y="4.07cm">
          <draw:text-box>
            <text:p><text:span text:style-name="T45">23</text:span></text:p>
          </draw:text-box>
        </draw:frame>
        <draw:frame draw:style-name="gr33" draw:text-style-name="P28" draw:layer="layout" svg:width="1.213cm" svg:height="0.996cm" svg:x="2.017cm" svg:y="4.736cm">
          <draw:text-box>
            <text:p><text:span text:style-name="T45">38</text:span></text:p>
          </draw:text-box>
        </draw:frame>
        <draw:frame draw:style-name="gr34" draw:text-style-name="P29" draw:layer="layout" svg:width="1.205cm" svg:height="0.962cm" svg:x="2.018cm" svg:y="6.07cm">
          <draw:text-box>
            <text:p><text:span text:style-name="T46">73</text:span></text:p>
          </draw:text-box>
        </draw:frame>
        <draw:frame draw:style-name="gr33" draw:text-style-name="P28" draw:layer="layout" svg:width="1.213cm" svg:height="0.996cm" svg:x="2.018cm" svg:y="5.403cm">
          <draw:text-box>
            <text:p><text:span text:style-name="T45">42</text:span></text:p>
          </draw:text-box>
        </draw:frame>
        <draw:frame draw:style-name="gr35" draw:text-style-name="P26" draw:layer="layout" svg:width="0.667cm" svg:height="0.996cm" svg:x="1.116cm" svg:y="2.736cm">
          <draw:text-box>
            <text:p><text:span text:style-name="T43">i</text:span></text:p>
          </draw:text-box>
        </draw:frame>
        <draw:frame draw:style-name="gr36" draw:text-style-name="P27" draw:layer="layout" svg:width="0.858cm" svg:height="0.996cm" svg:x="1.117cm" svg:y="3.436cm">
          <draw:text-box>
            <text:p><text:span text:style-name="T44">1</text:span></text:p>
          </draw:text-box>
        </draw:frame>
        <draw:frame draw:style-name="gr36" draw:text-style-name="P28" draw:layer="layout" svg:width="0.858cm" svg:height="0.996cm" svg:x="1.117cm" svg:y="4.093cm">
          <draw:text-box>
            <text:p><text:span text:style-name="T45">2</text:span></text:p>
          </draw:text-box>
        </draw:frame>
        <draw:frame draw:style-name="gr36" draw:text-style-name="P28" draw:layer="layout" svg:width="0.858cm" svg:height="0.996cm" svg:x="1.117cm" svg:y="4.75cm">
          <draw:text-box>
            <text:p><text:span text:style-name="T45">3</text:span></text:p>
          </draw:text-box>
        </draw:frame>
        <draw:frame draw:style-name="gr36" draw:text-style-name="P28" draw:layer="layout" svg:width="0.858cm" svg:height="0.996cm" svg:x="1.118cm" svg:y="5.407cm">
          <draw:text-box>
            <text:p><text:span text:style-name="T45">4</text:span></text:p>
          </draw:text-box>
        </draw:frame>
        <draw:frame draw:style-name="gr36" draw:text-style-name="P28" draw:layer="layout" svg:width="0.858cm" svg:height="0.996cm" svg:x="1.118cm" svg:y="6.065cm">
          <draw:text-box>
            <text:p><text:span text:style-name="T45">5</text:span></text:p>
          </draw:text-box>
        </draw:frame>
        <draw:frame draw:style-name="gr37" draw:text-style-name="P30" draw:layer="layout" svg:width="4.02cm" svg:height="0.835cm" svg:x="-0.032cm" svg:y="2.23cm">
          <draw:text-box>
            <text:p><text:span text:style-name="T47">Index</text:span></text:p>
          </draw:text-box>
        </draw:frame>
        <draw:frame draw:style-name="gr38" draw:text-style-name="P30" draw:layer="layout" svg:width="4.498cm" svg:height="0.835cm" svg:x="1.655cm" svg:y="2.251cm">
          <draw:text-box>
            <text:p><text:span text:style-name="T47">Time</text:span></text:p>
          </draw:text-box>
        </draw:frame>
        <draw:frame draw:style-name="gr33" draw:text-style-name="P28" draw:layer="layout" svg:width="1.213cm" svg:height="0.996cm" svg:x="2.019cm" svg:y="6.703cm">
          <draw:text-box>
            <text:p><text:span text:style-name="T45">77</text:span></text:p>
          </draw:text-box>
        </draw:frame>
        <draw:frame draw:style-name="gr33" draw:text-style-name="P28" draw:layer="layout" svg:width="1.213cm" svg:height="0.996cm" svg:x="2.02cm" svg:y="7.369cm">
          <draw:text-box>
            <text:p><text:span text:style-name="T45">89</text:span></text:p>
          </draw:text-box>
        </draw:frame>
        <draw:frame draw:style-name="gr40" draw:text-style-name="P28" draw:layer="layout" svg:width="1.569cm" svg:height="0.996cm" svg:x="2.021cm" svg:y="8.036cm">
          <draw:text-box>
            <text:p><text:span text:style-name="T45">115</text:span></text:p>
          </draw:text-box>
        </draw:frame>
        <draw:frame draw:style-name="gr36" draw:text-style-name="P28" draw:layer="layout" svg:width="0.858cm" svg:height="0.996cm" svg:x="1.12cm" svg:y="6.722cm">
          <draw:text-box>
            <text:p><text:span text:style-name="T45">6</text:span></text:p>
          </draw:text-box>
        </draw:frame>
        <draw:frame draw:style-name="gr36" draw:text-style-name="P28" draw:layer="layout" svg:width="0.858cm" svg:height="0.996cm" svg:x="1.121cm" svg:y="7.379cm">
          <draw:text-box>
            <text:p><text:span text:style-name="T45">7</text:span></text:p>
          </draw:text-box>
        </draw:frame>
        <draw:frame draw:style-name="gr36" draw:text-style-name="P28" draw:layer="layout" svg:width="0.858cm" svg:height="0.996cm" svg:x="1.122cm" svg:y="8.036cm">
          <draw:text-box>
            <text:p><text:span text:style-name="T45">8</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185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9</text:span></text:p>
          </draw:text-box>
        </draw:frame>
        <draw:frame draw:style-name="gr36" draw:text-style-name="P28" draw:layer="layout" svg:width="1.558cm" svg:height="0.996cm" svg:x="6.218cm" svg:y="7.04cm">
          <draw:text-box>
            <text:p><text:span text:style-name="T45">4/9</text:span></text:p>
          </draw:text-box>
        </draw:frame>
        <draw:frame draw:style-name="gr36" draw:text-style-name="P28" draw:layer="layout" svg:width="1.492cm" svg:height="0.996cm" svg:x="6.284cm" svg:y="8.015cm">
          <draw:text-box>
            <text:p><text:span text:style-name="T45">3/9</text:span></text:p>
          </draw:text-box>
        </draw:frame>
        <draw:frame draw:style-name="gr36" draw:text-style-name="P28" draw:layer="layout" svg:width="1.492cm" svg:height="0.996cm" svg:x="6.284cm" svg:y="8.99cm">
          <draw:text-box>
            <text:p><text:span text:style-name="T45">2/9</text:span></text:p>
          </draw:text-box>
        </draw:frame>
        <draw:frame draw:style-name="gr36" draw:text-style-name="P28" draw:layer="layout" svg:width="1.492cm" svg:height="0.996cm" svg:x="6.284cm" svg:y="9.965cm">
          <draw:text-box>
            <text:p><text:span text:style-name="T45">1/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8.369cm" svg:x2="16.993cm" svg:y2="8.369cm">
          <text:p/>
        </draw:line>
        <draw:line draw:style-name="gr49" draw:text-style-name="P6" draw:layer="layout" svg:x1="17.169cm" svg:y1="9.369cm" svg:x2="18.453cm" svg:y2="9.369cm">
          <text:p/>
        </draw:line>
        <draw:line draw:style-name="gr49" draw:text-style-name="P6" draw:layer="layout" svg:x1="18.469cm" svg:y1="10.269cm" svg:x2="21.167cm" svg:y2="10.2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umber of survivors</text:span></text:p>
          </draw:text-box>
        </draw:frame>
        <draw:frame draw:style-name="gr38" draw:text-style-name="P30" draw:layer="layout" svg:width="4.498cm" svg:height="0.835cm" svg:x="2.01cm" svg:y="11.989cm">
          <draw:text-box>
            <text:p><text:span text:style-name="T47">Tim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27" draw:layer="layout" svg:width="1.213cm" svg:height="0.996cm" svg:x="15.523cm" svg:y="14.026cm">
          <draw:text-box>
            <text:p><text:span text:style-name="T44">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3</text:span></text:p>
          </draw:text-box>
        </draw:frame>
        <draw:frame draw:style-name="gr32" draw:text-style-name="P27" draw:layer="layout" svg:width="1.213cm" svg:height="0.996cm" svg:x="11.22cm" svg:y="11.911cm">
          <draw:text-box>
            <text:p><text:span text:style-name="T44">38</text:span></text:p>
          </draw:text-box>
        </draw:frame>
        <draw:frame draw:style-name="gr32" draw:text-style-name="P27" draw:layer="layout" svg:width="1.213cm" svg:height="0.996cm" svg:x="12.021cm" svg:y="11.911cm">
          <draw:text-box>
            <text:p><text:span text:style-name="T44">42</text:span></text:p>
          </draw:text-box>
        </draw:frame>
        <draw:frame draw:style-name="gr32" draw:text-style-name="P27" draw:layer="layout" svg:width="1.213cm" svg:height="0.996cm" svg:x="15.522cm" svg:y="11.911cm">
          <draw:text-box>
            <text:p><text:span text:style-name="T44">73</text:span></text:p>
          </draw:text-box>
        </draw:frame>
        <draw:frame draw:style-name="gr32" draw:text-style-name="P27" draw:layer="layout" svg:width="1.213cm" svg:height="0.996cm" svg:x="16.623cm" svg:y="11.911cm">
          <draw:text-box>
            <text:p><text:span text:style-name="T44">77</text:span></text:p>
          </draw:text-box>
        </draw:frame>
        <draw:frame draw:style-name="gr32" draw:text-style-name="P27" draw:layer="layout" svg:width="1.213cm" svg:height="0.996cm" svg:x="18.024cm" svg:y="11.911cm">
          <draw:text-box>
            <text:p><text:span text:style-name="T44">89</text:span></text:p>
          </draw:text-box>
        </draw:frame>
        <draw:frame draw:style-name="gr40" draw:text-style-name="P27" draw:layer="layout" svg:width="1.569cm" svg:height="0.996cm" svg:x="20.825cm" svg:y="11.911cm">
          <draw:text-box>
            <text:p><text:span text:style-name="T44">115</text:span></text:p>
          </draw:text-box>
        </draw:frame>
        <draw:frame draw:style-name="gr46" draw:text-style-name="P26" draw:layer="layout" svg:width="0.942cm" svg:height="1.139cm" svg:x="3.216cm" svg:y="2.736cm">
          <draw:text-box>
            <text:p><text:span text:style-name="T55">d</text:span><text:span text:style-name="T54">i</text:span></text:p>
          </draw:text-box>
        </draw:frame>
        <draw:frame draw:style-name="gr32" draw:text-style-name="P27" draw:layer="layout" svg:width="1.213cm" svg:height="0.996cm" svg:x="3.217cm" svg:y="3.403cm">
          <draw:text-box>
            <text:p><text:span text:style-name="T44">1</text:span></text:p>
          </draw:text-box>
        </draw:frame>
        <draw:frame draw:style-name="gr33" draw:text-style-name="P28" draw:layer="layout" svg:width="1.213cm" svg:height="0.996cm" svg:x="3.218cm" svg:y="4.07cm">
          <draw:text-box>
            <text:p><text:span text:style-name="T45">1</text:span></text:p>
          </draw:text-box>
        </draw:frame>
        <draw:frame draw:style-name="gr33" draw:text-style-name="P28" draw:layer="layout" svg:width="1.213cm" svg:height="0.996cm" svg:x="3.218cm" svg:y="4.736cm">
          <draw:text-box>
            <text:p><text:span text:style-name="T45">1</text:span></text:p>
          </draw:text-box>
        </draw:frame>
        <draw:frame draw:style-name="gr47" draw:text-style-name="P29" draw:layer="layout" svg:width="1.205cm" svg:height="0.996cm" svg:x="3.219cm" svg:y="6.07cm">
          <draw:text-box>
            <text:p><text:span text:style-name="T56">1</text:span></text:p>
          </draw:text-box>
        </draw:frame>
        <draw:frame draw:style-name="gr33" draw:text-style-name="P28" draw:layer="layout" svg:width="1.213cm" svg:height="0.996cm" svg:x="3.219cm" svg:y="5.403cm">
          <draw:text-box>
            <text:p><text:span text:style-name="T45">2</text:span></text:p>
          </draw:text-box>
        </draw:frame>
        <draw:frame draw:style-name="gr33" draw:text-style-name="P28" draw:layer="layout" svg:width="1.213cm" svg:height="0.996cm" svg:x="3.22cm" svg:y="6.703cm">
          <draw:text-box>
            <text:p><text:span text:style-name="T45">1</text:span></text:p>
          </draw:text-box>
        </draw:frame>
        <draw:frame draw:style-name="gr33" draw:text-style-name="P28" draw:layer="layout" svg:width="1.213cm" svg:height="0.996cm" svg:x="3.221cm" svg:y="7.369cm">
          <draw:text-box>
            <text:p><text:span text:style-name="T45">1</text:span></text:p>
          </draw:text-box>
        </draw:frame>
        <draw:frame draw:style-name="gr40" draw:text-style-name="P28" draw:layer="layout" svg:width="1.569cm" svg:height="0.996cm" svg:x="3.222cm" svg:y="8.036cm">
          <draw:text-box>
            <text:p><text:span text:style-name="T45">1</text:span></text:p>
          </draw:text-box>
        </draw:frame>
        <draw:frame draw:style-name="gr48" draw:text-style-name="P30" draw:layer="layout" svg:width="3.256cm" svg:height="0.835cm" svg:x="3.268cm" svg:y="2.231cm">
          <draw:text-box>
            <text:p><text:span text:style-name="T47">Event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umber of event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27" draw:layer="layout" svg:width="1.213cm" svg:height="0.996cm" svg:x="15.523cm" svg:y="12.711cm">
          <draw:text-box>
            <text:p><text:span text:style-name="T44">1</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6" draw:text-style-name="P35" draw:layer="layout" svg:width="1.476cm" svg:height="0.996cm" svg:x="7.518cm" svg:y="1.811cm">
          <draw:text-box>
            <text:p><text:span text:style-name="T57">9/9</text:span></text:p>
          </draw:text-box>
        </draw:frame>
        <draw:frame draw:style-name="gr57" draw:text-style-name="P35" draw:layer="layout" svg:width="5.049cm" svg:height="0.996cm" svg:x="9.365cm" svg:y="2.788cm">
          <draw:text-box>
            <text:p><text:span text:style-name="T57">8/9 = 9/9(1-1/9)</text:span></text:p>
          </draw:text-box>
        </draw:frame>
        <draw:frame draw:style-name="gr57" draw:text-style-name="P35" draw:layer="layout" svg:width="5.049cm" svg:height="0.996cm" svg:x="9.865cm" svg:y="3.788cm">
          <draw:text-box>
            <text:p><text:span text:style-name="T57">7/9 = 8/9(1-1/8)</text:span></text:p>
          </draw:text-box>
        </draw:frame>
        <draw:frame draw:style-name="gr57" draw:text-style-name="P35" draw:layer="layout" svg:width="5.049cm" svg:height="0.996cm" svg:x="11.665cm" svg:y="4.788cm">
          <draw:text-box>
            <text:p><text:span text:style-name="T57">6/9 = 7/9(1-1/7)</text:span></text:p>
          </draw:text-box>
        </draw:frame>
        <draw:frame draw:style-name="gr57" draw:text-style-name="P35" draw:layer="layout" svg:width="5.049cm" svg:height="0.996cm" svg:x="12.265cm" svg:y="6.588cm">
          <draw:text-box>
            <text:p><text:span text:style-name="T57">4/9 = 6/9(1-2/6)</text:span></text:p>
          </draw:text-box>
        </draw:frame>
        <draw:frame draw:style-name="gr57" draw:text-style-name="P35" draw:layer="layout" svg:width="5.049cm" svg:height="0.996cm" svg:x="16.065cm" svg:y="7.488cm">
          <draw:text-box>
            <text:p><text:span text:style-name="T57">3/9 = 4/9(1-1/4)</text:span></text:p>
          </draw:text-box>
        </draw:frame>
        <draw:frame draw:style-name="gr57" draw:text-style-name="P35" draw:layer="layout" svg:width="5.049cm" svg:height="0.996cm" svg:x="16.934cm" svg:y="8.496cm">
          <draw:text-box>
            <text:p><text:span text:style-name="T57">2/9 = 3/9(1-1/3)</text:span></text:p>
          </draw:text-box>
        </draw:frame>
        <draw:frame draw:style-name="gr57" draw:text-style-name="P35" draw:layer="layout" svg:width="5.049cm" svg:height="0.996cm" svg:x="18.165cm" svg:y="9.365cm">
          <draw:text-box>
            <text:p><text:span text:style-name="T57">1/9 = 2/9(1-1/2)</text:span></text:p>
          </draw:text-box>
        </draw:frame>
        <draw:line draw:style-name="gr49" draw:text-style-name="P6" draw:layer="layout" svg:x1="21.169cm" svg:y1="11.069cm" svg:x2="23.867cm" svg:y2="11.069cm">
          <text:p/>
        </draw:line>
        <draw:frame draw:style-name="gr58" draw:text-style-name="P35" draw:layer="layout" svg:width="4.431cm" svg:height="0.996cm" svg:x="20.765cm" svg:y="10.111cm">
          <draw:text-box>
            <text:p><text:span text:style-name="T57">0 = 1/9(1-1/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9" draw:text-style-name="P30" draw:layer="layout" svg:width="6.911cm" svg:height="0.835cm" svg:x="16.655cm" svg:y="2.153cm">
          <draw:text-box>
            <text:p><text:span text:style-name="T47">Share of survivors at time index i</text:span></text:p>
          </draw:text-box>
        </draw:frame>
        <draw:frame draw:style-name="gr60" draw:text-style-name="P26" draw:layer="layout" svg:width="6.381cm" svg:height="1.139cm" svg:x="17.186cm" svg:y="2.817cm">
          <draw:text-box>
            <text:p><text:span text:style-name="T62">n</text:span><text:span text:style-name="T63">i </text:span><text:span text:style-name="T61">/</text:span><text:span text:style-name="T62">N</text:span><text:span text:style-name="T64"> </text:span><text:span text:style-name="T61">= </text:span><text:span text:style-name="T62">n</text:span><text:span text:style-name="T63">i-1</text:span><text:span text:style-name="T61">/</text:span><text:span text:style-name="T62">N</text:span><text:span text:style-name="T59">(1-</text:span><text:span text:style-name="T55">d</text:span><text:span text:style-name="T54">i </text:span><text:span text:style-name="T59">/</text:span><text:span text:style-name="T55">n</text:span><text:span text:style-name="T54">i-1</text:span><text:span text:style-name="T59">)</text:span></text:p>
          </draw:text-box>
        </draw:frame>
        <draw:frame draw:style-name="gr62" draw:text-style-name="P26" draw:layer="layout" svg:width="5.095cm" svg:height="1.139cm" svg:x="17.944cm" svg:y="3.619cm">
          <draw:text-box>
            <text:p><text:span text:style-name="T62">S</text:span><text:span text:style-name="T63">i</text:span><text:span text:style-name="T64"> </text:span><text:span text:style-name="T61">= </text:span><text:span text:style-name="T62">S</text:span><text:span text:style-name="T63">i-1 </text:span><text:span text:style-name="T59">(1-</text:span><text:span text:style-name="T55">d</text:span><text:span text:style-name="T54">i </text:span><text:span text:style-name="T59">/</text:span><text:span text:style-name="T55">n</text:span><text:span text:style-name="T54">i-1</text:span><text:span text:style-name="T59">)</text:span></text:p>
          </draw:text-box>
        </draw:frame>
        <draw:frame draw:style-name="gr63" draw:text-style-name="P26" draw:layer="layout" svg:width="5.933cm" svg:height="1.139cm" svg:x="18.122cm" svg:y="6.519cm">
          <draw:text-box>
            <text:p><text:span text:style-name="T62">S</text:span><text:span text:style-name="T61">(</text:span><text:span text:style-name="T62">x</text:span><text:span text:style-name="T61">)</text:span><text:span text:style-name="T63"> </text:span><text:span text:style-name="T62">= </text:span><text:span text:style-name="T65">∏</text:span><text:span text:style-name="T66">xi</text:span><text:span text:style-name="T67">≤x</text:span><text:span text:style-name="T59">(1-</text:span><text:span text:style-name="T55">d</text:span><text:span text:style-name="T54">i </text:span><text:span text:style-name="T55">/n</text:span><text:span text:style-name="T54">i-1</text:span><text:span text:style-name="T59">)</text:span></text:p>
          </draw:text-box>
        </draw:frame>
        <draw:frame draw:style-name="gr59" draw:text-style-name="P38" draw:layer="layout" svg:width="6.911cm" svg:height="0.835cm" svg:x="18.122cm" svg:y="4.884cm">
          <draw:text-box>
            <text:p text:style-name="P37"><text:span text:style-name="T68">The Kaplan-Meier Estimator</text:span></text:p>
          </draw:text-box>
        </draw:frame>
        <draw:frame draw:style-name="gr59" draw:text-style-name="P40" draw:layer="layout" svg:width="6.911cm" svg:height="1.419cm" svg:x="18.123cm" svg:y="5.442cm">
          <draw:text-box>
            <text:p text:style-name="P39"><text:span text:style-name="T69">Estimates the probability of</text:span></text:p>
            <text:p text:style-name="P39"><text:span text:style-name="T69">survival until time </text:span><text:span text:style-name="T70">x</text:span></text:p>
          </draw:text-box>
        </draw:frame>
        <presentation:notes draw:style-name="dp4">
          <draw:page-thumbnail draw:style-name="gr4" draw:layer="layout" svg:width="13.469cm" svg:height="9.524cm" svg:x="2.789cm" svg:y="1.93cm" draw:page-number="18" presentation:class="page"/>
          <draw:frame presentation:style-name="pr5" draw:text-style-name="P20" draw:layer="layout" svg:width="15.239cm" svg:height="11.429cm" svg:x="1.905cm" svg:y="12.064cm" presentation:class="notes" presentation:placeholder="true">
            <draw:text-box/>
          </draw:frame>
        </presentation:notes>
      </draw:page>
      <draw:page draw:name="page19" draw:style-name="dp3" draw:master-page-name="standard" presentation:presentation-page-layout-name="AL2T19" presentation:use-footer-name="ftr1" presentation:use-date-time-name="dtd1">
        <office:forms form:automatic-focus="false" form:apply-design-mode="false"/>
        <draw:frame presentation:style-name="pr4" draw:text-style-name="P12" draw:layer="layout" svg:width="25.992cm" svg:height="1.997cm" svg:x="0.998cm" svg:y="-0.032cm" presentation:class="title">
          <draw:text-box>
            <text:p text:style-name="P11">Deriving the Kaplan-Meier Estimator</text:p>
          </draw:text-box>
        </draw:frame>
        <draw:line draw:style-name="gr27" draw:text-style-name="P6" draw:layer="layout" svg:x1="3.452cm" svg:y1="11.059cm" svg:x2="24.412cm" svg:y2="11.059cm">
          <text:p/>
        </draw:line>
        <draw:frame draw:style-name="gr28" draw:text-style-name="P22" draw:layer="layout" svg:width="12.209cm" svg:height="1.928cm" svg:x="3.222cm" svg:y="11.055cm">
          <draw:text-box>
            <text:p text:style-name="P21"><text:span text:style-name="T37">Time </text:span><text:span text:style-name="T38">x</text:span></text:p>
          </draw:text-box>
        </draw:frame>
        <draw:custom-shape draw:style-name="gr30" draw:text-style-name="P25" draw:layer="layout" svg:width="0.324cm" svg:height="0.324cm" svg:x="20.982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785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9.945cm" svg:y="10.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1.655cm" svg:y="2.251cm">
          <draw:text-box>
            <text:p><text:span text:style-name="T47">Time</text:span></text:p>
          </draw:text-box>
        </draw:frame>
        <draw:custom-shape draw:style-name="gr30" draw:text-style-name="P25" draw:layer="layout" svg:width="0.324cm" svg:height="0.324cm" svg:x="12.246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1.847cm" svg:y="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6.786cm" svg:y="10.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5" draw:layer="layout" svg:width="0.324cm" svg:height="0.324cm" svg:x="18.287cm" svg:y="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6" draw:layer="layout" svg:x1="7.646cm" svg:y1="11.99cm" svg:x2="7.62cm" svg:y2="2.286cm">
          <text:p/>
        </draw:line>
        <draw:frame draw:style-name="gr36" draw:text-style-name="P28" draw:layer="layout" svg:width="1.492cm" svg:height="0.996cm" svg:x="6.284cm" svg:y="4.115cm">
          <draw:text-box>
            <text:p><text:span text:style-name="T45">7/9</text:span></text:p>
          </draw:text-box>
        </draw:frame>
        <draw:frame draw:style-name="gr36" draw:text-style-name="P28" draw:layer="layout" svg:width="1.514cm" svg:height="0.996cm" svg:x="6.262cm" svg:y="5.09cm">
          <draw:text-box>
            <text:p><text:span text:style-name="T45">6/9</text:span></text:p>
          </draw:text-box>
        </draw:frame>
        <draw:frame draw:style-name="gr36" draw:text-style-name="P28" draw:layer="layout" svg:width="1.492cm" svg:height="0.996cm" svg:x="6.284cm" svg:y="6.065cm">
          <draw:text-box>
            <text:p><text:span text:style-name="T45">5</text:span><text:span text:style-name="T45">/</text:span><text:span text:style-name="T45">9</text:span></text:p>
          </draw:text-box>
        </draw:frame>
        <draw:frame draw:style-name="gr36" draw:text-style-name="P28" draw:layer="layout" svg:width="1.558cm" svg:height="0.996cm" svg:x="6.218cm" svg:y="7.04cm">
          <draw:text-box>
            <text:p><text:span text:style-name="T45">4</text:span><text:span text:style-name="T45">/</text:span><text:span text:style-name="T45">9</text:span></text:p>
          </draw:text-box>
        </draw:frame>
        <draw:frame draw:style-name="gr36" draw:text-style-name="P28" draw:layer="layout" svg:width="1.492cm" svg:height="0.996cm" svg:x="6.284cm" svg:y="8.015cm">
          <draw:text-box>
            <text:p><text:span text:style-name="T45">3</text:span><text:span text:style-name="T45">/</text:span><text:span text:style-name="T45">9</text:span></text:p>
          </draw:text-box>
        </draw:frame>
        <draw:frame draw:style-name="gr36" draw:text-style-name="P28" draw:layer="layout" svg:width="1.492cm" svg:height="0.996cm" svg:x="6.284cm" svg:y="8.99cm">
          <draw:text-box>
            <text:p><text:span text:style-name="T45">2</text:span><text:span text:style-name="T45">/</text:span><text:span text:style-name="T45">9</text:span></text:p>
          </draw:text-box>
        </draw:frame>
        <draw:frame draw:style-name="gr36" draw:text-style-name="P28" draw:layer="layout" svg:width="1.492cm" svg:height="0.996cm" svg:x="6.284cm" svg:y="9.965cm">
          <draw:text-box>
            <text:p><text:span text:style-name="T45">1</text:span><text:span text:style-name="T45">/</text:span><text:span text:style-name="T45">9</text:span></text:p>
          </draw:text-box>
        </draw:frame>
        <draw:frame draw:style-name="gr36" draw:text-style-name="P28" draw:layer="layout" svg:width="0.858cm" svg:height="0.996cm" svg:x="6.918cm" svg:y="10.965cm">
          <draw:text-box>
            <text:p><text:span text:style-name="T45">0</text:span></text:p>
          </draw:text-box>
        </draw:frame>
        <draw:line draw:style-name="gr49" draw:text-style-name="P6" draw:layer="layout" svg:x1="7.641cm" svg:y1="2.669cm" svg:x2="9.42cm" svg:y2="2.669cm">
          <text:p/>
        </draw:line>
        <draw:line draw:style-name="gr49" draw:text-style-name="P6" draw:layer="layout" svg:x1="9.565cm" svg:y1="3.669cm" svg:x2="9.906cm" svg:y2="3.669cm">
          <text:p/>
        </draw:line>
        <draw:line draw:style-name="gr49" draw:text-style-name="P6" draw:layer="layout" svg:x1="10.066cm" svg:y1="4.669cm" svg:x2="11.815cm" svg:y2="4.669cm">
          <text:p/>
        </draw:line>
        <draw:line draw:style-name="gr49" draw:text-style-name="P6" draw:layer="layout" svg:x1="11.867cm" svg:y1="5.669cm" svg:x2="12.386cm" svg:y2="5.669cm">
          <text:p/>
        </draw:line>
        <draw:line draw:style-name="gr49" draw:text-style-name="P6" draw:layer="layout" svg:x1="12.468cm" svg:y1="7.469cm" svg:x2="16.149cm" svg:y2="7.469cm">
          <text:p/>
        </draw:line>
        <draw:line draw:style-name="gr49" draw:text-style-name="P6" draw:layer="layout" svg:x1="16.268cm" svg:y1="7.469cm" svg:x2="16.993cm" svg:y2="7.469cm">
          <text:p/>
        </draw:line>
        <draw:line draw:style-name="gr49" draw:text-style-name="P6" draw:layer="layout" svg:x1="17.169cm" svg:y1="8.869cm" svg:x2="18.453cm" svg:y2="8.869cm">
          <text:p/>
        </draw:line>
        <draw:line draw:style-name="gr49" draw:text-style-name="P6" draw:layer="layout" svg:x1="18.469cm" svg:y1="10.069cm" svg:x2="21.167cm" svg:y2="10.069cm">
          <text:p/>
        </draw:line>
        <draw:frame draw:style-name="gr46" draw:text-style-name="P26" draw:layer="layout" svg:width="0.942cm" svg:height="1.139cm" svg:x="6.516cm" svg:y="14.036cm">
          <draw:text-box>
            <text:p><text:span text:style-name="T43">n</text:span><text:span text:style-name="T54">i</text:span></text:p>
          </draw:text-box>
        </draw:frame>
        <draw:frame draw:style-name="gr38" draw:text-style-name="P30" draw:layer="layout" svg:width="4.498cm" svg:height="0.835cm" svg:x="2.01cm" svg:y="14.088cm">
          <draw:text-box>
            <text:p><text:span text:style-name="T47">N</text:span><text:span text:style-name="T47">u</text:span><text:span text:style-name="T47">m</text:span><text:span text:style-name="T47">b</text:span><text:span text:style-name="T47">e</text:span><text:span text:style-name="T47">r </text:span><text:span text:style-name="T47">o</text:span><text:span text:style-name="T47">f </text:span><text:span text:style-name="T47">s</text:span><text:span text:style-name="T47">u</text:span><text:span text:style-name="T47">r</text:span><text:span text:style-name="T47">vi</text:span><text:span text:style-name="T47">v</text:span><text:span text:style-name="T47">o</text:span><text:span text:style-name="T47">r</text:span><text:span text:style-name="T47">s</text:span></text:p>
          </draw:text-box>
        </draw:frame>
        <draw:frame draw:style-name="gr38" draw:text-style-name="P30" draw:layer="layout" svg:width="4.498cm" svg:height="0.835cm" svg:x="2.01cm" svg:y="11.989cm">
          <draw:text-box>
            <text:p><text:span text:style-name="T47">T</text:span><text:span text:style-name="T47">i</text:span><text:span text:style-name="T47">m</text:span><text:span text:style-name="T47">e</text:span></text:p>
          </draw:text-box>
        </draw:frame>
        <draw:frame draw:style-name="gr44" draw:text-style-name="P26" draw:layer="layout" svg:width="0.908cm" svg:height="1.139cm" svg:x="6.517cm" svg:y="11.913cm">
          <draw:text-box>
            <text:p><text:span text:style-name="T43">x</text:span><text:span text:style-name="T54">i</text:span></text:p>
          </draw:text-box>
        </draw:frame>
        <draw:frame draw:style-name="gr32" draw:text-style-name="P27" draw:layer="layout" svg:width="1.213cm" svg:height="0.996cm" svg:x="7.217cm" svg:y="11.911cm">
          <draw:text-box>
            <text:p><text:span text:style-name="T44">0</text:span></text:p>
          </draw:text-box>
        </draw:frame>
        <draw:frame draw:style-name="gr32" draw:text-style-name="P27" draw:layer="layout" svg:width="1.213cm" svg:height="0.996cm" svg:x="7.218cm" svg:y="14.026cm">
          <draw:text-box>
            <text:p><text:span text:style-name="T44">9</text:span></text:p>
          </draw:text-box>
        </draw:frame>
        <draw:frame draw:style-name="gr32" draw:text-style-name="P27" draw:layer="layout" svg:width="1.213cm" svg:height="0.996cm" svg:x="9.119cm" svg:y="14.026cm">
          <draw:text-box>
            <text:p><text:span text:style-name="T44">8</text:span></text:p>
          </draw:text-box>
        </draw:frame>
        <draw:frame draw:style-name="gr32" draw:text-style-name="P27" draw:layer="layout" svg:width="1.213cm" svg:height="0.996cm" svg:x="9.82cm" svg:y="14.026cm">
          <draw:text-box>
            <text:p><text:span text:style-name="T44">7</text:span></text:p>
          </draw:text-box>
        </draw:frame>
        <draw:frame draw:style-name="gr32" draw:text-style-name="P27" draw:layer="layout" svg:width="1.213cm" svg:height="0.996cm" svg:x="11.521cm" svg:y="14.026cm">
          <draw:text-box>
            <text:p><text:span text:style-name="T44">6</text:span></text:p>
          </draw:text-box>
        </draw:frame>
        <draw:frame draw:style-name="gr32" draw:text-style-name="P27" draw:layer="layout" svg:width="1.213cm" svg:height="0.996cm" svg:x="12.322cm" svg:y="14.026cm">
          <draw:text-box>
            <text:p><text:span text:style-name="T44">4</text:span></text:p>
          </draw:text-box>
        </draw:frame>
        <draw:frame draw:style-name="gr32" draw:text-style-name="P41" draw:layer="layout" svg:width="1.213cm" svg:height="0.996cm" svg:x="15.523cm" svg:y="14.026cm">
          <draw:text-box>
            <text:p><text:span text:style-name="T52">3</text:span></text:p>
          </draw:text-box>
        </draw:frame>
        <draw:frame draw:style-name="gr32" draw:text-style-name="P27" draw:layer="layout" svg:width="1.213cm" svg:height="0.996cm" svg:x="16.624cm" svg:y="14.026cm">
          <draw:text-box>
            <text:p><text:span text:style-name="T44">2</text:span></text:p>
          </draw:text-box>
        </draw:frame>
        <draw:frame draw:style-name="gr32" draw:text-style-name="P27" draw:layer="layout" svg:width="1.213cm" svg:height="0.996cm" svg:x="18.025cm" svg:y="14.026cm">
          <draw:text-box>
            <text:p><text:span text:style-name="T44">1</text:span></text:p>
          </draw:text-box>
        </draw:frame>
        <draw:frame draw:style-name="gr32" draw:text-style-name="P27" draw:layer="layout" svg:width="1.213cm" svg:height="0.996cm" svg:x="20.826cm" svg:y="14.026cm">
          <draw:text-box>
            <text:p><text:span text:style-name="T44">0</text:span></text:p>
          </draw:text-box>
        </draw:frame>
        <draw:frame draw:style-name="gr32" draw:text-style-name="P27" draw:layer="layout" svg:width="1.213cm" svg:height="0.996cm" svg:x="9.018cm" svg:y="11.911cm">
          <draw:text-box>
            <text:p><text:span text:style-name="T44">22</text:span></text:p>
          </draw:text-box>
        </draw:frame>
        <draw:frame draw:style-name="gr32" draw:text-style-name="P27" draw:layer="layout" svg:width="1.213cm" svg:height="0.996cm" svg:x="9.819cm" svg:y="11.911cm">
          <draw:text-box>
            <text:p><text:span text:style-name="T44">2</text:span><text:span text:style-name="T44">3</text:span></text:p>
          </draw:text-box>
        </draw:frame>
        <draw:frame draw:style-name="gr32" draw:text-style-name="P27" draw:layer="layout" svg:width="1.213cm" svg:height="0.996cm" svg:x="11.22cm" svg:y="11.911cm">
          <draw:text-box>
            <text:p><text:span text:style-name="T44">3</text:span><text:span text:style-name="T44">8</text:span></text:p>
          </draw:text-box>
        </draw:frame>
        <draw:frame draw:style-name="gr32" draw:text-style-name="P27" draw:layer="layout" svg:width="1.213cm" svg:height="0.996cm" svg:x="12.021cm" svg:y="11.911cm">
          <draw:text-box>
            <text:p><text:span text:style-name="T44">4</text:span><text:span text:style-name="T44">2</text:span></text:p>
          </draw:text-box>
        </draw:frame>
        <draw:frame draw:style-name="gr32" draw:text-style-name="P41" draw:layer="layout" svg:width="1.213cm" svg:height="0.996cm" svg:x="15.522cm" svg:y="11.911cm">
          <draw:text-box>
            <text:p><text:span text:style-name="T52">7</text:span><text:span text:style-name="T52">3</text:span></text:p>
          </draw:text-box>
        </draw:frame>
        <draw:frame draw:style-name="gr32" draw:text-style-name="P27" draw:layer="layout" svg:width="1.213cm" svg:height="0.996cm" svg:x="16.623cm" svg:y="11.911cm">
          <draw:text-box>
            <text:p><text:span text:style-name="T44">7</text:span><text:span text:style-name="T44">7</text:span></text:p>
          </draw:text-box>
        </draw:frame>
        <draw:frame draw:style-name="gr32" draw:text-style-name="P27" draw:layer="layout" svg:width="1.213cm" svg:height="0.996cm" svg:x="18.024cm" svg:y="11.911cm">
          <draw:text-box>
            <text:p><text:span text:style-name="T44">8</text:span><text:span text:style-name="T44">9</text:span></text:p>
          </draw:text-box>
        </draw:frame>
        <draw:frame draw:style-name="gr40" draw:text-style-name="P27" draw:layer="layout" svg:width="1.569cm" svg:height="0.996cm" svg:x="20.825cm" svg:y="11.911cm">
          <draw:text-box>
            <text:p><text:span text:style-name="T44">1</text:span><text:span text:style-name="T44">1</text:span><text:span text:style-name="T44">5</text:span></text:p>
          </draw:text-box>
        </draw:frame>
        <draw:frame draw:style-name="gr48" draw:text-style-name="P30" draw:layer="layout" svg:width="3.256cm" svg:height="0.835cm" svg:x="2.768cm" svg:y="2.231cm">
          <draw:text-box>
            <text:p><text:span text:style-name="T47">E</text:span><text:span text:style-name="T47">v</text:span><text:span text:style-name="T47">e</text:span><text:span text:style-name="T47">n</text:span><text:span text:style-name="T47">t</text:span><text:span text:style-name="T47">s</text:span></text:p>
          </draw:text-box>
        </draw:frame>
        <draw:custom-shape draw:style-name="gr30" draw:text-style-name="P25" draw:layer="layout" svg:width="0.324cm" svg:height="0.324cm" svg:x="12.247cm" svg:y="10.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98cm" svg:height="0.835cm" svg:x="2.01cm" svg:y="12.889cm">
          <draw:text-box>
            <text:p><text:span text:style-name="T47">N</text:span><text:span text:style-name="T47">u</text:span><text:span text:style-name="T47">m</text:span><text:span text:style-name="T47">b</text:span><text:span text:style-name="T47">e</text:span><text:span text:style-name="T47">r </text:span><text:span text:style-name="T47">o</text:span><text:span text:style-name="T47">f </text:span><text:span text:style-name="T47">e</text:span><text:span text:style-name="T47">v</text:span><text:span text:style-name="T47">e</text:span><text:span text:style-name="T47">n</text:span><text:span text:style-name="T47">t</text:span><text:span text:style-name="T47">s</text:span></text:p>
          </draw:text-box>
        </draw:frame>
        <draw:frame draw:style-name="gr46" draw:text-style-name="P26" draw:layer="layout" svg:width="0.942cm" svg:height="1.139cm" svg:x="6.516cm" svg:y="12.737cm">
          <draw:text-box>
            <text:p><text:span text:style-name="T43">d</text:span><text:span text:style-name="T54">i</text:span></text:p>
          </draw:text-box>
        </draw:frame>
        <draw:frame draw:style-name="gr32" draw:text-style-name="P27" draw:layer="layout" svg:width="1.213cm" svg:height="0.996cm" svg:x="7.218cm" svg:y="12.711cm">
          <draw:text-box>
            <text:p><text:span text:style-name="T44">0</text:span></text:p>
          </draw:text-box>
        </draw:frame>
        <draw:frame draw:style-name="gr32" draw:text-style-name="P27" draw:layer="layout" svg:width="1.213cm" svg:height="0.996cm" svg:x="9.119cm" svg:y="12.711cm">
          <draw:text-box>
            <text:p><text:span text:style-name="T44">1</text:span></text:p>
          </draw:text-box>
        </draw:frame>
        <draw:frame draw:style-name="gr32" draw:text-style-name="P27" draw:layer="layout" svg:width="1.213cm" svg:height="0.996cm" svg:x="9.82cm" svg:y="12.711cm">
          <draw:text-box>
            <text:p><text:span text:style-name="T44">1</text:span></text:p>
          </draw:text-box>
        </draw:frame>
        <draw:frame draw:style-name="gr32" draw:text-style-name="P27" draw:layer="layout" svg:width="1.213cm" svg:height="0.996cm" svg:x="11.521cm" svg:y="12.711cm">
          <draw:text-box>
            <text:p><text:span text:style-name="T44">1</text:span></text:p>
          </draw:text-box>
        </draw:frame>
        <draw:frame draw:style-name="gr32" draw:text-style-name="P27" draw:layer="layout" svg:width="1.213cm" svg:height="0.996cm" svg:x="12.322cm" svg:y="12.711cm">
          <draw:text-box>
            <text:p><text:span text:style-name="T44">2</text:span></text:p>
          </draw:text-box>
        </draw:frame>
        <draw:frame draw:style-name="gr32" draw:text-style-name="P41" draw:layer="layout" svg:width="1.213cm" svg:height="0.996cm" svg:x="15.523cm" svg:y="12.711cm">
          <draw:text-box>
            <text:p><text:span text:style-name="T52">0</text:span></text:p>
          </draw:text-box>
        </draw:frame>
        <draw:frame draw:style-name="gr32" draw:text-style-name="P27" draw:layer="layout" svg:width="1.213cm" svg:height="0.996cm" svg:x="16.624cm" svg:y="12.711cm">
          <draw:text-box>
            <text:p><text:span text:style-name="T44">1</text:span></text:p>
          </draw:text-box>
        </draw:frame>
        <draw:frame draw:style-name="gr32" draw:text-style-name="P27" draw:layer="layout" svg:width="1.213cm" svg:height="0.996cm" svg:x="18.025cm" svg:y="12.711cm">
          <draw:text-box>
            <text:p><text:span text:style-name="T44">1</text:span></text:p>
          </draw:text-box>
        </draw:frame>
        <draw:frame draw:style-name="gr32" draw:text-style-name="P27" draw:layer="layout" svg:width="1.213cm" svg:height="0.996cm" svg:x="20.826cm" svg:y="12.711cm">
          <draw:text-box>
            <text:p><text:span text:style-name="T44">1</text:span></text:p>
          </draw:text-box>
        </draw:frame>
        <draw:frame draw:style-name="gr56" draw:text-style-name="P35" draw:layer="layout" svg:width="1.476cm" svg:height="0.996cm" svg:x="7.518cm" svg:y="1.811cm">
          <draw:text-box>
            <text:p><text:span text:style-name="T57">9/9</text:span></text:p>
          </draw:text-box>
        </draw:frame>
        <draw:frame draw:style-name="gr57" draw:text-style-name="P35" draw:layer="layout" svg:width="5.049cm" svg:height="0.996cm" svg:x="9.365cm" svg:y="2.788cm">
          <draw:text-box>
            <text:p><text:span text:style-name="T57">8/9 </text:span><text:span text:style-name="T57">= </text:span><text:span text:style-name="T57">9/9</text:span><text:span text:style-name="T57">(1-</text:span><text:span text:style-name="T57">1/9</text:span><text:span text:style-name="T57">)</text:span></text:p>
          </draw:text-box>
        </draw:frame>
        <draw:frame draw:style-name="gr57" draw:text-style-name="P35" draw:layer="layout" svg:width="5.049cm" svg:height="0.996cm" svg:x="9.865cm" svg:y="3.788cm">
          <draw:text-box>
            <text:p><text:span text:style-name="T57">7/9 </text:span><text:span text:style-name="T57">= </text:span><text:span text:style-name="T57">8/9</text:span><text:span text:style-name="T57">(1-</text:span><text:span text:style-name="T57">1/8</text:span><text:span text:style-name="T57">)</text:span></text:p>
          </draw:text-box>
        </draw:frame>
        <draw:frame draw:style-name="gr57" draw:text-style-name="P35" draw:layer="layout" svg:width="5.049cm" svg:height="0.996cm" svg:x="11.665cm" svg:y="4.788cm">
          <draw:text-box>
            <text:p><text:span text:style-name="T57">6</text:span><text:span text:style-name="T57">/</text:span><text:span text:style-name="T57">9 </text:span><text:span text:style-name="T57">= </text:span><text:span text:style-name="T57">7</text:span><text:span text:style-name="T57">/</text:span><text:span text:style-name="T57">9</text:span><text:span text:style-name="T57">(</text:span><text:span text:style-name="T57">1</text:span><text:span text:style-name="T57">-</text:span><text:span text:style-name="T57">1</text:span><text:span text:style-name="T57">/</text:span><text:span text:style-name="T57">7</text:span><text:span text:style-name="T57">)</text:span></text:p>
          </draw:text-box>
        </draw:frame>
        <draw:frame draw:style-name="gr57" draw:text-style-name="P35" draw:layer="layout" svg:width="5.049cm" svg:height="0.996cm" svg:x="12.265cm" svg:y="6.588cm">
          <draw:text-box>
            <text:p><text:span text:style-name="T57">4</text:span><text:span text:style-name="T57">/</text:span><text:span text:style-name="T57">9 </text:span><text:span text:style-name="T57">= </text:span><text:span text:style-name="T57">6</text:span><text:span text:style-name="T57">/</text:span><text:span text:style-name="T57">9</text:span><text:span text:style-name="T57">(</text:span><text:span text:style-name="T57">1</text:span><text:span text:style-name="T57">-</text:span><text:span text:style-name="T57">2</text:span><text:span text:style-name="T57">/</text:span><text:span text:style-name="T57">6</text:span><text:span text:style-name="T57">)</text:span></text:p>
          </draw:text-box>
        </draw:frame>
        <draw:frame draw:style-name="gr64" draw:text-style-name="P35" draw:layer="layout" svg:width="5.404cm" svg:height="0.996cm" svg:x="16.934cm" svg:y="7.996cm">
          <draw:text-box>
            <text:p><text:span text:style-name="T57">8</text:span><text:span text:style-name="T57">/</text:span><text:span text:style-name="T57">2</text:span><text:span text:style-name="T57">7 </text:span><text:span text:style-name="T57">= </text:span><text:span text:style-name="T57">4</text:span><text:span text:style-name="T57">/</text:span><text:span text:style-name="T57">9</text:span><text:span text:style-name="T57">(</text:span><text:span text:style-name="T57">1</text:span><text:span text:style-name="T57">-</text:span><text:span text:style-name="T57">1</text:span><text:span text:style-name="T57">/</text:span><text:span text:style-name="T57">3</text:span><text:span text:style-name="T57">)</text:span></text:p>
          </draw:text-box>
        </draw:frame>
        <draw:frame draw:style-name="gr65" draw:text-style-name="P35" draw:layer="layout" svg:width="5.76cm" svg:height="0.996cm" svg:x="18.165cm" svg:y="9.165cm">
          <draw:text-box>
            <text:p><text:span text:style-name="T57">4/2</text:span><text:span text:style-name="T57">7 = </text:span><text:span text:style-name="T57">8/2</text:span><text:span text:style-name="T57">7(1</text:span><text:span text:style-name="T57">-</text:span><text:span text:style-name="T57">1/2</text:span><text:span text:style-name="T57">)</text:span></text:p>
          </draw:text-box>
        </draw:frame>
        <draw:line draw:style-name="gr49" draw:text-style-name="P6" draw:layer="layout" svg:x1="21.169cm" svg:y1="11.069cm" svg:x2="23.867cm" svg:y2="11.069cm">
          <text:p/>
        </draw:line>
        <draw:frame draw:style-name="gr66" draw:text-style-name="P35" draw:layer="layout" svg:width="4.786cm" svg:height="0.996cm" svg:x="20.765cm" svg:y="10.111cm">
          <draw:text-box>
            <text:p><text:span text:style-name="T57">0 </text:span><text:span text:style-name="T57">= </text:span><text:span text:style-name="T57">8/</text:span><text:span text:style-name="T57">27</text:span><text:span text:style-name="T57">(1</text:span><text:span text:style-name="T57">-</text:span><text:span text:style-name="T57">1/</text:span><text:span text:style-name="T57">1)</text:span></text:p>
          </draw:text-box>
        </draw:frame>
        <draw:frame draw:style-name="gr36" draw:text-style-name="P28" draw:layer="layout" svg:width="1.514cm" svg:height="0.996cm" svg:x="6.262cm" svg:y="3.14cm">
          <draw:text-box>
            <text:p><text:span text:style-name="T45">8/9</text:span></text:p>
          </draw:text-box>
        </draw:frame>
        <draw:frame draw:style-name="gr36" draw:text-style-name="P28" draw:layer="layout" svg:width="1.558cm" svg:height="0.996cm" svg:x="6.218cm" svg:y="2.165cm">
          <draw:text-box>
            <text:p><text:span text:style-name="T45">9/9</text:span></text:p>
          </draw:text-box>
        </draw:frame>
        <draw:frame draw:style-name="gr59" draw:text-style-name="P30" draw:layer="layout" svg:width="6.911cm" svg:height="0.835cm" svg:x="16.655cm" svg:y="2.153cm">
          <draw:text-box>
            <text:p><text:span text:style-name="T47">S</text:span><text:span text:style-name="T47">h</text:span><text:span text:style-name="T47">a</text:span><text:span text:style-name="T47">r</text:span><text:span text:style-name="T47">e </text:span><text:span text:style-name="T47">o</text:span><text:span text:style-name="T47">f </text:span><text:span text:style-name="T47">s</text:span><text:span text:style-name="T47">u</text:span><text:span text:style-name="T47">r</text:span><text:span text:style-name="T47">vi</text:span><text:span text:style-name="T47">v</text:span><text:span text:style-name="T47">o</text:span><text:span text:style-name="T47">r</text:span><text:span text:style-name="T47">s </text:span><text:span text:style-name="T47">a</text:span><text:span text:style-name="T47">t </text:span><text:span text:style-name="T47">ti</text:span><text:span text:style-name="T47">m</text:span><text:span text:style-name="T47">e </text:span><text:span text:style-name="T47">in</text:span><text:span text:style-name="T47">d</text:span><text:span text:style-name="T47">e</text:span><text:span text:style-name="T47">x </text:span><text:span text:style-name="T47">i</text:span></text:p>
          </draw:text-box>
        </draw:frame>
        <draw:frame draw:style-name="gr60" draw:text-style-name="P26" draw:layer="layout" svg:width="6.381cm" svg:height="1.139cm" svg:x="17.186cm" svg:y="2.817cm">
          <draw:text-box>
            <text:p><text:span text:style-name="T62">n</text:span><text:span text:style-name="T63">i </text:span><text:span text:style-name="T61">/</text:span><text:span text:style-name="T62">N</text:span><text:span text:style-name="T64"> </text:span><text:span text:style-name="T61">=</text:span><text:span text:style-name="T61"> </text:span><text:span text:style-name="T62">n</text:span><text:span text:style-name="T63">i-</text:span><text:span text:style-name="T63">1</text:span><text:span text:style-name="T61">/</text:span><text:span text:style-name="T62">N</text:span><text:span text:style-name="T59">(</text:span><text:span text:style-name="T59">1</text:span><text:span text:style-name="T59">-</text:span><text:span text:style-name="T55">d</text:span><text:span text:style-name="T54">i </text:span><text:span text:style-name="T59">/</text:span><text:span text:style-name="T55">n</text:span><text:span text:style-name="T54">i-</text:span><text:span text:style-name="T54">1</text:span><text:span text:style-name="T59">)</text:span></text:p>
          </draw:text-box>
        </draw:frame>
        <draw:frame draw:style-name="gr62" draw:text-style-name="P26" draw:layer="layout" svg:width="5.095cm" svg:height="1.139cm" svg:x="17.944cm" svg:y="3.619cm">
          <draw:text-box>
            <text:p><text:span text:style-name="T62">S</text:span><text:span text:style-name="T63">i</text:span><text:span text:style-name="T64"> </text:span><text:span text:style-name="T61">=</text:span><text:span text:style-name="T61"> </text:span><text:span text:style-name="T62">S</text:span><text:span text:style-name="T63">i-</text:span><text:span text:style-name="T63">1 </text:span><text:span text:style-name="T59">(</text:span><text:span text:style-name="T59">1</text:span><text:span text:style-name="T59">-</text:span><text:span text:style-name="T55">d</text:span><text:span text:style-name="T54">i </text:span><text:span text:style-name="T59">/</text:span><text:span text:style-name="T55">n</text:span><text:span text:style-name="T54">i-</text:span><text:span text:style-name="T54">1</text:span><text:span text:style-name="T59">)</text:span></text:p>
          </draw:text-box>
        </draw:frame>
        <draw:frame draw:style-name="gr48" draw:text-style-name="P30" draw:layer="layout" svg:width="3.256cm" svg:height="0.835cm" svg:x="4.268cm" svg:y="2.232cm">
          <draw:text-box>
            <text:p><text:span text:style-name="T47">C</text:span><text:span text:style-name="T47">e</text:span><text:span text:style-name="T47">n</text:span><text:span text:style-name="T47">s</text:span><text:span text:style-name="T47">.</text:span></text:p>
          </draw:text-box>
        </draw:frame>
        <draw:line draw:style-name="gr67" draw:text-style-name="P6" draw:layer="layout" svg:x1="15.835cm" svg:y1="10.798cm" svg:x2="16.32cm" svg:y2="11.283cm">
          <text:p/>
        </draw:line>
        <draw:line draw:style-name="gr67" draw:text-style-name="P6" draw:layer="layout" svg:x1="15.825cm" svg:y1="11.271cm" svg:x2="16.333cm" svg:y2="10.81cm">
          <text:p/>
        </draw:line>
        <draw:frame draw:style-name="gr68" draw:text-style-name="P30" draw:layer="layout" svg:width="4.841cm" svg:height="0.835cm" svg:x="2.01cm" svg:y="13.478cm">
          <draw:text-box>
            <text:p><text:span text:style-name="T47">Nu</text:span><text:span text:style-name="T47">mb</text:span><text:span text:style-name="T47">er </text:span><text:span text:style-name="T47">of </text:span><text:span text:style-name="T47">ce</text:span><text:span text:style-name="T47">ns</text:span><text:span text:style-name="T47">ori</text:span><text:span text:style-name="T47">ng</text:span><text:span text:style-name="T47">s</text:span></text:p>
          </draw:text-box>
        </draw:frame>
        <draw:frame draw:style-name="gr69" draw:text-style-name="P26" draw:layer="layout" svg:width="0.917cm" svg:height="1.139cm" svg:x="6.516cm" svg:y="13.416cm">
          <draw:text-box>
            <text:p><text:span text:style-name="T43">c</text:span><text:span text:style-name="T54">i</text:span></text:p>
          </draw:text-box>
        </draw:frame>
        <draw:frame draw:style-name="gr32" draw:text-style-name="P27" draw:layer="layout" svg:width="1.213cm" svg:height="0.996cm" svg:x="12.325cm" svg:y="13.411cm">
          <draw:text-box>
            <text:p><text:span text:style-name="T44">0</text:span></text:p>
          </draw:text-box>
        </draw:frame>
        <draw:frame draw:style-name="gr32" draw:text-style-name="P27" draw:layer="layout" svg:width="1.213cm" svg:height="0.996cm" svg:x="11.526cm" svg:y="13.411cm">
          <draw:text-box>
            <text:p><text:span text:style-name="T44">0</text:span></text:p>
          </draw:text-box>
        </draw:frame>
        <draw:frame draw:style-name="gr32" draw:text-style-name="P27" draw:layer="layout" svg:width="1.213cm" svg:height="0.996cm" svg:x="9.827cm" svg:y="13.411cm">
          <draw:text-box>
            <text:p><text:span text:style-name="T44">0</text:span></text:p>
          </draw:text-box>
        </draw:frame>
        <draw:frame draw:style-name="gr32" draw:text-style-name="P27" draw:layer="layout" svg:width="1.213cm" svg:height="0.996cm" svg:x="9.128cm" svg:y="13.411cm">
          <draw:text-box>
            <text:p><text:span text:style-name="T44">0</text:span></text:p>
          </draw:text-box>
        </draw:frame>
        <draw:frame draw:style-name="gr32" draw:text-style-name="P41" draw:layer="layout" svg:width="1.213cm" svg:height="0.996cm" svg:x="15.529cm" svg:y="13.411cm">
          <draw:text-box>
            <text:p><text:span text:style-name="T52">1</text:span></text:p>
          </draw:text-box>
        </draw:frame>
        <draw:frame draw:style-name="gr32" draw:text-style-name="P27" draw:layer="layout" svg:width="1.213cm" svg:height="0.996cm" svg:x="16.63cm" svg:y="13.411cm">
          <draw:text-box>
            <text:p><text:span text:style-name="T44">0</text:span></text:p>
          </draw:text-box>
        </draw:frame>
        <draw:frame draw:style-name="gr32" draw:text-style-name="P27" draw:layer="layout" svg:width="1.213cm" svg:height="0.996cm" svg:x="18.031cm" svg:y="13.411cm">
          <draw:text-box>
            <text:p><text:span text:style-name="T44">0</text:span></text:p>
          </draw:text-box>
        </draw:frame>
        <draw:frame draw:style-name="gr32" draw:text-style-name="P27" draw:layer="layout" svg:width="1.213cm" svg:height="0.996cm" svg:x="20.832cm" svg:y="13.411cm">
          <draw:text-box>
            <text:p><text:span text:style-name="T44">0</text:span></text:p>
          </draw:text-box>
        </draw:frame>
        <draw:frame draw:style-name="gr44" draw:text-style-name="P26" draw:layer="layout" svg:width="0.908cm" svg:height="1.139cm" svg:x="2.016cm" svg:y="2.736cm">
          <draw:text-box>
            <text:p><text:span text:style-name="T43">x</text:span><text:span text:style-name="T54">i</text:span></text:p>
          </draw:text-box>
        </draw:frame>
        <draw:frame draw:style-name="gr32" draw:text-style-name="P27" draw:layer="layout" svg:width="1.213cm" svg:height="0.996cm" svg:x="2.017cm" svg:y="3.403cm">
          <draw:text-box>
            <text:p><text:span text:style-name="T44">2</text:span><text:span text:style-name="T44">2</text:span></text:p>
          </draw:text-box>
        </draw:frame>
        <draw:frame draw:style-name="gr33" draw:text-style-name="P28" draw:layer="layout" svg:width="1.213cm" svg:height="0.996cm" svg:x="2.018cm" svg:y="4.07cm">
          <draw:text-box>
            <text:p><text:span text:style-name="T45">2</text:span><text:span text:style-name="T45">3</text:span></text:p>
          </draw:text-box>
        </draw:frame>
        <draw:frame draw:style-name="gr33" draw:text-style-name="P28" draw:layer="layout" svg:width="1.213cm" svg:height="0.996cm" svg:x="2.018cm" svg:y="4.736cm">
          <draw:text-box>
            <text:p><text:span text:style-name="T45">38</text:span></text:p>
          </draw:text-box>
        </draw:frame>
        <draw:frame draw:style-name="gr34" draw:text-style-name="P42" draw:layer="layout" svg:width="1.205cm" svg:height="0.962cm" svg:x="2.019cm" svg:y="6.07cm">
          <draw:text-box>
            <text:p><text:span text:style-name="T71">73</text:span></text:p>
          </draw:text-box>
        </draw:frame>
        <draw:frame draw:style-name="gr33" draw:text-style-name="P28" draw:layer="layout" svg:width="1.213cm" svg:height="0.996cm" svg:x="2.019cm" svg:y="5.403cm">
          <draw:text-box>
            <text:p><text:span text:style-name="T45">42</text:span></text:p>
          </draw:text-box>
        </draw:frame>
        <draw:frame draw:style-name="gr35" draw:text-style-name="P26" draw:layer="layout" svg:width="0.667cm" svg:height="0.996cm" svg:x="1.117cm" svg:y="2.736cm">
          <draw:text-box>
            <text:p><text:span text:style-name="T43">i</text:span></text:p>
          </draw:text-box>
        </draw:frame>
        <draw:frame draw:style-name="gr36" draw:text-style-name="P27" draw:layer="layout" svg:width="0.858cm" svg:height="0.996cm" svg:x="1.118cm" svg:y="3.436cm">
          <draw:text-box>
            <text:p><text:span text:style-name="T44">1</text:span></text:p>
          </draw:text-box>
        </draw:frame>
        <draw:frame draw:style-name="gr36" draw:text-style-name="P28" draw:layer="layout" svg:width="0.858cm" svg:height="0.996cm" svg:x="1.118cm" svg:y="4.093cm">
          <draw:text-box>
            <text:p><text:span text:style-name="T45">2</text:span></text:p>
          </draw:text-box>
        </draw:frame>
        <draw:frame draw:style-name="gr36" draw:text-style-name="P28" draw:layer="layout" svg:width="0.858cm" svg:height="0.996cm" svg:x="1.118cm" svg:y="4.75cm">
          <draw:text-box>
            <text:p><text:span text:style-name="T45">3</text:span></text:p>
          </draw:text-box>
        </draw:frame>
        <draw:frame draw:style-name="gr36" draw:text-style-name="P28" draw:layer="layout" svg:width="0.858cm" svg:height="0.996cm" svg:x="1.119cm" svg:y="5.407cm">
          <draw:text-box>
            <text:p><text:span text:style-name="T45">4</text:span></text:p>
          </draw:text-box>
        </draw:frame>
        <draw:frame draw:style-name="gr36" draw:text-style-name="P43" draw:layer="layout" svg:width="0.858cm" svg:height="0.996cm" svg:x="1.119cm" svg:y="6.065cm">
          <draw:text-box>
            <text:p><text:span text:style-name="T72">5</text:span></text:p>
          </draw:text-box>
        </draw:frame>
        <draw:frame draw:style-name="gr37" draw:text-style-name="P30" draw:layer="layout" svg:width="4.02cm" svg:height="0.835cm" svg:x="-0.031cm" svg:y="2.23cm">
          <draw:text-box>
            <text:p><text:span text:style-name="T47">Ind</text:span><text:span text:style-name="T47">ex</text:span></text:p>
          </draw:text-box>
        </draw:frame>
        <draw:frame draw:style-name="gr33" draw:text-style-name="P28" draw:layer="layout" svg:width="1.213cm" svg:height="0.996cm" svg:x="2.02cm" svg:y="6.703cm">
          <draw:text-box>
            <text:p><text:span text:style-name="T45">7</text:span><text:span text:style-name="T45">7</text:span></text:p>
          </draw:text-box>
        </draw:frame>
        <draw:frame draw:style-name="gr33" draw:text-style-name="P28" draw:layer="layout" svg:width="1.213cm" svg:height="0.996cm" svg:x="2.021cm" svg:y="7.369cm">
          <draw:text-box>
            <text:p><text:span text:style-name="T45">8</text:span><text:span text:style-name="T45">9</text:span></text:p>
          </draw:text-box>
        </draw:frame>
        <draw:frame draw:style-name="gr40" draw:text-style-name="P28" draw:layer="layout" svg:width="1.569cm" svg:height="0.996cm" svg:x="2.022cm" svg:y="8.036cm">
          <draw:text-box>
            <text:p><text:span text:style-name="T45">1</text:span><text:span text:style-name="T45">1</text:span><text:span text:style-name="T45">5</text:span></text:p>
          </draw:text-box>
        </draw:frame>
        <draw:frame draw:style-name="gr36" draw:text-style-name="P28" draw:layer="layout" svg:width="0.858cm" svg:height="0.996cm" svg:x="1.121cm" svg:y="6.722cm">
          <draw:text-box>
            <text:p><text:span text:style-name="T45">6</text:span></text:p>
          </draw:text-box>
        </draw:frame>
        <draw:frame draw:style-name="gr36" draw:text-style-name="P28" draw:layer="layout" svg:width="0.858cm" svg:height="0.996cm" svg:x="1.122cm" svg:y="7.379cm">
          <draw:text-box>
            <text:p><text:span text:style-name="T45">7</text:span></text:p>
          </draw:text-box>
        </draw:frame>
        <draw:frame draw:style-name="gr36" draw:text-style-name="P28" draw:layer="layout" svg:width="0.858cm" svg:height="0.996cm" svg:x="1.123cm" svg:y="8.036cm">
          <draw:text-box>
            <text:p><text:span text:style-name="T45">8</text:span></text:p>
          </draw:text-box>
        </draw:frame>
        <draw:frame draw:style-name="gr46" draw:text-style-name="P26" draw:layer="layout" svg:width="0.942cm" svg:height="1.139cm" svg:x="3.217cm" svg:y="2.736cm">
          <draw:text-box>
            <text:p><text:span text:style-name="T55">d</text:span><text:span text:style-name="T54">i</text:span></text:p>
          </draw:text-box>
        </draw:frame>
        <draw:frame draw:style-name="gr32" draw:text-style-name="P27" draw:layer="layout" svg:width="1.213cm" svg:height="0.996cm" svg:x="3.218cm" svg:y="3.403cm">
          <draw:text-box>
            <text:p><text:span text:style-name="T44">1</text:span></text:p>
          </draw:text-box>
        </draw:frame>
        <draw:frame draw:style-name="gr33" draw:text-style-name="P28" draw:layer="layout" svg:width="1.213cm" svg:height="0.996cm" svg:x="3.219cm" svg:y="4.07cm">
          <draw:text-box>
            <text:p><text:span text:style-name="T45">1</text:span></text:p>
          </draw:text-box>
        </draw:frame>
        <draw:frame draw:style-name="gr33" draw:text-style-name="P28" draw:layer="layout" svg:width="1.213cm" svg:height="0.996cm" svg:x="3.219cm" svg:y="4.736cm">
          <draw:text-box>
            <text:p><text:span text:style-name="T45">1</text:span></text:p>
          </draw:text-box>
        </draw:frame>
        <draw:frame draw:style-name="gr47" draw:text-style-name="P42" draw:layer="layout" svg:width="1.205cm" svg:height="0.996cm" svg:x="3.22cm" svg:y="6.07cm">
          <draw:text-box>
            <text:p><text:span text:style-name="T73">0</text:span></text:p>
          </draw:text-box>
        </draw:frame>
        <draw:frame draw:style-name="gr33" draw:text-style-name="P28" draw:layer="layout" svg:width="1.213cm" svg:height="0.996cm" svg:x="3.22cm" svg:y="5.403cm">
          <draw:text-box>
            <text:p><text:span text:style-name="T45">2</text:span></text:p>
          </draw:text-box>
        </draw:frame>
        <draw:frame draw:style-name="gr33" draw:text-style-name="P28" draw:layer="layout" svg:width="1.213cm" svg:height="0.996cm" svg:x="3.221cm" svg:y="6.703cm">
          <draw:text-box>
            <text:p><text:span text:style-name="T45">1</text:span></text:p>
          </draw:text-box>
        </draw:frame>
        <draw:frame draw:style-name="gr33" draw:text-style-name="P28" draw:layer="layout" svg:width="1.213cm" svg:height="0.996cm" svg:x="3.222cm" svg:y="7.369cm">
          <draw:text-box>
            <text:p><text:span text:style-name="T45">1</text:span></text:p>
          </draw:text-box>
        </draw:frame>
        <draw:frame draw:style-name="gr40" draw:text-style-name="P28" draw:layer="layout" svg:width="1.569cm" svg:height="0.996cm" svg:x="3.223cm" svg:y="8.036cm">
          <draw:text-box>
            <text:p><text:span text:style-name="T45">1</text:span></text:p>
          </draw:text-box>
        </draw:frame>
        <draw:frame draw:style-name="gr69" draw:text-style-name="P26" draw:layer="layout" svg:width="0.917cm" svg:height="1.139cm" svg:x="4.517cm" svg:y="2.737cm">
          <draw:text-box>
            <text:p><text:span text:style-name="T55">c</text:span><text:span text:style-name="T54">i</text:span></text:p>
          </draw:text-box>
        </draw:frame>
        <draw:frame draw:style-name="gr32" draw:text-style-name="P27" draw:layer="layout" svg:width="1.213cm" svg:height="0.996cm" svg:x="4.519cm" svg:y="3.403cm">
          <draw:text-box>
            <text:p><text:span text:style-name="T44">0</text:span></text:p>
          </draw:text-box>
        </draw:frame>
        <draw:frame draw:style-name="gr33" draw:text-style-name="P28" draw:layer="layout" svg:width="1.213cm" svg:height="0.996cm" svg:x="4.52cm" svg:y="4.736cm">
          <draw:text-box>
            <text:p><text:span text:style-name="T45">0</text:span></text:p>
          </draw:text-box>
        </draw:frame>
        <draw:frame draw:style-name="gr47" draw:text-style-name="P42" draw:layer="layout" svg:width="1.205cm" svg:height="0.996cm" svg:x="4.521cm" svg:y="6.07cm">
          <draw:text-box>
            <text:p><text:span text:style-name="T73">1</text:span></text:p>
          </draw:text-box>
        </draw:frame>
        <draw:frame draw:style-name="gr33" draw:text-style-name="P28" draw:layer="layout" svg:width="1.213cm" svg:height="0.996cm" svg:x="4.521cm" svg:y="5.403cm">
          <draw:text-box>
            <text:p><text:span text:style-name="T45">0</text:span></text:p>
          </draw:text-box>
        </draw:frame>
        <draw:frame draw:style-name="gr33" draw:text-style-name="P28" draw:layer="layout" svg:width="1.213cm" svg:height="0.996cm" svg:x="4.522cm" svg:y="6.703cm">
          <draw:text-box>
            <text:p><text:span text:style-name="T45">0</text:span></text:p>
          </draw:text-box>
        </draw:frame>
        <draw:frame draw:style-name="gr33" draw:text-style-name="P28" draw:layer="layout" svg:width="1.213cm" svg:height="0.996cm" svg:x="4.523cm" svg:y="7.369cm">
          <draw:text-box>
            <text:p><text:span text:style-name="T45">0</text:span></text:p>
          </draw:text-box>
        </draw:frame>
        <draw:frame draw:style-name="gr40" draw:text-style-name="P28" draw:layer="layout" svg:width="1.569cm" svg:height="0.996cm" svg:x="4.524cm" svg:y="8.036cm">
          <draw:text-box>
            <text:p><text:span text:style-name="T45">0</text:span></text:p>
          </draw:text-box>
        </draw:frame>
        <draw:frame draw:style-name="gr33" draw:text-style-name="P28" draw:layer="layout" svg:width="1.213cm" svg:height="0.996cm" svg:x="4.52cm" svg:y="4.07cm">
          <draw:text-box>
            <text:p><text:span text:style-name="T45">0</text:span></text:p>
          </draw:text-box>
        </draw:frame>
        <draw:frame draw:style-name="gr70" draw:text-style-name="P44" draw:layer="layout" svg:width="5.049cm" svg:height="0.997cm" svg:x="15.996cm" svg:y="7.366cm">
          <draw:text-box>
            <text:p><text:span text:style-name="T57">4/9 = 4/9(1-0/4)</text:span></text:p>
          </draw:text-box>
        </draw:frame>
        <draw:line draw:style-name="gr71" draw:text-style-name="P6" draw:layer="layout" svg:x1="15.648cm" svg:y1="10.791cm" svg:x2="14.155cm" svg:y2="9.6cm">
          <text:p/>
        </draw:line>
        <draw:frame draw:style-name="gr59" draw:text-style-name="P30" draw:layer="layout" svg:width="8.452cm" svg:height="2.003cm" svg:x="8.316cm" svg:y="8.22cm">
          <draw:text-box>
            <text:p><text:span text:style-name="T47">Censored observations get subtracted</text:span></text:p>
            <text:p><text:span text:style-name="T47">from the number of survivors </text:span><text:span text:style-name="T60">n</text:span><text:span text:style-name="T47">, but don’t</text:span></text:p>
            <text:p><text:span text:style-name="T47">count as events </text:span><text:span text:style-name="T60">d</text:span><text:span text:style-name="T47">.</text:span></text:p>
          </draw:text-box>
        </draw:frame>
        <draw:custom-shape draw:style-name="gr61" draw:text-style-name="P13" draw:layer="layout" svg:width="7.579cm" svg:height="2.721cm" svg:x="18.199cm" svg:y="4.876cm">
          <text:p/>
          <draw:enhanced-geometry svg:viewBox="0 0 21600 21600" draw:type="rectangle" draw:enhanced-path="M 0 0 L 21600 0 21600 21600 0 21600 0 0 Z N"/>
        </draw:custom-shape>
        <draw:frame draw:style-name="gr63" draw:text-style-name="P26" draw:layer="layout" svg:width="5.933cm" svg:height="1.139cm" svg:x="18.122cm" svg:y="6.519cm">
          <draw:text-box>
            <text:p><text:span text:style-name="T62">S</text:span><text:span text:style-name="T61">(</text:span><text:span text:style-name="T62">x</text:span><text:span text:style-name="T61">)</text:span><text:span text:style-name="T63"> </text:span><text:span text:style-name="T62">= </text:span><text:span text:style-name="T65">∏</text:span><text:span text:style-name="T66">xi</text:span><text:span text:style-name="T67">≤x</text:span><text:span text:style-name="T59">(1-</text:span><text:span text:style-name="T55">d</text:span><text:span text:style-name="T54">i </text:span><text:span text:style-name="T55">/n</text:span><text:span text:style-name="T54">i-1</text:span><text:span text:style-name="T59">)</text:span></text:p>
          </draw:text-box>
        </draw:frame>
        <draw:frame draw:style-name="gr59" draw:text-style-name="P38" draw:layer="layout" svg:width="6.911cm" svg:height="0.835cm" svg:x="18.122cm" svg:y="4.884cm">
          <draw:text-box>
            <text:p text:style-name="P37"><text:span text:style-name="T68">The Kaplan-Meier Estimator</text:span></text:p>
          </draw:text-box>
        </draw:frame>
        <draw:frame draw:style-name="gr59" draw:text-style-name="P40" draw:layer="layout" svg:width="6.911cm" svg:height="1.419cm" svg:x="18.123cm" svg:y="5.442cm">
          <draw:text-box>
            <text:p text:style-name="P39"><text:span text:style-name="T69">Estimates the probability of</text:span></text:p>
            <text:p text:style-name="P39"><text:span text:style-name="T69">survival until time </text:span><text:span text:style-name="T70">x</text:span></text:p>
          </draw:text-box>
        </draw:frame>
        <presentation:notes draw:style-name="dp4">
          <office:forms form:automatic-focus="false" form:apply-design-mode="false"/>
          <draw:page-thumbnail draw:style-name="gr4" draw:layer="layout" svg:width="13.469cm" svg:height="9.524cm" svg:x="2.789cm" svg:y="1.93cm" draw:page-number="19" presentation:class="page"/>
          <draw:frame presentation:style-name="pr5" draw:text-style-name="P20" draw:layer="layout" svg:width="15.239cm" svg:height="11.429cm" svg:x="1.905cm" svg:y="12.064cm" presentation:class="notes" presentation:placeholder="true">
            <draw:text-box/>
          </draw:frame>
        </presentation:notes>
      </draw:page>
      <draw:page draw:name="page20" draw:style-name="dp3" draw:master-page-name="standard" presentation:presentation-page-layout-name="AL2T19" presentation:use-footer-name="ftr1" presentation:use-date-time-name="dtd1">
        <office:forms form:automatic-focus="false" form:apply-design-mode="false"/>
        <draw:frame presentation:style-name="pr4" draw:text-style-name="P45" draw:layer="layout" svg:width="25.992cm" svg:height="1.997cm" svg:x="0.998cm" svg:y="-0.032cm" presentation:class="title">
          <draw:text-box>
            <text:p>Recap</text:p>
          </draw:text-box>
        </draw:frame>
        <draw:frame draw:style-name="gr72" draw:text-style-name="P46" draw:layer="layout" svg:width="22.352cm" svg:height="1.173cm" svg:x="0.762cm" svg:y="3.553cm">
          <draw:text-box>
            <text:p text:style-name="P14"><text:span text:style-name="T74">Klein &amp; Moeschberger (2003). Survival Analysis. pp. 91–93.</text:span></text:p>
          </draw:text-box>
        </draw:frame>
        <draw:frame draw:style-name="gr23" draw:text-style-name="P47" draw:layer="layout" svg:width="21.165cm" svg:height="1.082cm" svg:x="0.36cm" svg:y="2.475cm">
          <draw:text-box>
            <text:p><text:span text:style-name="T75">For the Kaplan-Meier Estimator read</text:span></text:p>
          </draw:text-box>
        </draw:frame>
        <draw:frame draw:style-name="gr72" draw:text-style-name="P46" draw:layer="layout" svg:width="22.352cm" svg:height="1.911cm" svg:x="0.762cm" svg:y="6.154cm">
          <draw:text-box>
            <text:p text:style-name="P14"><text:span text:style-name="T74">Kaplan &amp; Meier (1958). Nonparametric Estimation from Incomplete Observations. </text:span><text:span text:style-name="T76"><text:a xlink:href="https://doi.org/10.2307/2281868" xlink:type="simple">10.2307/2281868</text:a></text:span></text:p>
          </draw:text-box>
        </draw:frame>
        <draw:frame draw:style-name="gr23" draw:text-style-name="P47" draw:layer="layout" svg:width="21.165cm" svg:height="1.082cm" svg:x="0.36cm" svg:y="5.076cm">
          <draw:text-box>
            <text:p><text:span text:style-name="T75">You can find the original paper here</text:span></text:p>
          </draw:text-box>
        </draw:frame>
        <presentation:notes draw:style-name="dp4">
          <draw:page-thumbnail draw:style-name="gr4" draw:layer="layout" svg:width="13.469cm" svg:height="9.524cm" svg:x="2.789cm" svg:y="1.93cm" draw:page-number="20" presentation:class="page"/>
          <draw:frame presentation:style-name="pr5" draw:text-style-name="P48" draw:layer="layout" svg:width="15.239cm" svg:height="11.429cm" svg:x="1.905cm" svg:y="12.064cm" presentation:class="notes" presentation:placeholder="true">
            <draw:text-box/>
          </draw:frame>
        </presentation:notes>
      </draw:page>
      <draw:page draw:name="page21" draw:style-name="dp3" draw:master-page-name="standard" presentation:presentation-page-layout-name="AL2T19" presentation:use-footer-name="ftr1" presentation:use-date-time-name="dtd1">
        <office:forms form:automatic-focus="false" form:apply-design-mode="false"/>
        <draw:frame presentation:style-name="pr4" draw:text-style-name="P45" draw:layer="layout" svg:width="25.992cm" svg:height="1.997cm" svg:x="0.998cm" svg:y="-0.032cm" presentation:class="title" presentation:user-transformed="true">
          <draw:text-box>
            <text:p>Homework</text:p>
          </draw:text-box>
        </draw:frame>
        <draw:frame draw:style-name="gr73" draw:text-style-name="P49" draw:layer="layout" svg:width="27.326cm" svg:height="9.539cm" svg:x="0.36cm" svg:y="2.475cm">
          <draw:text-box>
            <text:p><text:span text:style-name="T77">Using R, produce a Kaplan-Meier plot related to the topic of your eventual seminar</text:span></text:p>
            <text:p><text:span text:style-name="T77">paper (“Hausarbeit”).</text:span></text:p>
            <text:p><text:span text:style-name="T77"/></text:p>
            <text:p text:style-name="P23"><text:span text:style-name="T78">You don’t need to have all the data for your topic yet, but you need to find “some” related data. Be prepared to present your plot to the group. Think about study time start and end, event of interest, and censoring. You may compare multiple groups, but a KM-plot for a single group is fine as well.</text:span></text:p>
          </draw:text-box>
        </draw:frame>
        <presentation:notes draw:style-name="dp4">
          <draw:page-thumbnail draw:style-name="gr4" draw:layer="layout" svg:width="13.469cm" svg:height="9.524cm" svg:x="2.789cm" svg:y="1.93cm" draw:page-number="21" presentation:class="page"/>
          <draw:frame presentation:style-name="pr5" draw:text-style-name="P20" draw:layer="layout" svg:width="15.239cm" svg:height="11.429cm" svg:x="1.905cm" svg:y="12.064cm" presentation:class="notes" presentation:placeholder="true">
            <draw:text-box/>
          </draw:frame>
        </presentation:notes>
      </draw:page>
      <draw:page draw:name="page22" draw:style-name="dp5" draw:master-page-name="title" presentation:presentation-page-layout-name="AL2T19" presentation:use-footer-name="ftr1" presentation:use-date-time-name="dtd1">
        <office:forms form:automatic-focus="false" form:apply-design-mode="false"/>
        <draw:custom-shape draw:name="Shape 193_0" draw:style-name="gr74" draw:text-style-name="P51" draw:layer="layout" svg:width="26.082cm" svg:height="5.77cm" svg:x="0.953cm" svg:y="2.854cm">
          <text:p text:style-name="P50"><text:span text:style-name="T79">Materials for this lecture</text:span></text:p>
          <text:p text:style-name="P50"><text:span text:style-name="T80">github.com/jschoeley/survival_analysis-ur-ss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_0" draw:style-name="gr75" draw:text-style-name="P53" draw:layer="layout" svg:width="7.439cm" svg:height="0.982cm" svg:x="10.275cm" svg:y="10.852cm">
          <text:p text:style-name="P52"><text:span text:style-name="T81">Jonas Schö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_3" draw:style-name="gr1" draw:text-style-name="P5" draw:layer="layout" svg:width="9.182cm" svg:height="1.532cm" svg:x="-1.408cm" svg:y="12.47cm">
          <text:p text:style-name="P4"><text:span text:style-name="T4">@jschoe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_2" draw:style-name="gr1" draw:text-style-name="P5" draw:layer="layout" svg:width="9.182cm" svg:height="1.532cm" svg:x="0.792cm" svg:y="14.47cm">
          <text:p text:style-name="P4"><text:span text:style-name="T4">j.schoeley@uni-rostock.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0.833cm" svg:height="0.833cm" svg:x="0.437cm" svg:y="13.899cm">
          <draw:image xlink:href="Pictures/1000020100000200000002001D02C9C581C04795.png" xlink:type="simple" xlink:show="embed" xlink:actuate="onLoad" loext:mime-type="image/png">
            <text:p/>
          </draw:image>
        </draw:frame>
        <draw:frame draw:style-name="gr3" draw:text-style-name="P8" draw:layer="layout" svg:width="6.865cm" svg:height="0.996cm" svg:x="1.333cm" svg:y="13.862cm">
          <draw:text-box>
            <text:p text:style-name="P7"><text:span text:style-name="T5">0000-0002-3340-8518 </text:span></text:p>
          </draw:text-box>
        </draw:frame>
        <draw:frame draw:style-name="gr2" draw:text-style-name="P6" draw:layer="layout" svg:width="0.917cm" svg:height="0.754cm" svg:x="0.416cm" svg:y="12.909cm">
          <draw:image xlink:href="Pictures/10000201000000F8000000CC7F5EF23D27FEF8D0.png" xlink:type="simple" xlink:show="embed" xlink:actuate="onLoad" loext:mime-type="image/png">
            <text:p/>
          </draw:image>
        </draw:frame>
        <draw:frame draw:style-name="gr2" draw:text-style-name="P6" draw:layer="layout" svg:width="0.872cm" svg:height="0.872cm" svg:x="0.398cm" svg:y="14.876cm">
          <draw:image xlink:href="Pictures/10000B8F00000369000003695830D8CCC9936610.svg" xlink:type="simple" xlink:show="embed" xlink:actuate="onLoad" loext:mime-type="image/svg+xml">
            <text:p/>
          </draw:image>
          <draw:image xlink:href="Pictures/1000020100000021000000219D2A68013E942861.png" xlink:type="simple" xlink:show="embed" xlink:actuate="onLoad" loext:mime-type="image/png"/>
        </draw:frame>
        <draw:custom-shape draw:name="Shape 61_5" draw:style-name="gr1" draw:text-style-name="P54" draw:layer="layout" svg:width="9.182cm" svg:height="1.532cm" svg:x="19.892cm" svg:y="14.47cm">
          <text:p text:style-name="P9"><text:span text:style-name="T4">CC-BY Jonas Schöley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90_0" draw:style-name="gr4" draw:layer="layout" svg:width="13.968cm" svg:height="10.476cm" svg:x="3.81cm" svg:y="2.123cm" draw:page-number="22" presentation:class="page"/>
          <draw:frame draw:name="Shape 191_0" presentation:style-name="pr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Bitter" svg:font-family="Bitter"/>
    <style:font-face style:name="Roboto1" svg:font-family="Roboto"/>
    <style:font-face style:name="Liberation Serif1" svg:font-family="'Liberation Serif'" style:font-family-generic="roman"/>
    <style:font-face style:name="Liberation Sans3" svg:font-family="'Liberation Sans'" style:font-family-generic="swiss"/>
    <style:font-face style:name="Arial1" svg:font-family="Arial" style:font-pitch="variable"/>
    <style:font-face style:name="Bitter1" svg:font-family="Bitter"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Roboto2" svg:font-family="Roboto" style:font-pitch="variable"/>
    <style:font-face style:name="Roboto5" svg:font-family="Roboto" style:font-adornments="Bold" style:font-pitch="variable"/>
    <style:font-face style:name="Roboto3" svg:font-family="Roboto" style:font-adornments="Regular" style:font-pitch="variable"/>
    <style:font-face style:name="Roboto Condensed3" svg:font-family="'Roboto Condensed'" style:font-pitch="variable"/>
    <style:font-face style:name="Roboto Condensed1" svg:font-family="'Roboto Condensed'" style:font-adornments="Regular" style:font-pitch="variable"/>
    <style:font-face style:name="源ノ角ゴシック Bold2"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Arial2"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3" svg:font-family="'Noto Sans CJK SC Regular'" style:font-family-generic="roman" style:font-pitch="variable"/>
    <style:font-face style:name="Roboto" svg:font-family="Roboto" style:font-family-generic="roman" style:font-pitch="variable"/>
    <style:font-face style:name="Roboto6" svg:font-family="Roboto" style:font-adornments="Bold" style:font-family-generic="roman" style:font-pitch="variable"/>
    <style:font-face style:name="Roboto4" svg:font-family="Roboto" style:font-adornments="Regular" style:font-family-generic="roman" style:font-pitch="variable"/>
    <style:font-face style:name="Roboto Condensed2" svg:font-family="'Roboto Condensed'" style:font-family-generic="roman" style:font-pitch="variable"/>
    <style:font-face style:name="Roboto Condensed" svg:font-family="'Roboto Condensed'" style:font-adornments="Regular"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ource Sans Pro1" svg:font-family="'Source Sans Pro'" style:font-adornments="標準"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29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6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4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1cm" fo:margin-bottom="0cm" fo:text-indent="0cm"/>
      <style:text-properties fo:font-size="16.6000003814697pt" style:font-size-asian="20pt" style:font-size-complex="20pt"/>
    </style:style>
    <style:style style:name="title-outline6" style:family="presentation" style:parent-style-name="title-outline5">
      <style:paragraph-properties fo:margin-left="0cm" fo:margin-right="0cm" fo:margin-top="0.081cm" fo:margin-bottom="0cm" fo:text-indent="0cm"/>
      <style:text-properties fo:font-size="16.6000003814697pt" style:font-size-asian="20pt" style:font-size-complex="20pt"/>
    </style:style>
    <style:style style:name="title-outline7" style:family="presentation" style:parent-style-name="title-outline6">
      <style:paragraph-properties fo:margin-left="0cm" fo:margin-right="0cm" fo:margin-top="0.081cm" fo:margin-bottom="0cm" fo:text-indent="0cm"/>
      <style:text-properties fo:font-size="16.6000003814697pt" style:font-size-asian="20pt" style:font-size-complex="20pt"/>
    </style:style>
    <style:style style:name="title-outline8" style:family="presentation" style:parent-style-name="title-outline7">
      <style:paragraph-properties fo:margin-left="0cm" fo:margin-right="0cm" fo:margin-top="0.081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1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draw:fill-image-width="0cm" draw:fill-image-height="0cm"/>
      <style:text-properties style:letter-kerning="true"/>
    </style:style>
    <style:style style:name="standard-backgroundobjects" style:family="presentation">
      <style:graphic-properties svg:stroke-width="0.2cm" svg:stroke-color="#005462" draw:marker-start-width="0.5cm" draw:marker-end-width="0.5cm" draw:stroke-linejoin="miter" draw:fill-color="#005462" draw:fill-image-width="0cm" draw:fill-image-height="0cm" draw:textarea-horizontal-align="justify" draw:shadow="hidden" draw:shadow-offset-x="0.203cm" draw:shadow-offset-y="0.203cm" draw:shadow-color="#808080"/>
      <style:paragraph-properties style:text-autospace="none" style:punctuation-wrap="simple">
        <style:tab-stops/>
      </style:paragraph-properties>
      <style:text-properties fo:color="#cccccc" style:font-name="Roboto Condensed1" fo:font-family="'Roboto Condensed'" style:font-style-name="Regular" style:font-pitch="variable" fo:font-size="12pt" fo:font-weight="normal" style:letter-kerning="true" style:font-name-asian="源ノ角ゴシック Heavy" style:font-family-asian="'源ノ角ゴシック Heavy'" style:font-style-name-asian="Heavy" style:font-pitch-asian="variable" style:font-size-asian="16pt" style:font-weight-asian="normal"/>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4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1.27cm" text:min-label-width="0.508cm"/>
            <style:text-properties fo:font-family="StarSymbol" style:font-charset="x-symbol" fo:color="#005462" fo:font-size="45%"/>
          </text:list-level-style-bullet>
          <text:list-level-style-bullet text:level="2" text:bullet-char="–">
            <style:list-level-properties text:space-before="2.54cm" text:min-label-width="0.508cm"/>
            <style:text-properties fo:font-family="StarSymbol" fo:color="#005462" fo:font-size="75%"/>
          </text:list-level-style-bullet>
          <text:list-level-style-bullet text:level="3" text:bullet-char="●">
            <style:list-level-properties text:space-before="3.81cm" text:min-label-width="0.508cm"/>
            <style:text-properties fo:font-family="StarSymbol" fo:color="#005462" fo:font-size="45%"/>
          </text:list-level-style-bullet>
          <text:list-level-style-bullet text:level="4" text:bullet-char="–">
            <style:list-level-properties text:space-before="5.08cm" text:min-label-width="0.508cm"/>
            <style:text-properties fo:font-family="StarSymbol" fo:color="#005462" fo:font-size="75%"/>
          </text:list-level-style-bullet>
          <text:list-level-style-bullet text:level="5" text:bullet-char="●">
            <style:list-level-properties text:space-before="6.35cm" text:min-label-width="0.508cm"/>
            <style:text-properties fo:font-family="StarSymbol" fo:color="#005462" fo:font-size="45%"/>
          </text:list-level-style-bullet>
          <text:list-level-style-bullet text:level="6" text:bullet-char="●">
            <style:list-level-properties text:space-before="7.62cm" text:min-label-width="0.508cm"/>
            <style:text-properties fo:font-family="StarSymbol" fo:color="#005462" fo:font-size="45%"/>
          </text:list-level-style-bullet>
          <text:list-level-style-bullet text:level="7" text:bullet-char="●">
            <style:list-level-properties text:space-before="8.89cm" text:min-label-width="0.508cm"/>
            <style:text-properties fo:font-family="StarSymbol" fo:color="#005462" fo:font-size="45%"/>
          </text:list-level-style-bullet>
          <text:list-level-style-bullet text:level="8" text:bullet-char="●">
            <style:list-level-properties text:space-before="10.16cm" text:min-label-width="0.508cm"/>
            <style:text-properties fo:font-family="StarSymbol" fo:color="#005462" fo:font-size="45%"/>
          </text:list-level-style-bullet>
          <text:list-level-style-bullet text:level="9" text:bullet-char="●">
            <style:list-level-properties text:space-before="11.43cm" text:min-label-width="0.508cm"/>
            <style:text-properties fo:font-family="StarSymbol" fo:color="#005462" fo:font-size="45%"/>
          </text:list-level-style-bullet>
          <text:list-level-style-bullet text:level="10" text:bullet-char="●">
            <style:list-level-properties text:space-before="12.7cm" text:min-label-width="0.508cm"/>
            <style:text-properties fo:font-family="StarSymbol" fo:color="#005462" fo:font-size="45%"/>
          </text:list-level-style-bullet>
        </text:list-style>
      </style:graphic-properties>
      <style:paragraph-properties fo:margin-left="0cm" fo:margin-right="0cm" fo:margin-top="0cm" fo:margin-bottom="0.37cm" fo:text-indent="0cm" style:text-autospace="ideograph-alpha" style:punctuation-wrap="hanging"/>
      <style:text-properties fo:font-variant="normal" fo:text-transform="none" fo:color="#005462" style:text-outline="false" style:text-line-through-style="none" style:text-line-through-type="none" style:font-name="Roboto3" fo:font-family="Roboto" style:font-style-name="Regular" style:font-pitch="variable" fo:font-size="24pt" fo:font-style="normal" fo:text-shadow="none" style:text-underline-style="none" fo:font-weight="normal"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draw:fill-image-width="0cm" draw:fill-image-height="0cm"/>
      <style:paragraph-properties fo:margin-left="0cm" fo:margin-right="0cm" fo:margin-top="0cm" fo:margin-bottom="0.297cm" fo:text-indent="0cm"/>
      <style:text-properties style:font-name="Roboto3" fo:font-family="Roboto" style:font-style-name="Regular" style:font-pitch="variable" fo:font-size="21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standard-outline3" style:family="presentation" style:parent-style-name="standard-outline2">
      <style:paragraph-properties fo:margin-left="0cm" fo:margin-right="0cm" fo:margin-top="0cm" fo:margin-bottom="0.223cm" fo:text-indent="0cm"/>
      <style:text-properties fo:font-size="18pt" style:font-size-asian="22pt" style:font-size-complex="24pt"/>
    </style:style>
    <style:style style:name="standard-outline4" style:family="presentation" style:parent-style-name="standard-outline3">
      <style:paragraph-properties fo:margin-left="0cm" fo:margin-right="0cm" fo:margin-top="0cm" fo:margin-bottom="0.148cm" fo:text-indent="0cm"/>
      <style:text-properties fo:font-size="15pt" style:font-size-asian="18pt" style:font-size-complex="20pt"/>
    </style:style>
    <style:style style:name="standard-outline5" style:family="presentation" style:parent-style-name="standard-outline4">
      <style:paragraph-properties fo:margin-left="0cm" fo:margin-right="0cm" fo:margin-top="0cm" fo:margin-bottom="0.073cm" fo:text-indent="0cm"/>
      <style:text-properties fo:font-size="15pt" style:font-size-asian="18pt" style:font-size-complex="20pt"/>
    </style:style>
    <style:style style:name="standard-outline6" style:family="presentation" style:parent-style-name="standard-outline5">
      <style:paragraph-properties fo:margin-left="0cm" fo:margin-right="0cm" fo:margin-top="0cm" fo:margin-bottom="0.073cm" fo:text-indent="0cm"/>
      <style:text-properties fo:font-size="15pt" style:font-size-asian="18pt" style:font-size-complex="20pt"/>
    </style:style>
    <style:style style:name="standard-outline7" style:family="presentation" style:parent-style-name="standard-outline6">
      <style:paragraph-properties fo:margin-left="0cm" fo:margin-right="0cm" fo:margin-top="0cm" fo:margin-bottom="0.073cm" fo:text-indent="0cm"/>
      <style:text-properties fo:font-size="15pt" style:font-size-asian="18pt" style:font-size-complex="20pt"/>
    </style:style>
    <style:style style:name="standard-outline8" style:family="presentation" style:parent-style-name="standard-outline7">
      <style:paragraph-properties fo:margin-left="0cm" fo:margin-right="0cm" fo:margin-top="0cm" fo:margin-bottom="0.073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cm" fo:margin-bottom="0.073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horizontal-align="left" draw:textarea-vertical-align="middle" draw:auto-grow-height="false" fo:wrap-option="wrap">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eeeeee" style:text-outline="false" style:text-line-through-style="none" style:text-line-through-type="none" style:font-name="Roboto5" fo:font-family="Roboto" style:font-style-name="Bold" style:font-pitch="variable" fo:font-size="23.1000003814697pt" fo:font-style="normal" fo:text-shadow="none" style:text-underline-style="none" fo:font-weight="bold" style:letter-kerning="true" style:font-name-asian="源ノ角ゴシック Heavy"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standard-backgroundobjects">
      <style:graphic-properties draw:stroke="none" draw:fill="solid" draw:fill-color="#005462" draw:textarea-vertical-align="middle" draw:auto-grow-height="false" fo:min-height="0.75cm" fo:min-width="27.991cm" style:protect="position size"/>
    </style:style>
    <style:style style:name="Mpr5" style:family="presentation" style:parent-style-name="standard-backgroundobjects">
      <style:graphic-properties draw:stroke="none" draw:fill="solid" draw:fill-color="#005462" draw:textarea-vertical-align="middle" draw:auto-grow-height="false" fo:min-height="1.89cm" fo:min-width="27.991cm"/>
    </style:style>
    <style:style style:name="Mpr6" style:family="presentation" style:parent-style-name="standard-title">
      <style:graphic-properties draw:auto-grow-height="false" fo:min-height="3.507cm"/>
      <style:paragraph-properties style:writing-mode="lr-tb"/>
    </style:style>
    <style:style style:name="Mpr7" style:family="presentation" style:parent-style-name="standard-outline1">
      <style:graphic-properties fo:min-height="12.18cm"/>
      <style:paragraph-properties style:writing-mode="lr-tb"/>
    </style:style>
    <style:style style:name="Mpr8" style:family="presentation" style:parent-style-name="standard-backgroundobjects">
      <style:graphic-properties draw:stroke="none" draw:fill="none" draw:auto-grow-height="false" fo:min-height="1.449cm"/>
      <style:paragraph-properties style:writing-mode="lr-tb"/>
    </style:style>
    <style:style style:name="Mpr9" style:family="presentation" style:parent-style-name="standard-backgroundobjects">
      <style:graphic-properties draw:stroke="none" draw:fill="none" draw:textarea-vertical-align="middle" draw:auto-grow-height="false" fo:min-height="1.449cm"/>
      <style:paragraph-properties style:writing-mode="lr-tb"/>
    </style:style>
    <style:style style:name="Mpr10" style:family="presentation" style:parent-style-name="standard-backgroundobjects">
      <style:graphic-properties draw:stroke="none" draw:fill="none" draw:fill-color="#ffffff" draw:auto-grow-height="false" fo:min-height="1.485cm"/>
      <style:paragraph-properties style:writing-mode="lr-tb"/>
    </style:style>
    <style:style style:name="Mpr11"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writing-mode="lr-tb" style:font-independent-line-spacing="true"/>
      <style:text-properties fo:font-size="52pt"/>
    </style:style>
    <style:style style:name="MP6" style:family="paragraph">
      <loext:graphic-properties draw:fill="solid" draw:fill-color="#005462"/>
      <style:paragraph-properties fo:text-align="center"/>
    </style:style>
    <style:style style:name="MP7" style:family="paragraph">
      <style:paragraph-properties style:writing-mode="lr-tb"/>
    </style:style>
    <style:style style:name="MP8" style:family="paragraph">
      <style:paragraph-properties fo:line-height="100%"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style>
    <style:style style:name="MT1" style:family="text">
      <style:text-properties fo:font-size="14pt" style:font-size-asian="14pt" style:font-size-complex="14pt"/>
    </style:style>
    <style:style style:name="MT2" style:family="text">
      <style:text-properties fo:color="#eeeeee" fo:language="en" fo:country="US" style:language-asian="en" style:country-asian="US" style:language-complex="en" style:country-complex="US"/>
    </style:style>
    <style:style style:name="MT3" style:family="text">
      <style:text-properties fo:color="#eeeee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1.27cm" text:min-label-width="0.508cm"/>
        <style:text-properties fo:font-family="StarSymbol" style:font-charset="x-symbol" fo:color="#005462" fo:font-size="45%"/>
      </text:list-level-style-bullet>
      <text:list-level-style-bullet text:level="2" text:bullet-char="–">
        <style:list-level-properties text:space-before="2.54cm" text:min-label-width="0.508cm"/>
        <style:text-properties fo:font-family="StarSymbol" fo:color="#005462" fo:font-size="75%"/>
      </text:list-level-style-bullet>
      <text:list-level-style-bullet text:level="3" text:bullet-char="●">
        <style:list-level-properties text:space-before="3.81cm" text:min-label-width="0.508cm"/>
        <style:text-properties fo:font-family="StarSymbol" fo:color="#005462" fo:font-size="45%"/>
      </text:list-level-style-bullet>
      <text:list-level-style-bullet text:level="4" text:bullet-char="–">
        <style:list-level-properties text:space-before="5.08cm" text:min-label-width="0.508cm"/>
        <style:text-properties fo:font-family="StarSymbol" fo:color="#005462" fo:font-size="75%"/>
      </text:list-level-style-bullet>
      <text:list-level-style-bullet text:level="5" text:bullet-char="●">
        <style:list-level-properties text:space-before="6.35cm" text:min-label-width="0.508cm"/>
        <style:text-properties fo:font-family="StarSymbol" fo:color="#005462" fo:font-size="45%"/>
      </text:list-level-style-bullet>
      <text:list-level-style-bullet text:level="6" text:bullet-char="●">
        <style:list-level-properties text:space-before="7.62cm" text:min-label-width="0.508cm"/>
        <style:text-properties fo:font-family="StarSymbol" fo:color="#005462" fo:font-size="45%"/>
      </text:list-level-style-bullet>
      <text:list-level-style-bullet text:level="7" text:bullet-char="●">
        <style:list-level-properties text:space-before="8.89cm" text:min-label-width="0.508cm"/>
        <style:text-properties fo:font-family="StarSymbol" fo:color="#005462" fo:font-size="45%"/>
      </text:list-level-style-bullet>
      <text:list-level-style-bullet text:level="8" text:bullet-char="●">
        <style:list-level-properties text:space-before="10.16cm" text:min-label-width="0.508cm"/>
        <style:text-properties fo:font-family="StarSymbol" fo:color="#005462" fo:font-size="45%"/>
      </text:list-level-style-bullet>
      <text:list-level-style-bullet text:level="9" text:bullet-char="●">
        <style:list-level-properties text:space-before="11.43cm" text:min-label-width="0.508cm"/>
        <style:text-properties fo:font-family="StarSymbol" fo:color="#005462" fo:font-size="45%"/>
      </text:list-level-style-bullet>
      <text:list-level-style-bullet text:level="10" text:bullet-char="●">
        <style:list-level-properties text:space-before="12.7cm" text:min-label-width="0.508cm"/>
        <style:text-properties fo:font-family="StarSymbol" fo:color="#005462"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9</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draw:name="Shape 10" presentation:style-name="Mpr1" draw:text-style-name="MP5" draw:layer="backgroundobjects" svg:width="26.082cm" svg:height="6.284cm" svg:x="0.953cm" svg:y="2.279cm" presentation:class="title" presentation:user-transformed="true">
        <draw:text-box>
          <text:p/>
        </draw:text-box>
      </draw:frame>
      <draw:frame presentation:style-name="title-outline1" draw:layer="backgroundobjects" svg:width="25.191cm" svg:height="9.133cm" svg:x="1.399cm" svg:y="3.683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standard" style:page-layout-name="PM1" draw:style-name="Mdp2">
      <draw:custom-shape presentation:style-name="Mpr4" draw:text-style-name="MP6" draw:layer="backgroundobjects" svg:width="27.991cm" svg:height="0.75cm" svg:x="0cm" svg:y="14.997cm">
        <text:p/>
        <draw:enhanced-geometry svg:viewBox="0 0 21600 21600" draw:type="rectangle" draw:enhanced-path="M 0 0 L 21600 0 21600 21600 0 21600 0 0 Z N"/>
      </draw:custom-shape>
      <draw:custom-shape presentation:style-name="Mpr5" draw:text-style-name="MP6" draw:layer="backgroundobjects" svg:width="27.991cm" svg:height="1.89cm" svg:x="0cm" svg:y="0cm">
        <text:p/>
        <draw:enhanced-geometry svg:viewBox="0 0 21600 21600" draw:mirror-horizontal="false" draw:mirror-vertical="false" draw:type="rectangle" draw:enhanced-path="M 0 0 L 21600 0 21600 21600 0 21600 0 0 Z N"/>
      </draw:custom-shape>
      <draw:frame presentation:style-name="Mpr6" draw:text-style-name="MP7" draw:layer="backgroundobjects" svg:width="25.992cm" svg:height="1.997cm" svg:x="0.998cm" svg:y="-0.032cm" presentation:class="title">
        <draw:text-box>
          <text:p>Click to edit the title text format</text:p>
        </draw:text-box>
      </draw:frame>
      <draw:frame presentation:style-name="Mpr7" draw:text-style-name="MP7" draw:layer="backgroundobjects" svg:width="25.992cm" svg:height="10.499cm" svg:x="0.998cm" svg:y="4.12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9" draw:layer="backgroundobjects" svg:width="3.759cm" svg:height="0.42cm" svg:x="0.998cm" svg:y="15.118cm" presentation:class="date-time">
        <draw:text-box>
          <text:p text:style-name="MP8"><text:span text:style-name="MT2"><presentation:date-time/></text:span></text:p>
        </draw:text-box>
      </draw:frame>
      <draw:frame presentation:style-name="Mpr8" draw:text-style-name="MP9" draw:layer="backgroundobjects" svg:width="17.075cm" svg:height="0.42cm" svg:x="5.038cm" svg:y="15.118cm" presentation:class="footer">
        <draw:text-box>
          <text:p text:style-name="MP10"><text:span text:style-name="MT3"><presentation:footer/></text:span></text:p>
        </draw:text-box>
      </draw:frame>
      <draw:frame presentation:style-name="Mpr9" draw:text-style-name="MP11" draw:layer="backgroundobjects" svg:width="1.999cm" svg:height="0.628cm" svg:x="25.908cm" svg:y="15.015cm" presentation:class="page-number">
        <draw:text-box>
          <text:p text:style-name="MP10"><text:span text:style-name="MT3"><text:page-number>19</text:page-number></text:span></text:p>
        </draw:text-box>
      </draw:frame>
      <presentation:notes style:page-layout-name="PM2">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0" draw:text-style-name="MP2" draw:layer="backgroundobjects" svg:width="8.267cm" svg:height="1.269cm" svg:x="0cm" svg:y="0cm" presentation:class="header">
          <draw:text-box>
            <text:p text:style-name="MP1"><text:span text:style-name="MT1"><presentation:header/></text:span></text:p>
          </draw:text-box>
        </draw:frame>
        <draw:frame presentation:style-name="Mpr10" draw:text-style-name="MP4" draw:layer="backgroundobjects" svg:width="8.267cm" svg:height="1.269cm" svg:x="10.782cm" svg:y="0cm" presentation:class="date-time">
          <draw:text-box>
            <text:p text:style-name="MP3"><text:span text:style-name="MT1"><presentation:date-time/></text:span></text:p>
          </draw:text-box>
        </draw:frame>
        <draw:frame presentation:style-name="Mpr11" draw:text-style-name="MP2" draw:layer="backgroundobjects" svg:width="8.267cm" svg:height="1.269cm" svg:x="0cm" svg:y="24.13cm" presentation:class="footer">
          <draw:text-box>
            <text:p text:style-name="MP1"><text:span text:style-name="MT1"><presentation:footer/></text:span></text:p>
          </draw:text-box>
        </draw:frame>
        <draw:frame presentation:style-name="Mpr11" draw:text-style-name="MP4" draw:layer="backgroundobjects" svg:width="8.267cm" svg:height="1.269cm" svg:x="10.782cm" svg:y="24.13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7T16:36:46.366267208</dc:date>
    <meta:editing-duration>P3DT17H50M37S</meta:editing-duration>
    <meta:editing-cycles>356</meta:editing-cycles>
    <meta:document-statistic meta:object-count="1691"/>
  </office:meta>
</office:document-meta>
</file>